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  <table:table-cell table:number-columns-repeated="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22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2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25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22"/>
        </table:table-row>
        <table:table-row table:style-name="ro1">
          <table:table-cell/>
          <table:table-cell table:style-name="ce2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8">
          <table:table-cell table:number-columns-repeated="26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22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8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23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22"/>
        </table:table-row>
        <table:table-row table:style-name="ro1" table:number-rows-repeated="8">
          <table:table-cell table:number-columns-repeated="26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20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20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 table:number-columns-repeated="3"/>
          <table:table-cell>
            <draw:frame table:end-cell-address="Sheet1.J343" table:end-x="0.7055in" table:end-y="0.0803in" draw:z-index="18" draw:style-name="gr1" svg:width="6in" svg:height="2.7598in" svg:x="0.0398in" svg:y="0.1654in">
              <draw:object draw:notify-on-update-of-ranges="Sheet1.B333:Sheet1.B341 Sheet1.C332:Sheet1.C332 Sheet1.C333:Sheet1.C341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Pillar, 8 Agenten, direction change, tournament exploit, sxcs</text:p>
          </table:table-cell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0">
            <text:p>3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0.66">
            <text:p>30.6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1.87">
            <text:p>31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2.55">
            <text:p>32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3.39">
            <text:p>33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2.09">
            <text:p>32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1.75">
            <text:p>31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2.12">
            <text:p>32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29.59">
            <text:p>29.59</text:p>
          </table:table-cell>
          <table:table-cell table:number-columns-repeated="7"/>
          <table:table-cell>
            <draw:frame table:end-cell-address="Sheet1.R356" table:end-x="0.624in" table:end-y="0.1in" draw:z-index="19" draw:style-name="gr1" svg:width="6in" svg:height="2.7598in" svg:x="0.8472in" svg:y="0.0075in">
              <draw:object draw:notify-on-update-of-ranges="Sheet1.B348:Sheet1.B357 Sheet1.C347:Sheet1.C347 Sheet1.C348:Sheet1.C357 Sheet1.D347:Sheet1.D347 Sheet1.D348:Sheet1.D357 Sheet1.E347:Sheet1.E347 Sheet1.E348:Sheet1.E357 Sheet1.F347:Sheet1.F347 Sheet1.F348:Sheet1.F357 Sheet1.G347:Sheet1.G347 Sheet1.G348:Sheet1.G357 Sheet1.H347:Sheet1.H347 Sheet1.H348:Sheet1.H357 Sheet1.I347:Sheet1.I347 Sheet1.I348:Sheet1.I357 Sheet1.J347:Sheet1.J347 Sheet1.J348:Sheet1.J35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7937.1">
            <text:p>17937.1</text:p>
          </table:table-cell>
          <table:table-cell office:value-type="float" office:value="17504.6">
            <text:p>17504.6</text:p>
          </table:table-cell>
          <table:table-cell office:value-type="float" office:value="16665.3">
            <text:p>16665.3</text:p>
          </table:table-cell>
          <table:table-cell office:value-type="float" office:value="14807.3">
            <text:p>14807.3</text:p>
          </table:table-cell>
          <table:table-cell office:value-type="float" office:value="10708">
            <text:p>10708</text:p>
          </table:table-cell>
          <table:table-cell office:value-type="float" office:value="5867.4">
            <text:p>5867.4</text:p>
          </table:table-cell>
          <table:table-cell office:value-type="float" office:value="3166.2">
            <text:p>3166.2</text:p>
          </table:table-cell>
          <table:table-cell office:value-type="float" office:value="1960.3">
            <text:p>196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020.1">
            <text:p>18020.1</text:p>
          </table:table-cell>
          <table:table-cell office:value-type="float" office:value="17247.8">
            <text:p>17247.8</text:p>
          </table:table-cell>
          <table:table-cell office:value-type="float" office:value="16615.2">
            <text:p>16615.2</text:p>
          </table:table-cell>
          <table:table-cell office:value-type="float" office:value="13603.8">
            <text:p>13603.8</text:p>
          </table:table-cell>
          <table:table-cell office:value-type="float" office:value="6170.9">
            <text:p>6170.9</text:p>
          </table:table-cell>
          <table:table-cell office:value-type="float" office:value="1652.7">
            <text:p>1652.7</text:p>
          </table:table-cell>
          <table:table-cell office:value-type="float" office:value="395.3">
            <text:p>395.3</text:p>
          </table:table-cell>
          <table:table-cell office:value-type="float" office:value="97.3">
            <text:p>97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032.9">
            <text:p>18032.9</text:p>
          </table:table-cell>
          <table:table-cell office:value-type="float" office:value="17383.1">
            <text:p>17383.1</text:p>
          </table:table-cell>
          <table:table-cell office:value-type="float" office:value="16714.5">
            <text:p>16714.5</text:p>
          </table:table-cell>
          <table:table-cell office:value-type="float" office:value="13137.1">
            <text:p>13137.1</text:p>
          </table:table-cell>
          <table:table-cell office:value-type="float" office:value="4311.6">
            <text:p>4311.6</text:p>
          </table:table-cell>
          <table:table-cell office:value-type="float" office:value="502.3">
            <text:p>502.3</text:p>
          </table:table-cell>
          <table:table-cell office:value-type="float" office:value="73.8">
            <text:p>73.8</text:p>
          </table:table-cell>
          <table:table-cell office:value-type="float" office:value="16">
            <text:p>1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7978.3">
            <text:p>17978.3</text:p>
          </table:table-cell>
          <table:table-cell office:value-type="float" office:value="17218">
            <text:p>17218</text:p>
          </table:table-cell>
          <table:table-cell office:value-type="float" office:value="16607.4">
            <text:p>16607.4</text:p>
          </table:table-cell>
          <table:table-cell office:value-type="float" office:value="13229.9">
            <text:p>13229.9</text:p>
          </table:table-cell>
          <table:table-cell office:value-type="float" office:value="3207.1">
            <text:p>3207.1</text:p>
          </table:table-cell>
          <table:table-cell office:value-type="float" office:value="191.8">
            <text:p>191.8</text:p>
          </table:table-cell>
          <table:table-cell office:value-type="float" office:value="16.6">
            <text:p>16.6</text:p>
          </table:table-cell>
          <table:table-cell office:value-type="float" office:value="2.4">
            <text:p>2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7963.6">
            <text:p>17963.6</text:p>
          </table:table-cell>
          <table:table-cell office:value-type="float" office:value="17239.6">
            <text:p>17239.6</text:p>
          </table:table-cell>
          <table:table-cell office:value-type="float" office:value="16486.8">
            <text:p>16486.8</text:p>
          </table:table-cell>
          <table:table-cell office:value-type="float" office:value="13292.4">
            <text:p>13292.4</text:p>
          </table:table-cell>
          <table:table-cell office:value-type="float" office:value="2591.7">
            <text:p>2591.7</text:p>
          </table:table-cell>
          <table:table-cell office:value-type="float" office:value="87.5">
            <text:p>87.5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892.5">
            <text:p>17892.5</text:p>
          </table:table-cell>
          <table:table-cell office:value-type="float" office:value="16996.8">
            <text:p>16996.8</text:p>
          </table:table-cell>
          <table:table-cell office:value-type="float" office:value="16590.5">
            <text:p>16590.5</text:p>
          </table:table-cell>
          <table:table-cell office:value-type="float" office:value="13874.4">
            <text:p>13874.4</text:p>
          </table:table-cell>
          <table:table-cell office:value-type="float" office:value="2006.4">
            <text:p>2006.4</text:p>
          </table:table-cell>
          <table:table-cell office:value-type="float" office:value="43.3">
            <text:p>43.3</text:p>
          </table:table-cell>
          <table:table-cell office:value-type="float" office:value="2.8">
            <text:p>2.8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056.8">
            <text:p>18056.8</text:p>
          </table:table-cell>
          <table:table-cell office:value-type="float" office:value="17352.3">
            <text:p>17352.3</text:p>
          </table:table-cell>
          <table:table-cell office:value-type="float" office:value="16237.6">
            <text:p>16237.6</text:p>
          </table:table-cell>
          <table:table-cell office:value-type="float" office:value="13739.2">
            <text:p>13739.2</text:p>
          </table:table-cell>
          <table:table-cell office:value-type="float" office:value="1943.4">
            <text:p>1943.4</text:p>
          </table:table-cell>
          <table:table-cell office:value-type="float" office:value="34.5">
            <text:p>34.5</text:p>
          </table:table-cell>
          <table:table-cell office:value-type="float" office:value="1.9">
            <text:p>1.9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8182.7">
            <text:p>18182.7</text:p>
          </table:table-cell>
          <table:table-cell office:value-type="float" office:value="17217.8">
            <text:p>17217.8</text:p>
          </table:table-cell>
          <table:table-cell office:value-type="float" office:value="16491.8">
            <text:p>16491.8</text:p>
          </table:table-cell>
          <table:table-cell office:value-type="float" office:value="13587.7">
            <text:p>13587.7</text:p>
          </table:table-cell>
          <table:table-cell office:value-type="float" office:value="1839.7">
            <text:p>1839.7</text:p>
          </table:table-cell>
          <table:table-cell office:value-type="float" office:value="16">
            <text:p>1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7791.4">
            <text:p>17791.4</text:p>
          </table:table-cell>
          <table:table-cell office:value-type="float" office:value="17236.8">
            <text:p>17236.8</text:p>
          </table:table-cell>
          <table:table-cell office:value-type="float" office:value="16669.2">
            <text:p>16669.2</text:p>
          </table:table-cell>
          <table:table-cell office:value-type="float" office:value="14145.2">
            <text:p>14145.2</text:p>
          </table:table-cell>
          <table:table-cell office:value-type="float" office:value="2166.9">
            <text:p>2166.9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7905.1">
            <text:p>17905.1</text:p>
          </table:table-cell>
          <table:table-cell office:value-type="float" office:value="17122.7">
            <text:p>17122.7</text:p>
          </table:table-cell>
          <table:table-cell office:value-type="float" office:value="16506.3">
            <text:p>16506.3</text:p>
          </table:table-cell>
          <table:table-cell office:value-type="float" office:value="14058.9">
            <text:p>14058.9</text:p>
          </table:table-cell>
          <table:table-cell office:value-type="float" office:value="1864.2">
            <text:p>186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number-columns-repeated="10"/>
          <table:table-cell>
            <draw:frame table:end-cell-address="Sheet1.R373" table:end-x="0.6618in" table:end-y="0.174in" draw:z-index="20" draw:style-name="gr1" svg:width="6in" svg:height="2.7598in" svg:x="0.885in" svg:y="0.0811in">
              <draw:object draw:notify-on-update-of-ranges="Sheet1.B360:Sheet1.B369 Sheet1.C359:Sheet1.C359 Sheet1.C360:Sheet1.C369 Sheet1.D359:Sheet1.D359 Sheet1.D360:Sheet1.D369 Sheet1.E359:Sheet1.E359 Sheet1.E360:Sheet1.E369 Sheet1.F359:Sheet1.F359 Sheet1.F360:Sheet1.F369 Sheet1.G359:Sheet1.G359 Sheet1.G360:Sheet1.G369 Sheet1.H359:Sheet1.H359 Sheet1.H360:Sheet1.H369 Sheet1.I359:Sheet1.I359 Sheet1.I360:Sheet1.I369 Sheet1.J359:Sheet1.J359 Sheet1.J360:Sheet1.J36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office:value-type="string">
            <text:p>Empty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3685.8">
            <text:p>13685.8</text:p>
          </table:table-cell>
          <table:table-cell office:value-type="float" office:value="11809">
            <text:p>11809</text:p>
          </table:table-cell>
          <table:table-cell office:value-type="float" office:value="10007.8">
            <text:p>10007.8</text:p>
          </table:table-cell>
          <table:table-cell office:value-type="float" office:value="6484.3">
            <text:p>6484.3</text:p>
          </table:table-cell>
          <table:table-cell office:value-type="float" office:value="3129.5">
            <text:p>3129.5</text:p>
          </table:table-cell>
          <table:table-cell office:value-type="float" office:value="1462.3">
            <text:p>1462.3</text:p>
          </table:table-cell>
          <table:table-cell office:value-type="float" office:value="846.4">
            <text:p>846.4</text:p>
          </table:table-cell>
          <table:table-cell office:value-type="float" office:value="716.6">
            <text:p>716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3625.4">
            <text:p>13625.4</text:p>
          </table:table-cell>
          <table:table-cell office:value-type="float" office:value="11803.6">
            <text:p>11803.6</text:p>
          </table:table-cell>
          <table:table-cell office:value-type="float" office:value="9334.6">
            <text:p>9334.6</text:p>
          </table:table-cell>
          <table:table-cell office:value-type="float" office:value="4291.2">
            <text:p>4291.2</text:p>
          </table:table-cell>
          <table:table-cell office:value-type="float" office:value="1130.2">
            <text:p>1130.2</text:p>
          </table:table-cell>
          <table:table-cell office:value-type="float" office:value="159.3">
            <text:p>159.3</text:p>
          </table:table-cell>
          <table:table-cell office:value-type="float" office:value="25.3">
            <text:p>25.3</text:p>
          </table:table-cell>
          <table:table-cell office:value-type="float" office:value="8.2">
            <text:p>8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3586.6">
            <text:p>13586.6</text:p>
          </table:table-cell>
          <table:table-cell office:value-type="float" office:value="12035.6">
            <text:p>12035.6</text:p>
          </table:table-cell>
          <table:table-cell office:value-type="float" office:value="9311">
            <text:p>9311</text:p>
          </table:table-cell>
          <table:table-cell office:value-type="float" office:value="3763.4">
            <text:p>3763.4</text:p>
          </table:table-cell>
          <table:table-cell office:value-type="float" office:value="472.5">
            <text:p>472.5</text:p>
          </table:table-cell>
          <table:table-cell office:value-type="float" office:value="41">
            <text:p>41</text:p>
          </table:table-cell>
          <table:table-cell office:value-type="float" office:value="8.5">
            <text:p>8.5</text:p>
          </table:table-cell>
          <table:table-cell office:value-type="float" office:value="0.5">
            <text:p>0.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3713.5">
            <text:p>13713.5</text:p>
          </table:table-cell>
          <table:table-cell office:value-type="float" office:value="11989.6">
            <text:p>11989.6</text:p>
          </table:table-cell>
          <table:table-cell office:value-type="float" office:value="9236.1">
            <text:p>9236.1</text:p>
          </table:table-cell>
          <table:table-cell office:value-type="float" office:value="3852">
            <text:p>3852</text:p>
          </table:table-cell>
          <table:table-cell office:value-type="float" office:value="214">
            <text:p>214</text:p>
          </table:table-cell>
          <table:table-cell office:value-type="float" office:value="12.5">
            <text:p>12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3403.9">
            <text:p>13403.9</text:p>
          </table:table-cell>
          <table:table-cell office:value-type="float" office:value="11972">
            <text:p>11972</text:p>
          </table:table-cell>
          <table:table-cell office:value-type="float" office:value="9867.5">
            <text:p>9867.5</text:p>
          </table:table-cell>
          <table:table-cell office:value-type="float" office:value="4225.2">
            <text:p>4225.2</text:p>
          </table:table-cell>
          <table:table-cell office:value-type="float" office:value="101.9">
            <text:p>101.9</text:p>
          </table:table-cell>
          <table:table-cell office:value-type="float" office:value="3.9">
            <text:p>3.9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3328">
            <text:p>13328</text:p>
          </table:table-cell>
          <table:table-cell office:value-type="float" office:value="12104.3">
            <text:p>12104.3</text:p>
          </table:table-cell>
          <table:table-cell office:value-type="float" office:value="9676.9">
            <text:p>9676.9</text:p>
          </table:table-cell>
          <table:table-cell office:value-type="float" office:value="3942.7">
            <text:p>3942.7</text:p>
          </table:table-cell>
          <table:table-cell office:value-type="float" office:value="60">
            <text:p>60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3659">
            <text:p>13659</text:p>
          </table:table-cell>
          <table:table-cell office:value-type="float" office:value="12258.5">
            <text:p>12258.5</text:p>
          </table:table-cell>
          <table:table-cell office:value-type="float" office:value="9798.8">
            <text:p>9798.8</text:p>
          </table:table-cell>
          <table:table-cell office:value-type="float" office:value="4268.6">
            <text:p>4268.6</text:p>
          </table:table-cell>
          <table:table-cell office:value-type="float" office:value="25.3">
            <text:p>25.3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3825.2">
            <text:p>13825.2</text:p>
          </table:table-cell>
          <table:table-cell office:value-type="float" office:value="12046.6">
            <text:p>12046.6</text:p>
          </table:table-cell>
          <table:table-cell office:value-type="float" office:value="9566">
            <text:p>9566</text:p>
          </table:table-cell>
          <table:table-cell office:value-type="float" office:value="4039.5">
            <text:p>4039.5</text:p>
          </table:table-cell>
          <table:table-cell office:value-type="float" office:value="24.6">
            <text:p>24.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3587.7">
            <text:p>13587.7</text:p>
          </table:table-cell>
          <table:table-cell office:value-type="float" office:value="12070.4">
            <text:p>12070.4</text:p>
          </table:table-cell>
          <table:table-cell office:value-type="float" office:value="9653.8">
            <text:p>9653.8</text:p>
          </table:table-cell>
          <table:table-cell office:value-type="float" office:value="4489.1">
            <text:p>4489.1</text:p>
          </table:table-cell>
          <table:table-cell office:value-type="float" office:value="14.9">
            <text:p>14.9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3713.3">
            <text:p>13713.3</text:p>
          </table:table-cell>
          <table:table-cell office:value-type="float" office:value="12206.7">
            <text:p>12206.7</text:p>
          </table:table-cell>
          <table:table-cell office:value-type="float" office:value="9623.2">
            <text:p>9623.2</text:p>
          </table:table-cell>
          <table:table-cell office:value-type="float" office:value="4426.7">
            <text:p>4426.7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office:value-type="string">
            <text:p>Schrittzahl (in hundert)</text:p>
          </table:table-cell>
          <table:table-cell office:value-type="string">
            <text:p>Max pop. 8</text:p>
          </table:table-cell>
          <table:table-cell office:value-type="string">
            <text:p>Max pop. 16</text:p>
          </table:table-cell>
          <table:table-cell office:value-type="string">
            <text:p>Max pop. 32</text:p>
          </table:table-cell>
          <table:table-cell office:value-type="string">
            <text:p>Max pop. 64</text:p>
          </table:table-cell>
          <table:table-cell office:value-type="string">
            <text:p>Max pop. 128</text:p>
          </table:table-cell>
          <table:table-cell office:value-type="string">
            <text:p>Max pop. 256</text:p>
          </table:table-cell>
          <table:table-cell office:value-type="string">
            <text:p>Max pop. 512</text:p>
          </table:table-cell>
          <table:table-cell office:value-type="string">
            <text:p>Max pop. 10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8895">
            <text:p>18895</text:p>
          </table:table-cell>
          <table:table-cell office:value-type="float" office:value="18495.9">
            <text:p>18495.9</text:p>
          </table:table-cell>
          <table:table-cell office:value-type="float" office:value="18024.3">
            <text:p>18024.3</text:p>
          </table:table-cell>
          <table:table-cell office:value-type="float" office:value="16373.4">
            <text:p>16373.4</text:p>
          </table:table-cell>
          <table:table-cell office:value-type="float" office:value="12728.7">
            <text:p>12728.7</text:p>
          </table:table-cell>
          <table:table-cell office:value-type="float" office:value="7864.9">
            <text:p>7864.9</text:p>
          </table:table-cell>
          <table:table-cell office:value-type="float" office:value="4196.1">
            <text:p>4196.1</text:p>
          </table:table-cell>
          <table:table-cell office:value-type="float" office:value="2347.6">
            <text:p>2347.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8994.9">
            <text:p>18994.9</text:p>
          </table:table-cell>
          <table:table-cell office:value-type="float" office:value="18477.4">
            <text:p>18477.4</text:p>
          </table:table-cell>
          <table:table-cell office:value-type="float" office:value="17777.4">
            <text:p>17777.4</text:p>
          </table:table-cell>
          <table:table-cell office:value-type="float" office:value="14272.1">
            <text:p>14272.1</text:p>
          </table:table-cell>
          <table:table-cell office:value-type="float" office:value="5539.6">
            <text:p>5539.6</text:p>
          </table:table-cell>
          <table:table-cell office:value-type="float" office:value="1806.6">
            <text:p>1806.6</text:p>
          </table:table-cell>
          <table:table-cell office:value-type="float" office:value="578.3">
            <text:p>578.3</text:p>
          </table:table-cell>
          <table:table-cell office:value-type="float" office:value="180.9">
            <text:p>180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8841.5">
            <text:p>18841.5</text:p>
          </table:table-cell>
          <table:table-cell office:value-type="float" office:value="18375.5">
            <text:p>18375.5</text:p>
          </table:table-cell>
          <table:table-cell office:value-type="float" office:value="17779.7">
            <text:p>17779.7</text:p>
          </table:table-cell>
          <table:table-cell office:value-type="float" office:value="12868.2">
            <text:p>12868.2</text:p>
          </table:table-cell>
          <table:table-cell office:value-type="float" office:value="2382">
            <text:p>2382</text:p>
          </table:table-cell>
          <table:table-cell office:value-type="float" office:value="426.6">
            <text:p>426.6</text:p>
          </table:table-cell>
          <table:table-cell office:value-type="float" office:value="96.5">
            <text:p>96.5</text:p>
          </table:table-cell>
          <table:table-cell office:value-type="float" office:value="23.9">
            <text:p>23.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8884.9">
            <text:p>18884.9</text:p>
          </table:table-cell>
          <table:table-cell office:value-type="float" office:value="18409.1">
            <text:p>18409.1</text:p>
          </table:table-cell>
          <table:table-cell office:value-type="float" office:value="17702.9">
            <text:p>17702.9</text:p>
          </table:table-cell>
          <table:table-cell office:value-type="float" office:value="11622.6">
            <text:p>11622.6</text:p>
          </table:table-cell>
          <table:table-cell office:value-type="float" office:value="1026.9">
            <text:p>1026.9</text:p>
          </table:table-cell>
          <table:table-cell office:value-type="float" office:value="136.6">
            <text:p>136.6</text:p>
          </table:table-cell>
          <table:table-cell office:value-type="float" office:value="24.9">
            <text:p>24.9</text:p>
          </table:table-cell>
          <table:table-cell office:value-type="float" office:value="6.9">
            <text:p>6.9</text:p>
          </table:table-cell>
          <table:table-cell>
            <draw:frame table:end-cell-address="Sheet1.R392" table:end-x="0.65in" table:end-y="0.0173in" draw:z-index="21" draw:style-name="gr1" svg:width="6in" svg:height="2.7598in" svg:x="0.8732in" svg:y="0.1024in">
              <draw:object draw:notify-on-update-of-ranges="Sheet1.B373:Sheet1.B382 Sheet1.C372:Sheet1.C372 Sheet1.C373:Sheet1.C382 Sheet1.D372:Sheet1.D372 Sheet1.D373:Sheet1.D382 Sheet1.E372:Sheet1.E372 Sheet1.E373:Sheet1.E382 Sheet1.F372:Sheet1.F372 Sheet1.F373:Sheet1.F382 Sheet1.G372:Sheet1.G372 Sheet1.G373:Sheet1.G382 Sheet1.H372:Sheet1.H372 Sheet1.H373:Sheet1.H382 Sheet1.I372:Sheet1.I372 Sheet1.I373:Sheet1.I382 Sheet1.J372:Sheet1.J372 Sheet1.J373:Sheet1.J382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061.3">
            <text:p>19061.3</text:p>
          </table:table-cell>
          <table:table-cell office:value-type="float" office:value="18231.2">
            <text:p>18231.2</text:p>
          </table:table-cell>
          <table:table-cell office:value-type="float" office:value="17494.5">
            <text:p>17494.5</text:p>
          </table:table-cell>
          <table:table-cell office:value-type="float" office:value="11224.3">
            <text:p>11224.3</text:p>
          </table:table-cell>
          <table:table-cell office:value-type="float" office:value="546.5">
            <text:p>546.5</text:p>
          </table:table-cell>
          <table:table-cell office:value-type="float" office:value="49.7">
            <text:p>49.7</text:p>
          </table:table-cell>
          <table:table-cell office:value-type="float" office:value="9.8">
            <text:p>9.8</text:p>
          </table:table-cell>
          <table:table-cell office:value-type="float" office:value="1.4">
            <text:p>1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8757.8">
            <text:p>18757.8</text:p>
          </table:table-cell>
          <table:table-cell office:value-type="float" office:value="18416.6">
            <text:p>18416.6</text:p>
          </table:table-cell>
          <table:table-cell office:value-type="float" office:value="17981.9">
            <text:p>17981.9</text:p>
          </table:table-cell>
          <table:table-cell office:value-type="float" office:value="10742.4">
            <text:p>10742.4</text:p>
          </table:table-cell>
          <table:table-cell office:value-type="float" office:value="337.9">
            <text:p>337.9</text:p>
          </table:table-cell>
          <table:table-cell office:value-type="float" office:value="26.4">
            <text:p>26.4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8862.1">
            <text:p>18862.1</text:p>
          </table:table-cell>
          <table:table-cell office:value-type="float" office:value="18405.6">
            <text:p>18405.6</text:p>
          </table:table-cell>
          <table:table-cell office:value-type="float" office:value="17789.6">
            <text:p>17789.6</text:p>
          </table:table-cell>
          <table:table-cell office:value-type="float" office:value="9367.7">
            <text:p>9367.7</text:p>
          </table:table-cell>
          <table:table-cell office:value-type="float" office:value="234.3">
            <text:p>234.3</text:p>
          </table:table-cell>
          <table:table-cell office:value-type="float" office:value="17.2">
            <text:p>17.2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9122.8">
            <text:p>19122.8</text:p>
          </table:table-cell>
          <table:table-cell office:value-type="float" office:value="18484.7">
            <text:p>18484.7</text:p>
          </table:table-cell>
          <table:table-cell office:value-type="float" office:value="17906.3">
            <text:p>17906.3</text:p>
          </table:table-cell>
          <table:table-cell office:value-type="float" office:value="8963.4">
            <text:p>8963.4</text:p>
          </table:table-cell>
          <table:table-cell office:value-type="float" office:value="150.2">
            <text:p>150.2</text:p>
          </table:table-cell>
          <table:table-cell office:value-type="float" office:value="8.1">
            <text:p>8.1</text:p>
          </table:table-cell>
          <table:table-cell office:value-type="float" office:value="1.1">
            <text:p>1.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8991.9">
            <text:p>18991.9</text:p>
          </table:table-cell>
          <table:table-cell office:value-type="float" office:value="18358.7">
            <text:p>18358.7</text:p>
          </table:table-cell>
          <table:table-cell office:value-type="float" office:value="18016.5">
            <text:p>18016.5</text:p>
          </table:table-cell>
          <table:table-cell office:value-type="float" office:value="8686.9">
            <text:p>8686.9</text:p>
          </table:table-cell>
          <table:table-cell office:value-type="float" office:value="109.1">
            <text:p>109.1</text:p>
          </table:table-cell>
          <table:table-cell office:value-type="float" office:value="9.1">
            <text:p>9.1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18936.7">
            <text:p>18936.7</text:p>
          </table:table-cell>
          <table:table-cell office:value-type="float" office:value="18372.5">
            <text:p>18372.5</text:p>
          </table:table-cell>
          <table:table-cell office:value-type="float" office:value="17735">
            <text:p>17735</text:p>
          </table:table-cell>
          <table:table-cell office:value-type="float" office:value="7856.4">
            <text:p>7856.4</text:p>
          </table:table-cell>
          <table:table-cell office:value-type="float" office:value="83.1">
            <text:p>83.1</text:p>
          </table:table-cell>
          <table:table-cell office:value-type="float" office:value="4.2">
            <text:p>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3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office:value-type="string">
            <text:p>Empty, one direction change, Learning, 8 Agents, SXCS</text:p>
          </table:table-cell>
          <table:table-cell office:value-type="string">
            <text:p>Lernrate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Lernrate</text:p>
          </table:table-cell>
          <table:table-cell office:value-type="string">
            <text:p>Qualität (SXCS)</text:p>
          </table:table-cell>
          <table:table-cell table:number-columns-repeated="4"/>
          <table:table-cell>
            <draw:frame table:end-cell-address="Sheet1.O412" table:end-x="0.3874in" table:end-y="0.1319in" draw:z-index="22" draw:style-name="gr1" svg:width="6in" svg:height="2.7598in" svg:x="0.6106in" svg:y="0.0394in">
              <draw:object draw:notify-on-update-of-ranges="Sheet1.B398:Sheet1.B415 Sheet1.C397:Sheet1.C397 Sheet1.C398:Sheet1.C415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35.41">
            <text:p>35.41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35.26">
            <text:p>35.2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35.67">
            <text:p>35.6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35.77">
            <text:p>35.7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35.83">
            <text:p>35.8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35.08">
            <text:p>35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35.86">
            <text:p>35.8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36.43">
            <text:p>36.4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35.73">
            <text:p>35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36.65">
            <text:p>36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35.94">
            <text:p>35.9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35.23">
            <text:p>35.2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35.87">
            <text:p>35.8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75">
            <text:p>0.075</text:p>
          </table:table-cell>
          <table:table-cell office:value-type="float" office:value="34.78">
            <text:p>34.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5.72">
            <text:p>35.7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34.76">
            <text:p>34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4.85">
            <text:p>34.85</text:p>
          </table:table-cell>
          <table:table-cell table:number-columns-repeated="23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Pillar, 8 Agenten, direction change, switch exploit, sxcs</text:p>
          </table:table-cell>
          <table:table-cell table:number-columns-repeated="5"/>
          <table:table-cell>
            <draw:frame table:end-cell-address="Sheet1.N436" table:end-x="0.2996in" table:end-y="0.1114in" draw:z-index="23" draw:style-name="gr1" svg:width="6in" svg:height="3.2937in" svg:x="0.5228in" svg:y="0.0185in">
              <draw:object draw:notify-on-update-of-ranges="Sheet1.B423:Sheet1.B446 Sheet1.C419:Sheet1.C419 Sheet1.C423:Sheet1.C44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ournament factor</text:p>
          </table:table-cell>
          <table:table-cell office:value-type="string">
            <text:p>Qualität (SXCS)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1">
            <text:p>1.000</text:p>
          </table:table-cell>
          <table:table-cell office:value-type="float" office:value="33.23">
            <text:p>33.2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9">
            <text:p>0.999</text:p>
          </table:table-cell>
          <table:table-cell office:value-type="float" office:value="33.04">
            <text:p>33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995">
            <text:p>0.995</text:p>
          </table:table-cell>
          <table:table-cell office:value-type="float" office:value="32.67">
            <text:p>32.6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33.27">
            <text:p>33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32.93">
            <text:p>32.9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33.37">
            <text:p>33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34.13">
            <text:p>34.1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4.22">
            <text:p>34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35.04">
            <text:p>35.0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35.12">
            <text:p>35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34.15">
            <text:p>34.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34.42">
            <text:p>34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4.27">
            <text:p>34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5">
            <text:p>0.85</text:p>
          </table:table-cell>
          <table:table-cell office:value-type="float" office:value="34.96">
            <text:p>34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35.52">
            <text:p>35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3">
            <text:p>0.83</text:p>
          </table:table-cell>
          <table:table-cell office:value-type="float" office:value="34.87">
            <text:p>34.87</text:p>
          </table:table-cell>
          <table:table-cell/>
          <table:table-cell>
            <draw:frame table:end-cell-address="Sheet1.K450" table:end-x="0.7496in" table:end-y="0.1421in" draw:z-index="24" draw:style-name="gr1" svg:width="6in" svg:height="2.7598in" svg:x="0.0839in" svg:y="0.0496in">
              <draw:object draw:notify-on-update-of-ranges="Sheet1.B420:Sheet1.B446 Sheet1.C419:Sheet1.C419 Sheet1.C420:Sheet1.C44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34.95">
            <text:p>34.9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1">
            <text:p>0.81</text:p>
          </table:table-cell>
          <table:table-cell office:value-type="float" office:value="34.12">
            <text:p>34.1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4.8">
            <text:p>34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34.48">
            <text:p>34.4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33.89">
            <text:p>33.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7">
            <text:p>0.77</text:p>
          </table:table-cell>
          <table:table-cell office:value-type="float" office:value="34.51">
            <text:p>34.5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34.28">
            <text:p>34.2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34.83">
            <text:p>34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4.39">
            <text:p>34.3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3.1">
            <text:p>33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1.71">
            <text:p>31.71</text:p>
          </table:table-cell>
          <table:table-cell table:number-columns-repeated="23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>
            <text:p>intelligent, speed 1, säulenszenario, sxcs</text:p>
          </table:table-cell>
          <table:table-cell office:value-type="string">
            <text:p>Tournament factor</text:p>
          </table:table-cell>
          <table:table-cell office:value-type="string">
            <text:p>Qualität (SXCS, 2000 Schritte)</text:p>
          </table:table-cell>
          <table:table-cell>
            <draw:frame table:end-cell-address="Sheet1.J466" table:end-x="0.7055in" table:end-y="0.1319in" draw:z-index="25" draw:style-name="gr1" svg:width="6in" svg:height="2.7598in" svg:x="0.0398in" svg:y="0.0394in">
              <draw:object draw:notify-on-update-of-ranges="Sheet1.B452:Sheet1.B473 Sheet1.C451:Sheet1.C451 Sheet1.C452:Sheet1.C47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2">
            <text:p>0.62</text:p>
          </table:table-cell>
          <table:table-cell office:value-type="float" office:value="18.7">
            <text:p>18.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4">
            <text:p>0.64</text:p>
          </table:table-cell>
          <table:table-cell office:value-type="float" office:value="19.03">
            <text:p>19.0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6">
            <text:p>0.66</text:p>
          </table:table-cell>
          <table:table-cell office:value-type="float" office:value="19.38">
            <text:p>19.3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20.06">
            <text:p>20.0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4">
            <text:p>0.74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6">
            <text:p>0.76</text:p>
          </table:table-cell>
          <table:table-cell office:value-type="float" office:value="19.96">
            <text:p>19.9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78">
            <text:p>0.78</text:p>
          </table:table-cell>
          <table:table-cell office:value-type="float" office:value="20.22">
            <text:p>20.2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9.52">
            <text:p>19.5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20.05">
            <text:p>20.0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18.97">
            <text:p>18.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18.29">
            <text:p>18.2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17.8">
            <text:p>17.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16.27">
            <text:p>16.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14.84">
            <text:p>14.8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71">
            <text:p>13.71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Lernrate beta</text:p>
          </table:table-cell>
          <table:table-cell office:value-type="string">
            <text:p>Qualität (SXCS Agent)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0.00001">
            <text:p>0.00001</text:p>
          </table:table-cell>
          <table:table-cell office:value-type="float" office:value="18.08">
            <text:p>18.08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19.57">
            <text:p>19.5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6">
            <text:p>0.006</text:p>
          </table:table-cell>
          <table:table-cell office:value-type="float" office:value="19.95">
            <text:p>19.95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7">
            <text:p>0.007</text:p>
          </table:table-cell>
          <table:table-cell office:value-type="float" office:value="20.04">
            <text:p>20.0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8">
            <text:p>0.008</text:p>
          </table:table-cell>
          <table:table-cell office:value-type="float" office:value="19.73">
            <text:p>19.73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09">
            <text:p>0.009</text:p>
          </table:table-cell>
          <table:table-cell office:value-type="float" office:value="19.81">
            <text:p>19.8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20.32">
            <text:p>20.32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1">
            <text:p>0.011</text:p>
          </table:table-cell>
          <table:table-cell office:value-type="float" office:value="19.49">
            <text:p>19.49</text:p>
          </table:table-cell>
          <table:table-cell>
            <draw:frame table:end-cell-address="Sheet1.J498" table:end-x="0.7055in" table:end-y="0.1327in" draw:z-index="26" draw:style-name="gr1" svg:width="6in" svg:height="2.7598in" svg:x="0.0398in" svg:y="0.0402in">
              <draw:object draw:notify-on-update-of-ranges="Sheet1.B476:Sheet1.B511 Sheet1.C475:Sheet1.C475 Sheet1.C476:Sheet1.C51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22"/>
        </table:table-row>
        <table:table-row table:style-name="ro1">
          <table:table-cell/>
          <table:table-cell table:style-name="ce1" office:value-type="float" office:value="0.012">
            <text:p>0.012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3">
            <text:p>0.013</text:p>
          </table:table-cell>
          <table:table-cell office:value-type="float" office:value="19.99">
            <text:p>19.9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4">
            <text:p>0.014</text:p>
          </table:table-cell>
          <table:table-cell office:value-type="float" office:value="20.29">
            <text:p>20.2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20.56">
            <text:p>20.56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6">
            <text:p>0.016</text:p>
          </table:table-cell>
          <table:table-cell office:value-type="float" office:value="20.69">
            <text:p>20.69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7">
            <text:p>0.017</text:p>
          </table:table-cell>
          <table:table-cell office:value-type="float" office:value="20.27">
            <text:p>20.27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8">
            <text:p>0.018</text:p>
          </table:table-cell>
          <table:table-cell office:value-type="float" office:value="20.14">
            <text:p>20.14</text:p>
          </table:table-cell>
          <table:table-cell table:number-columns-repeated="23"/>
        </table:table-row>
        <table:table-row table:style-name="ro1">
          <table:table-cell/>
          <table:table-cell table:style-name="ce1" office:value-type="float" office:value="0.019">
            <text:p>0.019</text:p>
          </table:table-cell>
          <table:table-cell office:value-type="float" office:value="20.09">
            <text:p>20.0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19.76">
            <text:p>19.7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19.56">
            <text:p>19.5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19.83">
            <text:p>19.8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19.49">
            <text:p>19.4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19.68">
            <text:p>19.6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8">
            <text:p>0.08</text:p>
          </table:table-cell>
          <table:table-cell office:value-type="float" office:value="19.54">
            <text:p>19.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09">
            <text:p>0.09</text:p>
          </table:table-cell>
          <table:table-cell office:value-type="float" office:value="19.87">
            <text:p>19.8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19.85">
            <text:p>19.8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1">
            <text:p>0.11</text:p>
          </table:table-cell>
          <table:table-cell office:value-type="float" office:value="19.36">
            <text:p>19.3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2">
            <text:p>0.12</text:p>
          </table:table-cell>
          <table:table-cell office:value-type="float" office:value="19.65">
            <text:p>19.6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3">
            <text:p>0.13</text:p>
          </table:table-cell>
          <table:table-cell office:value-type="float" office:value="19.37">
            <text:p>19.3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4">
            <text:p>0.14</text:p>
          </table:table-cell>
          <table:table-cell office:value-type="float" office:value="19.55">
            <text:p>19.5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5">
            <text:p>0.15</text:p>
          </table:table-cell>
          <table:table-cell office:value-type="float" office:value="19.58">
            <text:p>19.5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6">
            <text:p>0.16</text:p>
          </table:table-cell>
          <table:table-cell office:value-type="float" office:value="19.44">
            <text:p>19.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7">
            <text:p>0.17</text:p>
          </table:table-cell>
          <table:table-cell office:value-type="float" office:value="19.75">
            <text:p>19.7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8">
            <text:p>0.18</text:p>
          </table:table-cell>
          <table:table-cell office:value-type="float" office:value="19.07">
            <text:p>19.0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19">
            <text:p>0.19</text:p>
          </table:table-cell>
          <table:table-cell office:value-type="float" office:value="19.42">
            <text:p>19.4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19.4">
            <text:p>19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9.33">
            <text:p>19.33</text:p>
          </table:table-cell>
          <table:table-cell table:number-columns-repeated="23"/>
        </table:table-row>
        <table:table-row table:style-name="ro1">
          <table:table-cell table:number-columns-repeated="8"/>
          <table:table-cell>
            <draw:frame table:end-cell-address="Sheet1.P528" table:end-x="0.5626in" table:end-y="0.0906in" draw:z-index="31" draw:style-name="gr1" svg:width="6in" svg:height="2.7598in" svg:x="0.7854in" svg:y="0.1756in">
              <draw:object draw:notify-on-update-of-ranges="Sheet1.B515:Sheet1.B515 Sheet1.B516:Sheet1.B523 Sheet1.C515:Sheet1.C515 Sheet1.C516:Sheet1.C523 Sheet1.D515:Sheet1.D515 Sheet1.D516:Sheet1.D523 Sheet1.E515:Sheet1.E515 Sheet1.E516:Sheet1.E523 Sheet1.F515:Sheet1.F515 Sheet1.F516:Sheet1.F523 Sheet1.G515:Sheet1.G515 Sheet1.G516:Sheet1.G523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2000 Schritte, Geschwindigkeit 2</text:p>
          </table:table-cell>
          <table:table-cell office:value-type="string">
            <text:p>Stack Size</text:p>
          </table:table-cell>
          <table:table-cell office:value-type="string">
            <text:p>Säulenszenario 16x16, einfache Richtungsänderung</text:p>
          </table:table-cell>
          <table:table-cell office:value-type="string">
            <text:p>Säulenszenario 32x32, einfache Richtungsänderung</text:p>
          </table:table-cell>
          <table:table-cell office:value-type="string">
            <text:p>Schwieriges Szenario, ohne Richtungsänderung</text:p>
          </table:table-cell>
          <table:table-cell office:value-type="string">
            <text:p>Säulenszenario, intelligentes Zielobjekt (Geschwindigkeit 1)</text:p>
          </table:table-cell>
          <table:table-cell office:value-type="string">
            <text:p>Säulenszenario, intelligentes Zielobjekt</text:p>
          </table:table-cell>
          <table:table-cell office:value-type="string">
            <text:p>Szenario mit Hindernissen, einfache Richtungsänderu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525]-[.C$524]" office:value-type="float" office:value="3.44">
            <text:p>3.44</text:p>
          </table:table-cell>
          <table:table-cell table:formula="of:=[.D525]-[.D$524]" office:value-type="float" office:value="1.66">
            <text:p>1.66</text:p>
          </table:table-cell>
          <table:table-cell table:formula="of:=[.E525]-[.E$524]" office:value-type="float" office:value="3.44">
            <text:p>3.44</text:p>
          </table:table-cell>
          <table:table-cell table:formula="of:=[.F525]-[.F$524]" office:value-type="float" office:value="10.24">
            <text:p>10.24</text:p>
          </table:table-cell>
          <table:table-cell table:formula="of:=[.G525]-[.G$524]" office:value-type="float" office:value="5.09">
            <text:p>5.09</text:p>
          </table:table-cell>
          <table:table-cell table:formula="of:=[.H525]-[.H$524]" office:value-type="float" office:value="-2.28">
            <text:p>-2.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526]-[.C$524]" office:value-type="float" office:value="3.94">
            <text:p>3.94</text:p>
          </table:table-cell>
          <table:table-cell table:formula="of:=[.D526]-[.D$524]" office:value-type="float" office:value="2.2">
            <text:p>2.2</text:p>
          </table:table-cell>
          <table:table-cell table:formula="of:=[.E526]-[.E$524]" office:value-type="float" office:value="2.61">
            <text:p>2.61</text:p>
          </table:table-cell>
          <table:table-cell table:formula="of:=[.F526]-[.F$524]" office:value-type="float" office:value="10.11">
            <text:p>10.11</text:p>
          </table:table-cell>
          <table:table-cell table:formula="of:=[.G526]-[.G$524]" office:value-type="float" office:value="5.34">
            <text:p>5.34</text:p>
          </table:table-cell>
          <table:table-cell table:formula="of:=[.H526]-[.H$524]" office:value-type="float" office:value="-3.11">
            <text:p>-3.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527]-[.C$524]" office:value-type="float" office:value="4.03">
            <text:p>4.03</text:p>
          </table:table-cell>
          <table:table-cell table:formula="of:=[.D527]-[.D$524]" office:value-type="float" office:value="2.43">
            <text:p>2.43</text:p>
          </table:table-cell>
          <table:table-cell table:formula="of:=[.E527]-[.E$524]" office:value-type="float" office:value="2.85">
            <text:p>2.85</text:p>
          </table:table-cell>
          <table:table-cell table:formula="of:=[.F527]-[.F$524]" office:value-type="float" office:value="10.03">
            <text:p>10.03</text:p>
          </table:table-cell>
          <table:table-cell table:formula="of:=[.G527]-[.G$524]" office:value-type="float" office:value="5.12">
            <text:p>5.12</text:p>
          </table:table-cell>
          <table:table-cell table:formula="of:=[.H527]-[.H$524]" office:value-type="float" office:value="-4.61">
            <text:p>-4.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528]-[.C$524]" office:value-type="float" office:value="3.84">
            <text:p>3.84</text:p>
          </table:table-cell>
          <table:table-cell table:formula="of:=[.D528]-[.D$524]" office:value-type="float" office:value="3.01">
            <text:p>3.01</text:p>
          </table:table-cell>
          <table:table-cell table:formula="of:=[.E528]-[.E$524]" office:value-type="float" office:value="3.1">
            <text:p>3.1</text:p>
          </table:table-cell>
          <table:table-cell table:formula="of:=[.F528]-[.F$524]" office:value-type="float" office:value="9.27">
            <text:p>9.27</text:p>
          </table:table-cell>
          <table:table-cell table:formula="of:=[.G528]-[.G$524]" office:value-type="float" office:value="4.93">
            <text:p>4.93</text:p>
          </table:table-cell>
          <table:table-cell table:formula="of:=[.H528]-[.H$524]" office:value-type="float" office:value="-5.76">
            <text:p>-5.7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529]-[.C$524]" office:value-type="float" office:value="4.06">
            <text:p>4.06</text:p>
          </table:table-cell>
          <table:table-cell table:formula="of:=[.D529]-[.D$524]" office:value-type="float" office:value="3">
            <text:p>3</text:p>
          </table:table-cell>
          <table:table-cell table:formula="of:=[.E529]-[.E$524]" office:value-type="float" office:value="2.54">
            <text:p>2.54</text:p>
          </table:table-cell>
          <table:table-cell table:formula="of:=[.F529]-[.F$524]" office:value-type="float" office:value="9.66">
            <text:p>9.66</text:p>
          </table:table-cell>
          <table:table-cell table:formula="of:=[.G529]-[.G$524]" office:value-type="float" office:value="4.91">
            <text:p>4.91</text:p>
          </table:table-cell>
          <table:table-cell table:formula="of:=[.H529]-[.H$524]" office:value-type="float" office:value="-6.26">
            <text:p>-6.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530]-[.C$524]" office:value-type="float" office:value="3.69">
            <text:p>3.69</text:p>
          </table:table-cell>
          <table:table-cell table:formula="of:=[.D530]-[.D$524]" office:value-type="float" office:value="2.79">
            <text:p>2.79</text:p>
          </table:table-cell>
          <table:table-cell table:formula="of:=[.E530]-[.E$524]" office:value-type="float" office:value="1.41">
            <text:p>1.41</text:p>
          </table:table-cell>
          <table:table-cell table:formula="of:=[.F530]-[.F$524]" office:value-type="float" office:value="9.59">
            <text:p>9.59</text:p>
          </table:table-cell>
          <table:table-cell table:formula="of:=[.G530]-[.G$524]" office:value-type="float" office:value="4.69">
            <text:p>4.69</text:p>
          </table:table-cell>
          <table:table-cell table:formula="of:=[.H530]-[.H$524]" office:value-type="float" office:value="-6.37">
            <text:p>-6.3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531]-[.C$524]" office:value-type="float" office:value="3.71">
            <text:p>3.71</text:p>
          </table:table-cell>
          <table:table-cell table:formula="of:=[.D531]-[.D$524]" office:value-type="float" office:value="2.96">
            <text:p>2.96</text:p>
          </table:table-cell>
          <table:table-cell table:formula="of:=[.E531]-[.E$524]" office:value-type="float" office:value="1.64">
            <text:p>1.64</text:p>
          </table:table-cell>
          <table:table-cell table:formula="of:=[.F531]-[.F$524]" office:value-type="float" office:value="9">
            <text:p>9</text:p>
          </table:table-cell>
          <table:table-cell table:formula="of:=[.G531]-[.G$524]" office:value-type="float" office:value="4.89">
            <text:p>4.89</text:p>
          </table:table-cell>
          <table:table-cell table:formula="of:=[.H531]-[.H$524]" office:value-type="float" office:value="-6.85">
            <text:p>-6.8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532]-[.C$524]" office:value-type="float" office:value="3.83">
            <text:p>3.83</text:p>
          </table:table-cell>
          <table:table-cell table:formula="of:=[.D532]-[.D$524]" office:value-type="float" office:value="2.78">
            <text:p>2.78</text:p>
          </table:table-cell>
          <table:table-cell table:formula="of:=[.E532]-[.E$524]" office:value-type="float" office:value="-0.0100000000000016">
            <text:p>-0.01</text:p>
          </table:table-cell>
          <table:table-cell table:formula="of:=[.F532]-[.F$524]" office:value-type="float" office:value="9.69">
            <text:p>9.69</text:p>
          </table:table-cell>
          <table:table-cell table:formula="of:=[.G532]-[.G$524]" office:value-type="float" office:value="4.3">
            <text:p>4.3</text:p>
          </table:table-cell>
          <table:table-cell table:formula="of:=[.H532]-[.H$524]" office:value-type="float" office:value="-6.95">
            <text:p>-6.9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Random</text:p>
          </table:table-cell>
          <table:table-cell office:value-type="float" office:value="29.91">
            <text:p>29.91</text:p>
          </table:table-cell>
          <table:table-cell office:value-type="float" office:value="8.12">
            <text:p>8.12</text:p>
          </table:table-cell>
          <table:table-cell office:value-type="float" office:value="16.25">
            <text:p>16.25</text:p>
          </table:table-cell>
          <table:table-cell office:value-type="float" office:value="12.78">
            <text:p>12.78</text:p>
          </table:table-cell>
          <table:table-cell office:value-type="float" office:value="10.49">
            <text:p>10.49</text:p>
          </table:table-cell>
          <table:table-cell office:value-type="float" office:value="33.24">
            <text:p>33.2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9.78">
            <text:p>9.78</text:p>
          </table:table-cell>
          <table:table-cell office:value-type="float" office:value="19.69">
            <text:p>19.69</text:p>
          </table:table-cell>
          <table:table-cell office:value-type="float" office:value="23.02">
            <text:p>23.02</text:p>
          </table:table-cell>
          <table:table-cell office:value-type="float" office:value="15.58">
            <text:p>15.58</text:p>
          </table:table-cell>
          <table:table-cell office:value-type="float" office:value="30.96">
            <text:p>30.96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85">
            <text:p>33.85</text:p>
          </table:table-cell>
          <table:table-cell office:value-type="float" office:value="10.32">
            <text:p>10.32</text:p>
          </table:table-cell>
          <table:table-cell office:value-type="float" office:value="18.86">
            <text:p>18.86</text:p>
          </table:table-cell>
          <table:table-cell office:value-type="float" office:value="22.89">
            <text:p>22.89</text:p>
          </table:table-cell>
          <table:table-cell office:value-type="float" office:value="15.83">
            <text:p>15.83</text:p>
          </table:table-cell>
          <table:table-cell office:value-type="float" office:value="30.13">
            <text:p>30.13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office:value-type="float" office:value="33.94">
            <text:p>33.94</text:p>
          </table:table-cell>
          <table:table-cell office:value-type="float" office:value="10.55">
            <text:p>10.55</text:p>
          </table:table-cell>
          <table:table-cell office:value-type="float" office:value="19.1">
            <text:p>19.1</text:p>
          </table:table-cell>
          <table:table-cell office:value-type="float" office:value="22.81">
            <text:p>22.81</text:p>
          </table:table-cell>
          <table:table-cell office:value-type="float" office:value="15.61">
            <text:p>15.61</text:p>
          </table:table-cell>
          <table:table-cell office:value-type="float" office:value="28.63">
            <text:p>28.63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75">
            <text:p>33.75</text:p>
          </table:table-cell>
          <table:table-cell office:value-type="float" office:value="11.13">
            <text:p>11.13</text:p>
          </table:table-cell>
          <table:table-cell office:value-type="float" office:value="19.35">
            <text:p>19.35</text:p>
          </table:table-cell>
          <table:table-cell office:value-type="float" office:value="22.05">
            <text:p>22.05</text:p>
          </table:table-cell>
          <table:table-cell office:value-type="float" office:value="15.42">
            <text:p>15.42</text:p>
          </table:table-cell>
          <table:table-cell office:value-type="float" office:value="27.48">
            <text:p>27.48</text:p>
          </table:table-cell>
          <table:table-cell table:number-columns-repeated="18"/>
        </table:table-row>
        <table:table-row table:style-name="ro1">
          <table:table-cell/>
          <table:table-cell table:style-name="ce1"/>
          <table:table-cell office:value-type="float" office:value="33.97">
            <text:p>33.97</text:p>
          </table:table-cell>
          <table:table-cell office:value-type="float" office:value="11.12">
            <text:p>11.12</text:p>
          </table:table-cell>
          <table:table-cell office:value-type="float" office:value="18.79">
            <text:p>18.79</text:p>
          </table:table-cell>
          <table:table-cell office:value-type="float" office:value="22.44">
            <text:p>22.44</text:p>
          </table:table-cell>
          <table:table-cell office:value-type="float" office:value="15.4">
            <text:p>15.4</text:p>
          </table:table-cell>
          <table:table-cell office:value-type="float" office:value="26.98">
            <text:p>26.9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">
            <text:p>33.6</text:p>
          </table:table-cell>
          <table:table-cell office:value-type="float" office:value="10.91">
            <text:p>10.91</text:p>
          </table:table-cell>
          <table:table-cell office:value-type="float" office:value="17.66">
            <text:p>17.66</text:p>
          </table:table-cell>
          <table:table-cell office:value-type="float" office:value="22.37">
            <text:p>22.37</text:p>
          </table:table-cell>
          <table:table-cell office:value-type="float" office:value="15.18">
            <text:p>15.18</text:p>
          </table:table-cell>
          <table:table-cell office:value-type="float" office:value="26.87">
            <text:p>26.8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62">
            <text:p>33.62</text:p>
          </table:table-cell>
          <table:table-cell office:value-type="float" office:value="11.08">
            <text:p>11.08</text:p>
          </table:table-cell>
          <table:table-cell office:value-type="float" office:value="17.89">
            <text:p>17.89</text:p>
          </table:table-cell>
          <table:table-cell office:value-type="float" office:value="21.78">
            <text:p>21.78</text:p>
          </table:table-cell>
          <table:table-cell office:value-type="float" office:value="15.38">
            <text:p>15.38</text:p>
          </table:table-cell>
          <table:table-cell office:value-type="float" office:value="26.39">
            <text:p>26.3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3.74">
            <text:p>33.74</text:p>
          </table:table-cell>
          <table:table-cell office:value-type="float" office:value="10.9">
            <text:p>10.9</text:p>
          </table:table-cell>
          <table:table-cell office:value-type="float" office:value="16.24">
            <text:p>16.24</text:p>
          </table:table-cell>
          <table:table-cell office:value-type="float" office:value="22.47">
            <text:p>22.47</text:p>
          </table:table-cell>
          <table:table-cell office:value-type="float" office:value="14.79">
            <text:p>14.79</text:p>
          </table:table-cell>
          <table:table-cell office:value-type="float" office:value="26.29">
            <text:p>26.29</text:p>
          </table:table-cell>
          <table:table-cell table:number-columns-repeated="18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2"/>
          <table:table-cell table:number-columns-repeated="2" office:value-type="string">
            <text:p>ges1</text:p>
          </table:table-cell>
          <table:table-cell table:number-columns-repeated="2" office:value-type="string">
            <text:p>ges2</text:p>
          </table:table-cell>
          <table:table-cell office:value-type="string">
            <text:p>ges1</text:p>
          </table:table-cell>
          <table:table-cell office:value-type="string">
            <text:p>ges2</text:p>
          </table:table-cell>
          <table:table-cell table:number-columns-repeated="10"/>
        </table:table-row>
        <table:table-row table:style-name="ro1">
          <table:table-cell office:value-type="string">
            <text:p>Pillar, 8 Agenten, 2000 Schritte, direction change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table:number-columns-repeated="2" office:value-type="string">
            <text:p>XCS, andauernd exploit</text:p>
          </table:table-cell>
          <table:table-cell office:value-type="string">
            <text:p>Pillar, 8 Agenten, 2000 Schritte, intelligent</text:p>
          </table:table-cell>
          <table:table-cell office:value-type="string">
            <text:p>Tournament factor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SXCS, andauernd exploit</text:p>
          </table:table-cell>
          <table:table-cell office:value-type="string">
            <text:p>SXCS, abwechselnd explore/exploit</text:p>
          </table:table-cell>
          <table:table-cell office:value-type="string">
            <text:p>XCS, <text:s/>andauernd exploit</text:p>
          </table:table-cell>
          <table:table-cell office:value-type="string">
            <text:p>XCS, andauernd exploi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formula="of:=[.C554] - [.C$553]" office:value-type="float" office:value="3.22">
            <text:p>3.22</text:p>
          </table:table-cell>
          <table:table-cell table:formula="of:=[.D554] - [.D$553]" office:value-type="float" office:value="5.84">
            <text:p>5.84</text:p>
          </table:table-cell>
          <table:table-cell table:formula="of:=[.E554] - [.E$553]" office:value-type="float" office:value="2.03">
            <text:p>2.03</text:p>
          </table:table-cell>
          <table:table-cell table:formula="of:=[.F554] - [.F$553]" office:value-type="float" office:value="3.11">
            <text:p>3.11</text:p>
          </table:table-cell>
          <table:table-cell table:formula="of:=[.G554] - [.G$553]" office:value-type="float" office:value="1.33">
            <text:p>1.33</text:p>
          </table:table-cell>
          <table:table-cell table:formula="of:=[.H554] - [.H$553]" office:value-type="float" office:value="0.579999999999998">
            <text:p>0.58</text:p>
          </table:table-cell>
          <table:table-cell/>
          <table:table-cell office:value-type="float" office:value="0.6">
            <text:p>0.6</text:p>
          </table:table-cell>
          <table:table-cell table:formula="of:=[.K554] - [.K$553]" office:value-type="float" office:value="7.13">
            <text:p>7.13</text:p>
          </table:table-cell>
          <table:table-cell table:formula="of:=[.L554] - [.L$553]" office:value-type="float" office:value="5.53">
            <text:p>5.53</text:p>
          </table:table-cell>
          <table:table-cell table:formula="of:=[.M554] - [.M$553]" office:value-type="float" office:value="3.42">
            <text:p>3.42</text:p>
          </table:table-cell>
          <table:table-cell table:formula="of:=[.N554] - [.N$553]" office:value-type="float" office:value="2.53">
            <text:p>2.53</text:p>
          </table:table-cell>
          <table:table-cell table:formula="of:=[.O554] - [.O$553]" office:value-type="float" office:value="4.94">
            <text:p>4.94</text:p>
          </table:table-cell>
          <table:table-cell table:formula="of:=[.P554] - [.P$553]" office:value-type="float" office:value="2.53">
            <text:p>2.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4">
            <text:p>0.64</text:p>
          </table:table-cell>
          <table:table-cell table:formula="of:=[.C555] - [.C$553]" office:value-type="float" office:value="3.3">
            <text:p>3.3</text:p>
          </table:table-cell>
          <table:table-cell table:formula="of:=[.D555] - [.D$553]" office:value-type="float" office:value="6.24">
            <text:p>6.24</text:p>
          </table:table-cell>
          <table:table-cell table:formula="of:=[.E555] - [.E$553]" office:value-type="float" office:value="0.969999999999999">
            <text:p>0.97</text:p>
          </table:table-cell>
          <table:table-cell table:formula="of:=[.F555] - [.F$553]" office:value-type="float" office:value="3.47">
            <text:p>3.47</text:p>
          </table:table-cell>
          <table:table-cell table:formula="of:=[.G555] - [.G$553]" office:value-type="float" office:value="1.24">
            <text:p>1.24</text:p>
          </table:table-cell>
          <table:table-cell table:formula="of:=[.H555] - [.H$553]" office:value-type="float" office:value="0.469999999999999">
            <text:p>0.47</text:p>
          </table:table-cell>
          <table:table-cell/>
          <table:table-cell office:value-type="float" office:value="0.64">
            <text:p>0.64</text:p>
          </table:table-cell>
          <table:table-cell table:formula="of:=[.K555] - [.K$553]" office:value-type="float" office:value="8.43">
            <text:p>8.43</text:p>
          </table:table-cell>
          <table:table-cell table:formula="of:=[.L555] - [.L$553]" office:value-type="float" office:value="6.21">
            <text:p>6.21</text:p>
          </table:table-cell>
          <table:table-cell table:formula="of:=[.M555] - [.M$553]" office:value-type="float" office:value="3.89">
            <text:p>3.89</text:p>
          </table:table-cell>
          <table:table-cell table:formula="of:=[.N555] - [.N$553]" office:value-type="float" office:value="2.97">
            <text:p>2.97</text:p>
          </table:table-cell>
          <table:table-cell table:formula="of:=[.O555] - [.O$553]" office:value-type="float" office:value="5.74">
            <text:p>5.74</text:p>
          </table:table-cell>
          <table:table-cell table:formula="of:=[.P555] - [.P$553]" office:value-type="float" office:value="2.73">
            <text:p>2.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8">
            <text:p>0.68</text:p>
          </table:table-cell>
          <table:table-cell table:formula="of:=[.C556] - [.C$553]" office:value-type="float" office:value="3.3">
            <text:p>3.3</text:p>
          </table:table-cell>
          <table:table-cell table:formula="of:=[.D556] - [.D$553]" office:value-type="float" office:value="6.41">
            <text:p>6.41</text:p>
          </table:table-cell>
          <table:table-cell table:formula="of:=[.E556] - [.E$553]" office:value-type="float" office:value="1.21">
            <text:p>1.21</text:p>
          </table:table-cell>
          <table:table-cell table:formula="of:=[.F556] - [.F$553]" office:value-type="float" office:value="3.64">
            <text:p>3.64</text:p>
          </table:table-cell>
          <table:table-cell table:formula="of:=[.G556] - [.G$553]" office:value-type="float" office:value="1.81">
            <text:p>1.81</text:p>
          </table:table-cell>
          <table:table-cell table:formula="of:=[.H556] - [.H$553]" office:value-type="float" office:value="0.629999999999999">
            <text:p>0.63</text:p>
          </table:table-cell>
          <table:table-cell/>
          <table:table-cell office:value-type="float" office:value="0.68">
            <text:p>0.68</text:p>
          </table:table-cell>
          <table:table-cell table:formula="of:=[.K556] - [.K$553]" office:value-type="float" office:value="9.28">
            <text:p>9.28</text:p>
          </table:table-cell>
          <table:table-cell table:formula="of:=[.L556] - [.L$553]" office:value-type="float" office:value="6.54">
            <text:p>6.54</text:p>
          </table:table-cell>
          <table:table-cell table:formula="of:=[.M556] - [.M$553]" office:value-type="float" office:value="4.04">
            <text:p>4.04</text:p>
          </table:table-cell>
          <table:table-cell table:formula="of:=[.N556] - [.N$553]" office:value-type="float" office:value="3.16">
            <text:p>3.16</text:p>
          </table:table-cell>
          <table:table-cell table:formula="of:=[.O556] - [.O$553]" office:value-type="float" office:value="6.83">
            <text:p>6.83</text:p>
          </table:table-cell>
          <table:table-cell table:formula="of:=[.P556] - [.P$553]" office:value-type="float" office:value="3.03">
            <text:p>3.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2">
            <text:p>0.72</text:p>
          </table:table-cell>
          <table:table-cell table:formula="of:=[.C557] - [.C$553]" office:value-type="float" office:value="3.45">
            <text:p>3.45</text:p>
          </table:table-cell>
          <table:table-cell table:formula="of:=[.D557] - [.D$553]" office:value-type="float" office:value="7.1">
            <text:p>7.1</text:p>
          </table:table-cell>
          <table:table-cell table:formula="of:=[.E557] - [.E$553]" office:value-type="float" office:value="1.62">
            <text:p>1.62</text:p>
          </table:table-cell>
          <table:table-cell table:formula="of:=[.F557] - [.F$553]" office:value-type="float" office:value="3.94">
            <text:p>3.94</text:p>
          </table:table-cell>
          <table:table-cell table:formula="of:=[.G557] - [.G$553]" office:value-type="float" office:value="2.3">
            <text:p>2.3</text:p>
          </table:table-cell>
          <table:table-cell table:formula="of:=[.H557] - [.H$553]" office:value-type="float" office:value="0.829999999999998">
            <text:p>0.83</text:p>
          </table:table-cell>
          <table:table-cell/>
          <table:table-cell office:value-type="float" office:value="0.72">
            <text:p>0.72</text:p>
          </table:table-cell>
          <table:table-cell table:formula="of:=[.K557] - [.K$553]" office:value-type="float" office:value="9.27">
            <text:p>9.27</text:p>
          </table:table-cell>
          <table:table-cell table:formula="of:=[.L557] - [.L$553]" office:value-type="float" office:value="7.47">
            <text:p>7.47</text:p>
          </table:table-cell>
          <table:table-cell table:formula="of:=[.M557] - [.M$553]" office:value-type="float" office:value="4.61">
            <text:p>4.61</text:p>
          </table:table-cell>
          <table:table-cell table:formula="of:=[.N557] - [.N$553]" office:value-type="float" office:value="3.12">
            <text:p>3.12</text:p>
          </table:table-cell>
          <table:table-cell table:formula="of:=[.O557] - [.O$553]" office:value-type="float" office:value="7.67">
            <text:p>7.67</text:p>
          </table:table-cell>
          <table:table-cell table:formula="of:=[.P557] - [.P$553]" office:value-type="float" office:value="3.54">
            <text:p>3.5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6">
            <text:p>0.76</text:p>
          </table:table-cell>
          <table:table-cell table:formula="of:=[.C558] - [.C$553]" office:value-type="float" office:value="3.84">
            <text:p>3.84</text:p>
          </table:table-cell>
          <table:table-cell table:formula="of:=[.D558] - [.D$553]" office:value-type="float" office:value="7.29">
            <text:p>7.29</text:p>
          </table:table-cell>
          <table:table-cell table:formula="of:=[.E558] - [.E$553]" office:value-type="float" office:value="1.3">
            <text:p>1.3</text:p>
          </table:table-cell>
          <table:table-cell table:formula="of:=[.F558] - [.F$553]" office:value-type="float" office:value="4.08">
            <text:p>4.08</text:p>
          </table:table-cell>
          <table:table-cell table:formula="of:=[.G558] - [.G$553]" office:value-type="float" office:value="2.22">
            <text:p>2.22</text:p>
          </table:table-cell>
          <table:table-cell table:formula="of:=[.H558] - [.H$553]" office:value-type="float" office:value="0.649999999999999">
            <text:p>0.65</text:p>
          </table:table-cell>
          <table:table-cell/>
          <table:table-cell office:value-type="float" office:value="0.76">
            <text:p>0.76</text:p>
          </table:table-cell>
          <table:table-cell table:formula="of:=[.K558] - [.K$553]" office:value-type="float" office:value="9.26">
            <text:p>9.26</text:p>
          </table:table-cell>
          <table:table-cell table:formula="of:=[.L558] - [.L$553]" office:value-type="float" office:value="6.82">
            <text:p>6.82</text:p>
          </table:table-cell>
          <table:table-cell table:formula="of:=[.M558] - [.M$553]" office:value-type="float" office:value="5.01">
            <text:p>5.01</text:p>
          </table:table-cell>
          <table:table-cell table:formula="of:=[.N558] - [.N$553]" office:value-type="float" office:value="3.41">
            <text:p>3.41</text:p>
          </table:table-cell>
          <table:table-cell table:formula="of:=[.O558] - [.O$553]" office:value-type="float" office:value="8.1">
            <text:p>8.1</text:p>
          </table:table-cell>
          <table:table-cell table:formula="of:=[.P558] - [.P$553]" office:value-type="float" office:value="3.72">
            <text:p>3.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formula="of:=[.C559] - [.C$553]" office:value-type="float" office:value="4.18">
            <text:p>4.18</text:p>
          </table:table-cell>
          <table:table-cell table:formula="of:=[.D559] - [.D$553]" office:value-type="float" office:value="7.17">
            <text:p>7.17</text:p>
          </table:table-cell>
          <table:table-cell table:formula="of:=[.E559] - [.E$553]" office:value-type="float" office:value="1.11">
            <text:p>1.11</text:p>
          </table:table-cell>
          <table:table-cell table:formula="of:=[.F559] - [.F$553]" office:value-type="float" office:value="4.43">
            <text:p>4.43</text:p>
          </table:table-cell>
          <table:table-cell table:formula="of:=[.G559] - [.G$553]" office:value-type="float" office:value="2.99">
            <text:p>2.99</text:p>
          </table:table-cell>
          <table:table-cell table:formula="of:=[.H559] - [.H$553]" office:value-type="float" office:value="1.07">
            <text:p>1.07</text:p>
          </table:table-cell>
          <table:table-cell/>
          <table:table-cell office:value-type="float" office:value="0.8">
            <text:p>0.8</text:p>
          </table:table-cell>
          <table:table-cell table:formula="of:=[.K559] - [.K$553]" office:value-type="float" office:value="9.87">
            <text:p>9.87</text:p>
          </table:table-cell>
          <table:table-cell table:formula="of:=[.L559] - [.L$553]" office:value-type="float" office:value="6.9">
            <text:p>6.9</text:p>
          </table:table-cell>
          <table:table-cell table:formula="of:=[.M559] - [.M$553]" office:value-type="float" office:value="4.67">
            <text:p>4.67</text:p>
          </table:table-cell>
          <table:table-cell table:formula="of:=[.N559] - [.N$553]" office:value-type="float" office:value="3.56">
            <text:p>3.56</text:p>
          </table:table-cell>
          <table:table-cell table:formula="of:=[.O559] - [.O$553]" office:value-type="float" office:value="8.33">
            <text:p>8.33</text:p>
          </table:table-cell>
          <table:table-cell table:formula="of:=[.P559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4">
            <text:p>0.84</text:p>
          </table:table-cell>
          <table:table-cell table:formula="of:=[.C560] - [.C$553]" office:value-type="float" office:value="4.28">
            <text:p>4.28</text:p>
          </table:table-cell>
          <table:table-cell table:formula="of:=[.D560] - [.D$553]" office:value-type="float" office:value="7.06">
            <text:p>7.06</text:p>
          </table:table-cell>
          <table:table-cell table:formula="of:=[.E560] - [.E$553]" office:value-type="float" office:value="1.34">
            <text:p>1.34</text:p>
          </table:table-cell>
          <table:table-cell table:formula="of:=[.F560] - [.F$553]" office:value-type="float" office:value="4.45">
            <text:p>4.45</text:p>
          </table:table-cell>
          <table:table-cell table:formula="of:=[.G560] - [.G$553]" office:value-type="float" office:value="3.71">
            <text:p>3.71</text:p>
          </table:table-cell>
          <table:table-cell table:formula="of:=[.H560] - [.H$553]" office:value-type="float" office:value="0.899999999999999">
            <text:p>0.9</text:p>
          </table:table-cell>
          <table:table-cell/>
          <table:table-cell office:value-type="float" office:value="0.84">
            <text:p>0.84</text:p>
          </table:table-cell>
          <table:table-cell table:formula="of:=[.K560] - [.K$553]" office:value-type="float" office:value="9.53">
            <text:p>9.53</text:p>
          </table:table-cell>
          <table:table-cell table:formula="of:=[.L560] - [.L$553]" office:value-type="float" office:value="7.75">
            <text:p>7.75</text:p>
          </table:table-cell>
          <table:table-cell table:formula="of:=[.M560] - [.M$553]" office:value-type="float" office:value="4.68">
            <text:p>4.68</text:p>
          </table:table-cell>
          <table:table-cell table:formula="of:=[.N560] - [.N$553]" office:value-type="float" office:value="3.08">
            <text:p>3.08</text:p>
          </table:table-cell>
          <table:table-cell table:formula="of:=[.O560] - [.O$553]" office:value-type="float" office:value="8.25">
            <text:p>8.25</text:p>
          </table:table-cell>
          <table:table-cell table:formula="of:=[.P560] - [.P$553]" office:value-type="float" office:value="4.06">
            <text:p>4.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formula="of:=[.C561] - [.C$553]" office:value-type="float" office:value="4.1">
            <text:p>4.1</text:p>
          </table:table-cell>
          <table:table-cell table:formula="of:=[.D561] - [.D$553]" office:value-type="float" office:value="7.14">
            <text:p>7.14</text:p>
          </table:table-cell>
          <table:table-cell table:formula="of:=[.E561] - [.E$553]" office:value-type="float" office:value="0.649999999999999">
            <text:p>0.65</text:p>
          </table:table-cell>
          <table:table-cell table:formula="of:=[.F561] - [.F$553]" office:value-type="float" office:value="4.58">
            <text:p>4.58</text:p>
          </table:table-cell>
          <table:table-cell table:formula="of:=[.G561] - [.G$553]" office:value-type="float" office:value="3.98">
            <text:p>3.98</text:p>
          </table:table-cell>
          <table:table-cell table:formula="of:=[.H561] - [.H$553]"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formula="of:=[.K561] - [.K$553]" office:value-type="float" office:value="8.77">
            <text:p>8.77</text:p>
          </table:table-cell>
          <table:table-cell table:formula="of:=[.L561] - [.L$553]" office:value-type="float" office:value="6.79">
            <text:p>6.79</text:p>
          </table:table-cell>
          <table:table-cell table:formula="of:=[.M561] - [.M$553]" office:value-type="float" office:value="4.32">
            <text:p>4.32</text:p>
          </table:table-cell>
          <table:table-cell table:formula="of:=[.N561] - [.N$553]" office:value-type="float" office:value="3.11">
            <text:p>3.11</text:p>
          </table:table-cell>
          <table:table-cell table:formula="of:=[.O561] - [.O$553]" office:value-type="float" office:value="8.16">
            <text:p>8.16</text:p>
          </table:table-cell>
          <table:table-cell table:formula="of:=[.P561] - [.P$553]" office:value-type="float" office:value="4.63">
            <text:p>4.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formula="of:=[.C562] - [.C$553]" office:value-type="float" office:value="4.3">
            <text:p>4.3</text:p>
          </table:table-cell>
          <table:table-cell table:formula="of:=[.D562] - [.D$553]" office:value-type="float" office:value="6.24">
            <text:p>6.24</text:p>
          </table:table-cell>
          <table:table-cell table:formula="of:=[.E562] - [.E$553]" office:value-type="float" office:value="0.509999999999998">
            <text:p>0.51</text:p>
          </table:table-cell>
          <table:table-cell table:formula="of:=[.F562] - [.F$553]" office:value-type="float" office:value="4.81">
            <text:p>4.81</text:p>
          </table:table-cell>
          <table:table-cell table:formula="of:=[.G562] - [.G$553]" office:value-type="float" office:value="3.78">
            <text:p>3.78</text:p>
          </table:table-cell>
          <table:table-cell table:formula="of:=[.H562] - [.H$553]" office:value-type="float" office:value="0.529999999999998">
            <text:p>0.53</text:p>
          </table:table-cell>
          <table:table-cell/>
          <table:table-cell office:value-type="float" office:value="0.92">
            <text:p>0.92</text:p>
          </table:table-cell>
          <table:table-cell table:formula="of:=[.K562] - [.K$553]" office:value-type="float" office:value="7.69">
            <text:p>7.69</text:p>
          </table:table-cell>
          <table:table-cell table:formula="of:=[.L562] - [.L$553]" office:value-type="float" office:value="6.05">
            <text:p>6.05</text:p>
          </table:table-cell>
          <table:table-cell table:formula="of:=[.M562] - [.M$553]" office:value-type="float" office:value="4.6">
            <text:p>4.6</text:p>
          </table:table-cell>
          <table:table-cell table:formula="of:=[.N562] - [.N$553]" office:value-type="float" office:value="3.12">
            <text:p>3.12</text:p>
          </table:table-cell>
          <table:table-cell table:formula="of:=[.O562] - [.O$553]" office:value-type="float" office:value="8.11">
            <text:p>8.11</text:p>
          </table:table-cell>
          <table:table-cell table:formula="of:=[.P562] - [.P$553]" office:value-type="float" office:value="4.61">
            <text:p>4.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formula="of:=[.C563] - [.C$553]" office:value-type="float" office:value="3.31">
            <text:p>3.31</text:p>
          </table:table-cell>
          <table:table-cell table:formula="of:=[.D563] - [.D$553]" office:value-type="float" office:value="5.9">
            <text:p>5.9</text:p>
          </table:table-cell>
          <table:table-cell table:formula="of:=[.E563] - [.E$553]" office:value-type="float" office:value="0.0499999999999972">
            <text:p>0.05</text:p>
          </table:table-cell>
          <table:table-cell table:formula="of:=[.F563] - [.F$553]" office:value-type="float" office:value="4.57">
            <text:p>4.57</text:p>
          </table:table-cell>
          <table:table-cell table:formula="of:=[.G563] - [.G$553]" office:value-type="float" office:value="3.05">
            <text:p>3.05</text:p>
          </table:table-cell>
          <table:table-cell table:formula="of:=[.H563] - [.H$553]" office:value-type="float" office:value="0.319999999999997">
            <text:p>0.32</text:p>
          </table:table-cell>
          <table:table-cell/>
          <table:table-cell office:value-type="float" office:value="0.96">
            <text:p>0.96</text:p>
          </table:table-cell>
          <table:table-cell table:formula="of:=[.K563] - [.K$553]" office:value-type="float" office:value="6.56">
            <text:p>6.56</text:p>
          </table:table-cell>
          <table:table-cell table:formula="of:=[.L563] - [.L$553]" office:value-type="float" office:value="4.55">
            <text:p>4.55</text:p>
          </table:table-cell>
          <table:table-cell table:formula="of:=[.M563] - [.M$553]" office:value-type="float" office:value="3.47">
            <text:p>3.47</text:p>
          </table:table-cell>
          <table:table-cell table:formula="of:=[.N563] - [.N$553]" office:value-type="float" office:value="2.2">
            <text:p>2.2</text:p>
          </table:table-cell>
          <table:table-cell table:formula="of:=[.O563] - [.O$553]" office:value-type="float" office:value="7.11">
            <text:p>7.11</text:p>
          </table:table-cell>
          <table:table-cell table:formula="of:=[.P563] - [.P$553]" office:value-type="float" office:value="4.68">
            <text:p>4.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564] - [.C$553]" office:value-type="float" office:value="2.22">
            <text:p>2.22</text:p>
          </table:table-cell>
          <table:table-cell table:formula="of:=[.D564] - [.D$553]" office:value-type="float" office:value="5.07">
            <text:p>5.07</text:p>
          </table:table-cell>
          <table:table-cell table:formula="of:=[.E564] - [.E$553]" office:value-type="float" office:value="-1.04">
            <text:p>-1.04</text:p>
          </table:table-cell>
          <table:table-cell table:formula="of:=[.F564] - [.F$553]" office:value-type="float" office:value="3.94">
            <text:p>3.94</text:p>
          </table:table-cell>
          <table:table-cell table:formula="of:=[.G564] - [.G$553]" office:value-type="float" office:value="2.8">
            <text:p>2.8</text:p>
          </table:table-cell>
          <table:table-cell table:formula="of:=[.H564] - [.H$553]" office:value-type="float" office:value="-0.150000000000002">
            <text:p>-0.15</text:p>
          </table:table-cell>
          <table:table-cell/>
          <table:table-cell office:value-type="float" office:value="1">
            <text:p>1</text:p>
          </table:table-cell>
          <table:table-cell table:formula="of:=[.K564] - [.K$553]" office:value-type="float" office:value="1.94">
            <text:p>1.94</text:p>
          </table:table-cell>
          <table:table-cell table:formula="of:=[.L564] - [.L$553]" office:value-type="float" office:value="1.12">
            <text:p>1.12</text:p>
          </table:table-cell>
          <table:table-cell table:formula="of:=[.M564] - [.M$553]" office:value-type="float" office:value="2.07">
            <text:p>2.07</text:p>
          </table:table-cell>
          <table:table-cell table:formula="of:=[.N564] - [.N$553]" office:value-type="float" office:value="0.210000000000001">
            <text:p>0.21</text:p>
          </table:table-cell>
          <table:table-cell table:formula="of:=[.O564] - [.O$553]" office:value-type="float" office:value="3.18">
            <text:p>3.18</text:p>
          </table:table-cell>
          <table:table-cell table:formula="of:=[.P564] - [.P$553]" office:value-type="float" office:value="5.52">
            <text:p>5.5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ndom</text:p>
          </table:table-cell>
          <table:table-cell table:number-columns-repeated="2" office:value-type="float" office:value="29.05">
            <text:p>29.05</text:p>
          </table:table-cell>
          <table:table-cell table:number-columns-repeated="2" office:value-type="float" office:value="29.17">
            <text:p>29.17</text:p>
          </table:table-cell>
          <table:table-cell office:value-type="float" office:value="29.05">
            <text:p>29.05</text:p>
          </table:table-cell>
          <table:table-cell office:value-type="float" office:value="29.17">
            <text:p>29.17</text:p>
          </table:table-cell>
          <table:table-cell/>
          <table:table-cell office:value-type="string">
            <text:p>Random</text:p>
          </table:table-cell>
          <table:table-cell table:number-columns-repeated="2" office:value-type="float" office:value="12.84">
            <text:p>12.84</text:p>
          </table:table-cell>
          <table:table-cell table:number-columns-repeated="2" office:value-type="float" office:value="10.5">
            <text:p>10.5</text:p>
          </table:table-cell>
          <table:table-cell office:value-type="float" office:value="12.84">
            <text:p>12.84</text:p>
          </table:table-cell>
          <table:table-cell office:value-type="float" office:value="10.5">
            <text:p>10.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27">
            <text:p>32.27</text:p>
          </table:table-cell>
          <table:table-cell office:value-type="float" office:value="34.89">
            <text:p>34.89</text:p>
          </table:table-cell>
          <table:table-cell office:value-type="float" office:value="31.2">
            <text:p>31.2</text:p>
          </table:table-cell>
          <table:table-cell office:value-type="float" office:value="32.28">
            <text:p>32.28</text:p>
          </table:table-cell>
          <table:table-cell office:value-type="float" office:value="30.38">
            <text:p>30.38</text:p>
          </table:table-cell>
          <table:table-cell office:value-type="float" office:value="29.75">
            <text:p>29.75</text:p>
          </table:table-cell>
          <table:table-cell table:number-columns-repeated="2"/>
          <table:table-cell office:value-type="float" office:value="19.97">
            <text:p>19.97</text:p>
          </table:table-cell>
          <table:table-cell office:value-type="float" office:value="18.37">
            <text:p>18.37</text:p>
          </table:table-cell>
          <table:table-cell office:value-type="float" office:value="13.92">
            <text:p>13.92</text:p>
          </table:table-cell>
          <table:table-cell office:value-type="float" office:value="13.03">
            <text:p>13.03</text:p>
          </table:table-cell>
          <table:table-cell office:value-type="float" office:value="17.78">
            <text:p>17.78</text:p>
          </table:table-cell>
          <table:table-cell office:value-type="float" office:value="13.03">
            <text:p>13.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29">
            <text:p>35.29</text:p>
          </table:table-cell>
          <table:table-cell office:value-type="float" office:value="30.14">
            <text:p>30.14</text:p>
          </table:table-cell>
          <table:table-cell office:value-type="float" office:value="32.64">
            <text:p>32.64</text:p>
          </table:table-cell>
          <table:table-cell office:value-type="float" office:value="30.29">
            <text:p>30.29</text:p>
          </table:table-cell>
          <table:table-cell office:value-type="float" office:value="29.64">
            <text:p>29.64</text:p>
          </table:table-cell>
          <table:table-cell table:number-columns-repeated="2"/>
          <table:table-cell office:value-type="float" office:value="21.27">
            <text:p>21.27</text:p>
          </table:table-cell>
          <table:table-cell office:value-type="float" office:value="19.05">
            <text:p>19.05</text:p>
          </table:table-cell>
          <table:table-cell office:value-type="float" office:value="14.39">
            <text:p>14.39</text:p>
          </table:table-cell>
          <table:table-cell office:value-type="float" office:value="13.47">
            <text:p>13.47</text:p>
          </table:table-cell>
          <table:table-cell office:value-type="float" office:value="18.58">
            <text:p>18.58</text:p>
          </table:table-cell>
          <table:table-cell office:value-type="float" office:value="13.23">
            <text:p>13.2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5">
            <text:p>32.35</text:p>
          </table:table-cell>
          <table:table-cell office:value-type="float" office:value="35.46">
            <text:p>35.46</text:p>
          </table:table-cell>
          <table:table-cell office:value-type="float" office:value="30.38">
            <text:p>30.38</text:p>
          </table:table-cell>
          <table:table-cell office:value-type="float" office:value="32.81">
            <text:p>32.81</text:p>
          </table:table-cell>
          <table:table-cell office:value-type="float" office:value="30.86">
            <text:p>30.86</text:p>
          </table:table-cell>
          <table:table-cell office:value-type="float" office:value="29.8">
            <text:p>29.8</text:p>
          </table:table-cell>
          <table:table-cell table:number-columns-repeated="2"/>
          <table:table-cell office:value-type="float" office:value="22.12">
            <text:p>22.12</text:p>
          </table:table-cell>
          <table:table-cell office:value-type="float" office:value="19.38">
            <text:p>19.38</text:p>
          </table:table-cell>
          <table:table-cell office:value-type="float" office:value="14.54">
            <text:p>14.54</text:p>
          </table:table-cell>
          <table:table-cell office:value-type="float" office:value="13.66">
            <text:p>13.66</text:p>
          </table:table-cell>
          <table:table-cell office:value-type="float" office:value="19.67">
            <text:p>19.67</text:p>
          </table:table-cell>
          <table:table-cell office:value-type="float" office:value="13.53">
            <text:p>13.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5">
            <text:p>32.5</text:p>
          </table:table-cell>
          <table:table-cell office:value-type="float" office:value="36.15">
            <text:p>36.15</text:p>
          </table:table-cell>
          <table:table-cell office:value-type="float" office:value="30.79">
            <text:p>30.79</text:p>
          </table:table-cell>
          <table:table-cell office:value-type="float" office:value="33.11">
            <text:p>33.11</text:p>
          </table:table-cell>
          <table:table-cell office:value-type="float" office:value="31.35">
            <text:p>31.35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2.11">
            <text:p>22.11</text:p>
          </table:table-cell>
          <table:table-cell office:value-type="float" office:value="20.31">
            <text:p>20.31</text:p>
          </table:table-cell>
          <table:table-cell office:value-type="float" office:value="15.11">
            <text:p>15.11</text:p>
          </table:table-cell>
          <table:table-cell office:value-type="float" office:value="13.62">
            <text:p>13.62</text:p>
          </table:table-cell>
          <table:table-cell office:value-type="float" office:value="20.51">
            <text:p>20.51</text:p>
          </table:table-cell>
          <table:table-cell office:value-type="float" office:value="14.04">
            <text:p>14.0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89">
            <text:p>32.89</text:p>
          </table:table-cell>
          <table:table-cell office:value-type="float" office:value="36.34">
            <text:p>36.34</text:p>
          </table:table-cell>
          <table:table-cell office:value-type="float" office:value="30.47">
            <text:p>30.47</text:p>
          </table:table-cell>
          <table:table-cell office:value-type="float" office:value="33.25">
            <text:p>33.25</text:p>
          </table:table-cell>
          <table:table-cell office:value-type="float" office:value="31.27">
            <text:p>31.27</text:p>
          </table:table-cell>
          <table:table-cell office:value-type="float" office:value="29.82">
            <text:p>29.8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19.66">
            <text:p>19.66</text:p>
          </table:table-cell>
          <table:table-cell office:value-type="float" office:value="15.51">
            <text:p>15.51</text:p>
          </table:table-cell>
          <table:table-cell office:value-type="float" office:value="13.91">
            <text:p>13.91</text:p>
          </table:table-cell>
          <table:table-cell office:value-type="float" office:value="20.94">
            <text:p>20.94</text:p>
          </table:table-cell>
          <table:table-cell office:value-type="float" office:value="14.22">
            <text:p>14.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23">
            <text:p>33.23</text:p>
          </table:table-cell>
          <table:table-cell office:value-type="float" office:value="36.22">
            <text:p>36.22</text:p>
          </table:table-cell>
          <table:table-cell office:value-type="float" office:value="30.28">
            <text:p>30.28</text:p>
          </table:table-cell>
          <table:table-cell office:value-type="float" office:value="33.6">
            <text:p>33.6</text:p>
          </table:table-cell>
          <table:table-cell office:value-type="float" office:value="32.04">
            <text:p>32.04</text:p>
          </table:table-cell>
          <table:table-cell office:value-type="float" office:value="30.24">
            <text:p>30.24</text:p>
          </table:table-cell>
          <table:table-cell table:number-columns-repeated="2"/>
          <table:table-cell office:value-type="float" office:value="22.71">
            <text:p>22.71</text:p>
          </table:table-cell>
          <table:table-cell office:value-type="float" office:value="19.74">
            <text:p>19.74</text:p>
          </table:table-cell>
          <table:table-cell office:value-type="float" office:value="15.17">
            <text:p>15.17</text:p>
          </table:table-cell>
          <table:table-cell office:value-type="float" office:value="14.06">
            <text:p>14.06</text:p>
          </table:table-cell>
          <table:table-cell office:value-type="float" office:value="21.17">
            <text:p>21.17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3">
            <text:p>33.33</text:p>
          </table:table-cell>
          <table:table-cell office:value-type="float" office:value="36.11">
            <text:p>36.11</text:p>
          </table:table-cell>
          <table:table-cell office:value-type="float" office:value="30.51">
            <text:p>30.51</text:p>
          </table:table-cell>
          <table:table-cell office:value-type="float" office:value="33.62">
            <text:p>33.62</text:p>
          </table:table-cell>
          <table:table-cell office:value-type="float" office:value="32.76">
            <text:p>32.76</text:p>
          </table:table-cell>
          <table:table-cell office:value-type="float" office:value="30.07">
            <text:p>30.07</text:p>
          </table:table-cell>
          <table:table-cell table:number-columns-repeated="2"/>
          <table:table-cell office:value-type="float" office:value="22.37">
            <text:p>22.37</text:p>
          </table:table-cell>
          <table:table-cell office:value-type="float" office:value="20.59">
            <text:p>20.59</text:p>
          </table:table-cell>
          <table:table-cell office:value-type="float" office:value="15.18">
            <text:p>15.18</text:p>
          </table:table-cell>
          <table:table-cell office:value-type="float" office:value="13.58">
            <text:p>13.58</text:p>
          </table:table-cell>
          <table:table-cell office:value-type="float" office:value="21.09">
            <text:p>21.09</text:p>
          </table:table-cell>
          <table:table-cell office:value-type="float" office:value="14.56">
            <text:p>14.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15">
            <text:p>33.15</text:p>
          </table:table-cell>
          <table:table-cell office:value-type="float" office:value="36.19">
            <text:p>36.19</text:p>
          </table:table-cell>
          <table:table-cell office:value-type="float" office:value="29.82">
            <text:p>29.82</text:p>
          </table:table-cell>
          <table:table-cell office:value-type="float" office:value="33.75">
            <text:p>33.75</text:p>
          </table:table-cell>
          <table:table-cell office:value-type="float" office:value="33.03">
            <text:p>33.03</text:p>
          </table:table-cell>
          <table:table-cell office:value-type="float" office:value="29.94">
            <text:p>29.94</text:p>
          </table:table-cell>
          <table:table-cell table:number-columns-repeated="2"/>
          <table:table-cell office:value-type="float" office:value="21.61">
            <text:p>21.61</text:p>
          </table:table-cell>
          <table:table-cell office:value-type="float" office:value="19.63">
            <text:p>19.63</text:p>
          </table:table-cell>
          <table:table-cell office:value-type="float" office:value="14.82">
            <text:p>14.82</text:p>
          </table:table-cell>
          <table:table-cell office:value-type="float" office:value="13.61">
            <text:p>13.61</text:p>
          </table:table-cell>
          <table:table-cell office:value-type="float" office:value="21">
            <text:p>21</text:p>
          </table:table-cell>
          <table:table-cell office:value-type="float" office:value="15.13">
            <text:p>15.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3.35">
            <text:p>33.35</text:p>
          </table:table-cell>
          <table:table-cell office:value-type="float" office:value="35.29">
            <text:p>35.29</text:p>
          </table:table-cell>
          <table:table-cell office:value-type="float" office:value="29.68">
            <text:p>29.68</text:p>
          </table:table-cell>
          <table:table-cell office:value-type="float" office:value="33.98">
            <text:p>33.98</text:p>
          </table:table-cell>
          <table:table-cell office:value-type="float" office:value="32.83">
            <text:p>32.83</text:p>
          </table:table-cell>
          <table:table-cell office:value-type="float" office:value="29.7">
            <text:p>29.7</text:p>
          </table:table-cell>
          <table:table-cell table:number-columns-repeated="2"/>
          <table:table-cell office:value-type="float" office:value="20.53">
            <text:p>20.53</text:p>
          </table:table-cell>
          <table:table-cell office:value-type="float" office:value="18.89">
            <text:p>18.89</text:p>
          </table:table-cell>
          <table:table-cell office:value-type="float" office:value="15.1">
            <text:p>15.1</text:p>
          </table:table-cell>
          <table:table-cell office:value-type="float" office:value="13.62">
            <text:p>13.62</text:p>
          </table:table-cell>
          <table:table-cell office:value-type="float" office:value="20.95">
            <text:p>20.95</text:p>
          </table:table-cell>
          <table:table-cell office:value-type="float" office:value="15.11">
            <text:p>15.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2.36">
            <text:p>32.36</text:p>
          </table:table-cell>
          <table:table-cell office:value-type="float" office:value="34.95">
            <text:p>34.95</text:p>
          </table:table-cell>
          <table:table-cell office:value-type="float" office:value="29.22">
            <text:p>29.22</text:p>
          </table:table-cell>
          <table:table-cell office:value-type="float" office:value="33.74">
            <text:p>33.74</text:p>
          </table:table-cell>
          <table:table-cell office:value-type="float" office:value="32.1">
            <text:p>32.1</text:p>
          </table:table-cell>
          <table:table-cell office:value-type="float" office:value="29.49">
            <text:p>29.49</text:p>
          </table:table-cell>
          <table:table-cell table:number-columns-repeated="2"/>
          <table:table-cell office:value-type="float" office:value="19.4">
            <text:p>19.4</text:p>
          </table:table-cell>
          <table:table-cell office:value-type="float" office:value="17.39">
            <text:p>17.39</text:p>
          </table:table-cell>
          <table:table-cell office:value-type="float" office:value="13.97">
            <text:p>13.97</text:p>
          </table:table-cell>
          <table:table-cell office:value-type="float" office:value="12.7">
            <text:p>12.7</text:p>
          </table:table-cell>
          <table:table-cell office:value-type="float" office:value="19.95">
            <text:p>19.95</text:p>
          </table:table-cell>
          <table:table-cell office:value-type="float" office:value="15.18">
            <text:p>15.1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1.27">
            <text:p>31.27</text:p>
          </table:table-cell>
          <table:table-cell office:value-type="float" office:value="34.12">
            <text:p>34.12</text:p>
          </table:table-cell>
          <table:table-cell office:value-type="float" office:value="28.13">
            <text:p>28.13</text:p>
          </table:table-cell>
          <table:table-cell office:value-type="float" office:value="33.11">
            <text:p>33.11</text:p>
          </table:table-cell>
          <table:table-cell office:value-type="float" office:value="31.85">
            <text:p>31.85</text:p>
          </table:table-cell>
          <table:table-cell office:value-type="float" office:value="29.02">
            <text:p>29.02</text:p>
          </table:table-cell>
          <table:table-cell table:number-columns-repeated="2"/>
          <table:table-cell office:value-type="float" office:value="14.78">
            <text:p>14.78</text:p>
          </table:table-cell>
          <table:table-cell office:value-type="float" office:value="13.96">
            <text:p>13.96</text:p>
          </table:table-cell>
          <table:table-cell office:value-type="float" office:value="12.57">
            <text:p>12.57</text:p>
          </table:table-cell>
          <table:table-cell office:value-type="float" office:value="10.71">
            <text:p>10.71</text:p>
          </table:table-cell>
          <table:table-cell table:number-columns-repeated="2" office:value-type="float" office:value="16.02">
            <text:p>16.02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/>
          <table:table-cell>
            <draw:frame table:end-cell-address="Sheet1.H581" table:end-x="0.826in" table:end-y="0.1429in" draw:z-index="27" draw:style-name="gr1" svg:width="6in" svg:height="2.7598in" svg:x="0.1598in" svg:y="0.05in">
              <draw:object draw:notify-on-update-of-ranges="Sheet1.B542:Sheet1.B552 Sheet1.C541:Sheet1.C541 Sheet1.C542:Sheet1.C552 Sheet1.D541:Sheet1.D541 Sheet1.D542:Sheet1.D552 Sheet1.G541:Sheet1.G541 Sheet1.G542:Sheet1.G552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7"/>
          <table:table-cell>
            <draw:frame table:end-cell-address="Sheet1.Q581" table:end-x="0.3764in" table:end-y="0.1634in" draw:z-index="29" draw:style-name="gr1" svg:width="6in" svg:height="2.7598in" svg:x="0.5996in" svg:y="0.0705in">
              <draw:object draw:notify-on-update-of-ranges="Sheet1.J542:Sheet1.J552 Sheet1.K541:Sheet1.K541 Sheet1.K542:Sheet1.K552 Sheet1.L541:Sheet1.L541 Sheet1.L542:Sheet1.L552 Sheet1.O541:Sheet1.O541 Sheet1.O542:Sheet1.O552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/>
          <table:table-cell>
            <draw:frame table:end-cell-address="Sheet1.H599" table:end-x="0.7283in" table:end-y="0.1425in" draw:z-index="28" draw:style-name="gr1" svg:width="6in" svg:height="2.7598in" svg:x="0.0622in" svg:y="0.05in">
              <draw:object draw:notify-on-update-of-ranges="Sheet1.B542:Sheet1.B552 Sheet1.E541:Sheet1.E541 Sheet1.E542:Sheet1.E552 Sheet1.F541:Sheet1.F541 Sheet1.F542:Sheet1.F552 Sheet1.H541:Sheet1.H541 Sheet1.H542:Sheet1.H552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9"/>
          <table:table-cell>
            <draw:frame table:end-cell-address="Sheet1.Q600" table:end-x="0.2118in" table:end-y="0.122in" draw:z-index="30" draw:style-name="gr1" svg:width="6in" svg:height="2.7598in" svg:x="0.435in" svg:y="0.0291in">
              <draw:object draw:notify-on-update-of-ranges="Sheet1.J542:Sheet1.J552 Sheet1.M541:Sheet1.M541 Sheet1.M542:Sheet1.M552 Sheet1.N541:Sheet1.N541 Sheet1.N542:Sheet1.N552 Sheet1.P541:Sheet1.P541 Sheet1.P542:Sheet1.P552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office:value-type="string">
            <text:p>Varianz</text:p>
          </table:table-cell>
          <table:table-cell office:value-type="string">
            <text:p>Anzahl Experimente</text:p>
          </table:table-cell>
          <table:table-cell office:value-type="string">
            <text:p>1. Lauf</text:p>
          </table:table-cell>
          <table:table-cell office:value-type="string">
            <text:p>2. Lauf</text:p>
          </table:table-cell>
          <table:table-cell office:value-type="string">
            <text:p>3. Lauf</text:p>
          </table:table-cell>
          <table:table-cell office:value-type="string">
            <text:p>4. Lauf</text:p>
          </table:table-cell>
          <table:table-cell office:value-type="string">
            <text:p>5. Lauf</text:p>
          </table:table-cell>
          <table:table-cell office:value-type="string">
            <text:p>6. Lauf</text:p>
          </table:table-cell>
          <table:table-cell office:value-type="string">
            <text:p>7. Lauf</text:p>
          </table:table-cell>
          <table:table-cell office:value-type="string">
            <text:p>8. Lauf</text:p>
          </table:table-cell>
          <table:table-cell office:value-type="string">
            <text:p>9. Lauf</text:p>
          </table:table-cell>
          <table:table-cell office:value-type="string">
            <text:p>10. Lauf</text:p>
          </table:table-cell>
          <table:table-cell table:number-columns-repeated="13"/>
          <table:table-cell office:value-type="string">
            <text:p>Sich zufällig bewegende Agente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0.48">
            <text:p>30.48</text:p>
          </table:table-cell>
          <table:table-cell office:value-type="float" office:value="29.6">
            <text:p>29.6</text:p>
          </table:table-cell>
          <table:table-cell office:value-type="float" office:value="27.3">
            <text:p>27.3</text:p>
          </table:table-cell>
          <table:table-cell office:value-type="float" office:value="29.78">
            <text:p>29.78</text:p>
          </table:table-cell>
          <table:table-cell office:value-type="float" office:value="29.14">
            <text:p>29.14</text:p>
          </table:table-cell>
          <table:table-cell office:value-type="float" office:value="29.96">
            <text:p>29.96</text:p>
          </table:table-cell>
          <table:table-cell office:value-type="float" office:value="28.6">
            <text:p>28.6</text:p>
          </table:table-cell>
          <table:table-cell office:value-type="float" office:value="31.38">
            <text:p>31.38</text:p>
          </table:table-cell>
          <table:table-cell office:value-type="float" office:value="30.86">
            <text:p>30.86</text:p>
          </table:table-cell>
          <table:table-cell office:value-type="float" office:value="30.14">
            <text:p>30.14</text:p>
          </table:table-cell>
          <table:table-cell table:style-name="ce4" table:formula="of:=SUM([.C604:.L604])/1000" office:value-type="float" office:value="0.29724">
            <text:p>0.2972</text:p>
          </table:table-cell>
          <table:table-cell table:formula="of:=VARA([.C604:.L604])" office:value-type="float" office:value="1.37020444444444">
            <text:p>1.37</text:p>
          </table:table-cell>
          <table:table-cell table:formula="of:=SUM([.C604:.L604])/10" office:value-type="float" office:value="29.724">
            <text:p>29.72</text:p>
          </table:table-cell>
          <table:table-cell table:formula="of:=([.C604]-[.$O604])*([.C604]-[.$O604])" office:value-type="float" office:value="0.571536">
            <text:p>0.57</text:p>
          </table:table-cell>
          <table:table-cell table:formula="of:=([.D604]-[.$O604])*([.D604]-[.$O604])" office:value-type="float" office:value="0.0153759999999997">
            <text:p>0.02</text:p>
          </table:table-cell>
          <table:table-cell table:formula="of:=([.E604]-[.$O604])*([.E604]-[.$O604])" office:value-type="float" office:value="5.875776">
            <text:p>5.88</text:p>
          </table:table-cell>
          <table:table-cell table:formula="of:=([.F604]-[.$O604])*([.F604]-[.$O604])" office:value-type="float" office:value="0.0031360000000001">
            <text:p>0</text:p>
          </table:table-cell>
          <table:table-cell table:formula="of:=([.G604]-[.$O604])*([.G604]-[.$O604])" office:value-type="float" office:value="0.341056">
            <text:p>0.34</text:p>
          </table:table-cell>
          <table:table-cell table:formula="of:=([.H604]-[.$O604])*([.H604]-[.$O604])" office:value-type="float" office:value="0.0556960000000003">
            <text:p>0.06</text:p>
          </table:table-cell>
          <table:table-cell table:formula="of:=([.I604]-[.$O604])*([.I604]-[.$O604])" office:value-type="float" office:value="1.263376">
            <text:p>1.26</text:p>
          </table:table-cell>
          <table:table-cell table:formula="of:=([.J604]-[.$O604])*([.J604]-[.$O604])" office:value-type="float" office:value="2.742336">
            <text:p>2.74</text:p>
          </table:table-cell>
          <table:table-cell table:formula="of:=([.K604]-[.$O604])*([.K604]-[.$O604])" office:value-type="float" office:value="1.290496">
            <text:p>1.29</text:p>
          </table:table-cell>
          <table:table-cell table:formula="of:=([.L604]-[.$O604])*([.L604]-[.$O604])" office:value-type="float" office:value="0.173056">
            <text:p>0.17</text:p>
          </table:table-cell>
          <table:table-cell table:formula="of:=SUM([.P604:.Y604])" office:value-type="float" office:value="12.33184">
            <text:p>12.3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0.16">
            <text:p>30.16</text:p>
          </table:table-cell>
          <table:table-cell office:value-type="float" office:value="28.77">
            <text:p>28.77</text:p>
          </table:table-cell>
          <table:table-cell office:value-type="float" office:value="30.83">
            <text:p>30.83</text:p>
          </table:table-cell>
          <table:table-cell office:value-type="float" office:value="29.8">
            <text:p>29.8</text:p>
          </table:table-cell>
          <table:table-cell office:value-type="float" office:value="30.16">
            <text:p>30.16</text:p>
          </table:table-cell>
          <table:table-cell office:value-type="float" office:value="29.74">
            <text:p>29.74</text:p>
          </table:table-cell>
          <table:table-cell office:value-type="float" office:value="31.38">
            <text:p>31.38</text:p>
          </table:table-cell>
          <table:table-cell office:value-type="float" office:value="28.95">
            <text:p>28.95</text:p>
          </table:table-cell>
          <table:table-cell office:value-type="float" office:value="28.82">
            <text:p>28.82</text:p>
          </table:table-cell>
          <table:table-cell office:value-type="float" office:value="28.76">
            <text:p>28.76</text:p>
          </table:table-cell>
          <table:table-cell table:style-name="ce4" table:formula="of:=SUM([.C605:.L605])/1000" office:value-type="float" office:value="0.29737">
            <text:p>0.2974</text:p>
          </table:table-cell>
          <table:table-cell table:formula="of:=VARA([.C605:.L605])" office:value-type="float" office:value="0.845089999999999">
            <text:p>0.85</text:p>
          </table:table-cell>
          <table:table-cell table:formula="of:=SUM([.C605:.L605])/10" office:value-type="float" office:value="29.737">
            <text:p>29.74</text:p>
          </table:table-cell>
          <table:table-cell table:formula="of:=([.C605]-[.$O605])*([.C605]-[.$O605])" office:value-type="float" office:value="0.178928999999999">
            <text:p>0.18</text:p>
          </table:table-cell>
          <table:table-cell table:formula="of:=([.D605]-[.$O605])*([.D605]-[.$O605])" office:value-type="float" office:value="0.935089000000004">
            <text:p>0.94</text:p>
          </table:table-cell>
          <table:table-cell table:formula="of:=([.E605]-[.$O605])*([.E605]-[.$O605])" office:value-type="float" office:value="1.19464899999999">
            <text:p>1.19</text:p>
          </table:table-cell>
          <table:table-cell table:formula="of:=([.F605]-[.$O605])*([.F605]-[.$O605])" office:value-type="float" office:value="0.00396899999999985">
            <text:p>0</text:p>
          </table:table-cell>
          <table:table-cell table:formula="of:=([.G605]-[.$O605])*([.G605]-[.$O605])" office:value-type="float" office:value="0.178928999999999">
            <text:p>0.18</text:p>
          </table:table-cell>
          <table:table-cell table:formula="of:=([.H605]-[.$O605])*([.H605]-[.$O605])" office:value-type="float" office:value="0.00000899999999997937">
            <text:p>0</text:p>
          </table:table-cell>
          <table:table-cell table:formula="of:=([.I605]-[.$O605])*([.I605]-[.$O605])" office:value-type="float" office:value="2.69944899999999">
            <text:p>2.7</text:p>
          </table:table-cell>
          <table:table-cell table:formula="of:=([.J605]-[.$O605])*([.J605]-[.$O605])" office:value-type="float" office:value="0.619369000000004">
            <text:p>0.62</text:p>
          </table:table-cell>
          <table:table-cell table:formula="of:=([.K605]-[.$O605])*([.K605]-[.$O605])" office:value-type="float" office:value="0.840889000000003">
            <text:p>0.84</text:p>
          </table:table-cell>
          <table:table-cell table:formula="of:=([.L605]-[.$O605])*([.L605]-[.$O605])" office:value-type="float" office:value="0.954529000000001">
            <text:p>0.95</text:p>
          </table:table-cell>
          <table:table-cell table:formula="of:=SUM([.P605:.Y605])" office:value-type="float" office:value="7.60580999999999">
            <text:p>7.6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9.84">
            <text:p>29.84</text:p>
          </table:table-cell>
          <table:table-cell office:value-type="float" office:value="29.09">
            <text:p>29.09</text:p>
          </table:table-cell>
          <table:table-cell office:value-type="float" office:value="29.89">
            <text:p>29.89</text:p>
          </table:table-cell>
          <table:table-cell office:value-type="float" office:value="30.42">
            <text:p>30.42</text:p>
          </table:table-cell>
          <table:table-cell office:value-type="float" office:value="30.02">
            <text:p>30.02</text:p>
          </table:table-cell>
          <table:table-cell office:value-type="float" office:value="29.39">
            <text:p>29.39</text:p>
          </table:table-cell>
          <table:table-cell office:value-type="float" office:value="29.76">
            <text:p>29.76</text:p>
          </table:table-cell>
          <table:table-cell office:value-type="float" office:value="29.56">
            <text:p>29.56</text:p>
          </table:table-cell>
          <table:table-cell office:value-type="float" office:value="29.13">
            <text:p>29.13</text:p>
          </table:table-cell>
          <table:table-cell office:value-type="float" office:value="29.65">
            <text:p>29.65</text:p>
          </table:table-cell>
          <table:table-cell table:style-name="ce4" table:formula="of:=SUM([.C606:.L606])/1000" office:value-type="float" office:value="0.29675">
            <text:p>0.2968</text:p>
          </table:table-cell>
          <table:table-cell table:formula="of:=VARA([.C606:.L606])" office:value-type="float" office:value="0.16545">
            <text:p>0.17</text:p>
          </table:table-cell>
          <table:table-cell table:formula="of:=SUM([.C606:.L606])/10" office:value-type="float" office:value="29.675">
            <text:p>29.68</text:p>
          </table:table-cell>
          <table:table-cell table:formula="of:=([.C606]-[.$O606])*([.C606]-[.$O606])" office:value-type="float" office:value="0.0272250000000021">
            <text:p>0.03</text:p>
          </table:table-cell>
          <table:table-cell table:formula="of:=([.D606]-[.$O606])*([.D606]-[.$O606])" office:value-type="float" office:value="0.342224999999993">
            <text:p>0.34</text:p>
          </table:table-cell>
          <table:table-cell table:formula="of:=([.E606]-[.$O606])*([.E606]-[.$O606])" office:value-type="float" office:value="0.046225000000003">
            <text:p>0.05</text:p>
          </table:table-cell>
          <table:table-cell table:formula="of:=([.F606]-[.$O606])*([.F606]-[.$O606])" office:value-type="float" office:value="0.555025000000012">
            <text:p>0.56</text:p>
          </table:table-cell>
          <table:table-cell table:formula="of:=([.G606]-[.$O606])*([.G606]-[.$O606])" office:value-type="float" office:value="0.119025000000004">
            <text:p>0.12</text:p>
          </table:table-cell>
          <table:table-cell table:formula="of:=([.H606]-[.$O606])*([.H606]-[.$O606])" office:value-type="float" office:value="0.081224999999996">
            <text:p>0.08</text:p>
          </table:table-cell>
          <table:table-cell table:formula="of:=([.I606]-[.$O606])*([.I606]-[.$O606])" office:value-type="float" office:value="0.00722500000000135">
            <text:p>0.01</text:p>
          </table:table-cell>
          <table:table-cell table:formula="of:=([.J606]-[.$O606])*([.J606]-[.$O606])" office:value-type="float" office:value="0.0132249999999988">
            <text:p>0.01</text:p>
          </table:table-cell>
          <table:table-cell table:formula="of:=([.K606]-[.$O606])*([.K606]-[.$O606])" office:value-type="float" office:value="0.297024999999994">
            <text:p>0.3</text:p>
          </table:table-cell>
          <table:table-cell table:formula="of:=([.L606]-[.$O606])*([.L606]-[.$O606])" office:value-type="float" office:value="0.000624999999999751">
            <text:p>0</text:p>
          </table:table-cell>
          <table:table-cell table:formula="of:=SUM([.P606:.Y606])" office:value-type="float" office:value="1.48905">
            <text:p>1.49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9.69">
            <text:p>29.69</text:p>
          </table:table-cell>
          <table:table-cell office:value-type="float" office:value="29.05">
            <text:p>29.05</text:p>
          </table:table-cell>
          <table:table-cell office:value-type="float" office:value="30.51">
            <text:p>30.51</text:p>
          </table:table-cell>
          <table:table-cell office:value-type="float" office:value="29.74">
            <text:p>29.74</text:p>
          </table:table-cell>
          <table:table-cell office:value-type="float" office:value="30.36">
            <text:p>30.36</text:p>
          </table:table-cell>
          <table:table-cell office:value-type="float" office:value="29.6">
            <text:p>29.6</text:p>
          </table:table-cell>
          <table:table-cell office:value-type="float" office:value="28.75">
            <text:p>28.75</text:p>
          </table:table-cell>
          <table:table-cell office:value-type="float" office:value="28.82">
            <text:p>28.82</text:p>
          </table:table-cell>
          <table:table-cell office:value-type="float" office:value="29.42">
            <text:p>29.42</text:p>
          </table:table-cell>
          <table:table-cell office:value-type="float" office:value="29.09">
            <text:p>29.09</text:p>
          </table:table-cell>
          <table:table-cell table:style-name="ce4" table:formula="of:=SUM([.C607:.L607])/1000" office:value-type="float" office:value="0.29503">
            <text:p>0.2950</text:p>
          </table:table-cell>
          <table:table-cell table:formula="of:=VARA([.C607:.L607])" office:value-type="float" office:value="0.362801111111111">
            <text:p>0.36</text:p>
          </table:table-cell>
          <table:table-cell table:formula="of:=SUM([.C607:.L607])/10" office:value-type="float" office:value="29.503">
            <text:p>29.5</text:p>
          </table:table-cell>
          <table:table-cell table:formula="of:=([.C607]-[.$O607])*([.C607]-[.$O607])" office:value-type="float" office:value="0.0349690000000018">
            <text:p>0.03</text:p>
          </table:table-cell>
          <table:table-cell table:formula="of:=([.D607]-[.$O607])*([.D607]-[.$O607])" office:value-type="float" office:value="0.205208999999996">
            <text:p>0.21</text:p>
          </table:table-cell>
          <table:table-cell table:formula="of:=([.E607]-[.$O607])*([.E607]-[.$O607])" office:value-type="float" office:value="1.01404900000001">
            <text:p>1.01</text:p>
          </table:table-cell>
          <table:table-cell table:formula="of:=([.F607]-[.$O607])*([.F607]-[.$O607])" office:value-type="float" office:value="0.0561690000000009">
            <text:p>0.06</text:p>
          </table:table-cell>
          <table:table-cell table:formula="of:=([.G607]-[.$O607])*([.G607]-[.$O607])" office:value-type="float" office:value="0.734449000000005">
            <text:p>0.73</text:p>
          </table:table-cell>
          <table:table-cell table:formula="of:=([.H607]-[.$O607])*([.H607]-[.$O607])" office:value-type="float" office:value="0.00940900000000094">
            <text:p>0.01</text:p>
          </table:table-cell>
          <table:table-cell table:formula="of:=([.I607]-[.$O607])*([.I607]-[.$O607])" office:value-type="float" office:value="0.567008999999995">
            <text:p>0.57</text:p>
          </table:table-cell>
          <table:table-cell table:formula="of:=([.J607]-[.$O607])*([.J607]-[.$O607])" office:value-type="float" office:value="0.466488999999995">
            <text:p>0.47</text:p>
          </table:table-cell>
          <table:table-cell table:formula="of:=([.K607]-[.$O607])*([.K607]-[.$O607])" office:value-type="float" office:value="0.00688899999999915">
            <text:p>0.01</text:p>
          </table:table-cell>
          <table:table-cell table:formula="of:=([.L607]-[.$O607])*([.L607]-[.$O607])" office:value-type="float" office:value="0.170568999999997">
            <text:p>0.17</text:p>
          </table:table-cell>
          <table:table-cell table:formula="of:=SUM([.P607:.Y607])" office:value-type="float" office:value="3.26521">
            <text:p>3.2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0.33">
            <text:p>30.33</text:p>
          </table:table-cell>
          <table:table-cell office:value-type="float" office:value="29.57">
            <text:p>29.57</text:p>
          </table:table-cell>
          <table:table-cell office:value-type="float" office:value="30.84">
            <text:p>30.84</text:p>
          </table:table-cell>
          <table:table-cell office:value-type="float" office:value="30.61">
            <text:p>30.61</text:p>
          </table:table-cell>
          <table:table-cell office:value-type="float" office:value="30.3">
            <text:p>30.3</text:p>
          </table:table-cell>
          <table:table-cell office:value-type="float" office:value="29.28">
            <text:p>29.28</text:p>
          </table:table-cell>
          <table:table-cell office:value-type="float" office:value="30.65">
            <text:p>30.65</text:p>
          </table:table-cell>
          <table:table-cell office:value-type="float" office:value="29.59">
            <text:p>29.59</text:p>
          </table:table-cell>
          <table:table-cell office:value-type="float" office:value="28.29">
            <text:p>28.29</text:p>
          </table:table-cell>
          <table:table-cell office:value-type="float" office:value="29.88">
            <text:p>29.88</text:p>
          </table:table-cell>
          <table:table-cell table:style-name="ce4" table:formula="of:=SUM([.C608:.L608])/1000" office:value-type="float" office:value="0.29934">
            <text:p>0.2993</text:p>
          </table:table-cell>
          <table:table-cell table:formula="of:=VARA([.C608:.L608])" office:value-type="float" office:value="0.607271111111111">
            <text:p>0.61</text:p>
          </table:table-cell>
          <table:table-cell table:formula="of:=SUM([.C608:.L608])/10" office:value-type="float" office:value="29.934">
            <text:p>29.93</text:p>
          </table:table-cell>
          <table:table-cell table:formula="of:=([.C608]-[.$O608])*([.C608]-[.$O608])" office:value-type="float" office:value="0.156816000000001">
            <text:p>0.16</text:p>
          </table:table-cell>
          <table:table-cell table:formula="of:=([.D608]-[.$O608])*([.D608]-[.$O608])" office:value-type="float" office:value="0.132495999999998">
            <text:p>0.13</text:p>
          </table:table-cell>
          <table:table-cell table:formula="of:=([.E608]-[.$O608])*([.E608]-[.$O608])" office:value-type="float" office:value="0.820836000000004">
            <text:p>0.82</text:p>
          </table:table-cell>
          <table:table-cell table:formula="of:=([.F608]-[.$O608])*([.F608]-[.$O608])" office:value-type="float" office:value="0.456976000000003">
            <text:p>0.46</text:p>
          </table:table-cell>
          <table:table-cell table:formula="of:=([.G608]-[.$O608])*([.G608]-[.$O608])" office:value-type="float" office:value="0.133956000000002">
            <text:p>0.13</text:p>
          </table:table-cell>
          <table:table-cell table:formula="of:=([.H608]-[.$O608])*([.H608]-[.$O608])" office:value-type="float" office:value="0.427715999999995">
            <text:p>0.43</text:p>
          </table:table-cell>
          <table:table-cell table:formula="of:=([.I608]-[.$O608])*([.I608]-[.$O608])" office:value-type="float" office:value="0.512656000000002">
            <text:p>0.51</text:p>
          </table:table-cell>
          <table:table-cell table:formula="of:=([.J608]-[.$O608])*([.J608]-[.$O608])" office:value-type="float" office:value="0.118335999999998">
            <text:p>0.12</text:p>
          </table:table-cell>
          <table:table-cell table:formula="of:=([.K608]-[.$O608])*([.K608]-[.$O608])" office:value-type="float" office:value="2.70273599999999">
            <text:p>2.7</text:p>
          </table:table-cell>
          <table:table-cell table:formula="of:=([.L608]-[.$O608])*([.L608]-[.$O608])" office:value-type="float" office:value="0.00291599999999984">
            <text:p>0</text:p>
          </table:table-cell>
          <table:table-cell table:formula="of:=SUM([.P608:.Y608])" office:value-type="float" office:value="5.46544">
            <text:p>5.4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.32">
            <text:p>30.32</text:p>
          </table:table-cell>
          <table:table-cell office:value-type="float" office:value="30.06">
            <text:p>30.06</text:p>
          </table:table-cell>
          <table:table-cell office:value-type="float" office:value="29.43">
            <text:p>29.43</text:p>
          </table:table-cell>
          <table:table-cell office:value-type="float" office:value="29.07">
            <text:p>29.07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52">
            <text:p>29.52</text:p>
          </table:table-cell>
          <table:table-cell office:value-type="float" office:value="29.04">
            <text:p>29.04</text:p>
          </table:table-cell>
          <table:table-cell office:value-type="float" office:value="29.54">
            <text:p>29.54</text:p>
          </table:table-cell>
          <table:table-cell office:value-type="float" office:value="29.49">
            <text:p>29.49</text:p>
          </table:table-cell>
          <table:table-cell table:style-name="ce4" table:formula="of:=SUM([.C609:.L609])/1000" office:value-type="float" office:value="0.29587">
            <text:p>0.2959</text:p>
          </table:table-cell>
          <table:table-cell table:formula="of:=VARA([.C609:.L609])" office:value-type="float" office:value="0.154867777777778">
            <text:p>0.15</text:p>
          </table:table-cell>
          <table:table-cell table:formula="of:=SUM([.C609:.L609])/10" office:value-type="float" office:value="29.587">
            <text:p>29.59</text:p>
          </table:table-cell>
          <table:table-cell table:formula="of:=([.C609]-[.$O609])*([.C609]-[.$O609])" office:value-type="float" office:value="0.537289000000001">
            <text:p>0.54</text:p>
          </table:table-cell>
          <table:table-cell table:formula="of:=([.D609]-[.$O609])*([.D609]-[.$O609])" office:value-type="float" office:value="0.223728999999999">
            <text:p>0.22</text:p>
          </table:table-cell>
          <table:table-cell table:formula="of:=([.E609]-[.$O609])*([.E609]-[.$O609])" office:value-type="float" office:value="0.024649">
            <text:p>0.02</text:p>
          </table:table-cell>
          <table:table-cell table:formula="of:=([.F609]-[.$O609])*([.F609]-[.$O609])" office:value-type="float" office:value="0.267288999999999">
            <text:p>0.27</text:p>
          </table:table-cell>
          <table:table-cell table:formula="of:=([.G609]-[.$O609])*([.G609]-[.$O609])" office:value-type="float" office:value="0.0127689999999999">
            <text:p>0.01</text:p>
          </table:table-cell>
          <table:table-cell table:formula="of:=([.H609]-[.$O609])*([.H609]-[.$O609])" office:value-type="float" office:value="0.0127689999999999">
            <text:p>0.01</text:p>
          </table:table-cell>
          <table:table-cell table:formula="of:=([.I609]-[.$O609])*([.I609]-[.$O609])" office:value-type="float" office:value="0.00448900000000002">
            <text:p>0</text:p>
          </table:table-cell>
          <table:table-cell table:formula="of:=([.J609]-[.$O609])*([.J609]-[.$O609])" office:value-type="float" office:value="0.299209000000001">
            <text:p>0.3</text:p>
          </table:table-cell>
          <table:table-cell table:formula="of:=([.K609]-[.$O609])*([.K609]-[.$O609])" office:value-type="float" office:value="0.00220900000000006">
            <text:p>0</text:p>
          </table:table-cell>
          <table:table-cell table:formula="of:=([.L609]-[.$O609])*([.L609]-[.$O609])" office:value-type="float" office:value="0.00940900000000025">
            <text:p>0.01</text:p>
          </table:table-cell>
          <table:table-cell table:formula="of:=SUM([.P609:.Y609])" office:value-type="float" office:value="1.39381">
            <text:p>1.3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9.33">
            <text:p>29.33</text:p>
          </table:table-cell>
          <table:table-cell office:value-type="float" office:value="29.43">
            <text:p>29.43</text:p>
          </table:table-cell>
          <table:table-cell office:value-type="float" office:value="30.3">
            <text:p>30.3</text:p>
          </table:table-cell>
          <table:table-cell office:value-type="float" office:value="29.44">
            <text:p>29.44</text:p>
          </table:table-cell>
          <table:table-cell office:value-type="float" office:value="30.15">
            <text:p>30.15</text:p>
          </table:table-cell>
          <table:table-cell office:value-type="float" office:value="29.94">
            <text:p>29.94</text:p>
          </table:table-cell>
          <table:table-cell office:value-type="float" office:value="30.27">
            <text:p>30.27</text:p>
          </table:table-cell>
          <table:table-cell office:value-type="float" office:value="29.33">
            <text:p>29.33</text:p>
          </table:table-cell>
          <table:table-cell office:value-type="float" office:value="30.54">
            <text:p>30.54</text:p>
          </table:table-cell>
          <table:table-cell office:value-type="float" office:value="29.27">
            <text:p>29.27</text:p>
          </table:table-cell>
          <table:table-cell table:style-name="ce4" table:formula="of:=SUM([.C610:.L610])/1000" office:value-type="float" office:value="0.298">
            <text:p>0.2980</text:p>
          </table:table-cell>
          <table:table-cell table:formula="of:=VARA([.C610:.L610])" office:value-type="float" office:value="0.238866666666667">
            <text:p>0.24</text:p>
          </table:table-cell>
          <table:table-cell table:formula="of:=SUM([.C610:.L610])/10" office:value-type="float" office:value="29.8">
            <text:p>29.8</text:p>
          </table:table-cell>
          <table:table-cell table:formula="of:=([.C610]-[.$O610])*([.C610]-[.$O610])" office:value-type="float" office:value="0.220900000000002">
            <text:p>0.22</text:p>
          </table:table-cell>
          <table:table-cell table:formula="of:=([.D610]-[.$O610])*([.D610]-[.$O610])" office:value-type="float" office:value="0.136900000000001">
            <text:p>0.14</text:p>
          </table:table-cell>
          <table:table-cell table:formula="of:=([.E610]-[.$O610])*([.E610]-[.$O610])" office:value-type="float" office:value="0.25">
            <text:p>0.25</text:p>
          </table:table-cell>
          <table:table-cell table:formula="of:=([.F610]-[.$O610])*([.F610]-[.$O610])" office:value-type="float" office:value="0.1296">
            <text:p>0.13</text:p>
          </table:table-cell>
          <table:table-cell table:formula="of:=([.G610]-[.$O610])*([.G610]-[.$O610])" office:value-type="float" office:value="0.122499999999999">
            <text:p>0.12</text:p>
          </table:table-cell>
          <table:table-cell table:formula="of:=([.H610]-[.$O610])*([.H610]-[.$O610])" office:value-type="float" office:value="0.0196000000000002">
            <text:p>0.02</text:p>
          </table:table-cell>
          <table:table-cell table:formula="of:=([.I610]-[.$O610])*([.I610]-[.$O610])" office:value-type="float" office:value="0.220899999999999">
            <text:p>0.22</text:p>
          </table:table-cell>
          <table:table-cell table:formula="of:=([.J610]-[.$O610])*([.J610]-[.$O610])" office:value-type="float" office:value="0.220900000000002">
            <text:p>0.22</text:p>
          </table:table-cell>
          <table:table-cell table:formula="of:=([.K610]-[.$O610])*([.K610]-[.$O610])" office:value-type="float" office:value="0.547599999999998">
            <text:p>0.55</text:p>
          </table:table-cell>
          <table:table-cell table:formula="of:=([.L610]-[.$O610])*([.L610]-[.$O610])" office:value-type="float" office:value="0.280900000000001">
            <text:p>0.28</text:p>
          </table:table-cell>
          <table:table-cell table:formula="of:=SUM([.P610:.Y610])" office:value-type="float" office:value="2.1498">
            <text:p>2.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0.19">
            <text:p>30.19</text:p>
          </table:table-cell>
          <table:table-cell office:value-type="float" office:value="29.7">
            <text:p>29.7</text:p>
          </table:table-cell>
          <table:table-cell office:value-type="float" office:value="29.84">
            <text:p>29.84</text:p>
          </table:table-cell>
          <table:table-cell office:value-type="float" office:value="29.73">
            <text:p>29.73</text:p>
          </table:table-cell>
          <table:table-cell office:value-type="float" office:value="29.66">
            <text:p>29.66</text:p>
          </table:table-cell>
          <table:table-cell office:value-type="float" office:value="29.65">
            <text:p>29.65</text:p>
          </table:table-cell>
          <table:table-cell office:value-type="float" office:value="29.64">
            <text:p>29.64</text:p>
          </table:table-cell>
          <table:table-cell office:value-type="float" office:value="29.73">
            <text:p>29.73</text:p>
          </table:table-cell>
          <table:table-cell office:value-type="float" office:value="29.34">
            <text:p>29.34</text:p>
          </table:table-cell>
          <table:table-cell office:value-type="float" office:value="30.1">
            <text:p>30.1</text:p>
          </table:table-cell>
          <table:table-cell table:style-name="ce4" table:formula="of:=SUM([.C611:.L611])/1000" office:value-type="float" office:value="0.29758">
            <text:p>0.2976</text:p>
          </table:table-cell>
          <table:table-cell table:formula="of:=VARA([.C611:.L611])" office:value-type="float" office:value="0.0583511111111114">
            <text:p>0.06</text:p>
          </table:table-cell>
          <table:table-cell table:formula="of:=SUM([.C611:.L611])/10" office:value-type="float" office:value="29.758">
            <text:p>29.76</text:p>
          </table:table-cell>
          <table:table-cell table:formula="of:=([.C611]-[.$O611])*([.C611]-[.$O611])" office:value-type="float" office:value="0.186624000000002">
            <text:p>0.19</text:p>
          </table:table-cell>
          <table:table-cell table:formula="of:=([.D611]-[.$O611])*([.D611]-[.$O611])" office:value-type="float" office:value="0.00336399999999998">
            <text:p>0</text:p>
          </table:table-cell>
          <table:table-cell table:formula="of:=([.E611]-[.$O611])*([.E611]-[.$O611])" office:value-type="float" office:value="0.00672400000000012">
            <text:p>0.01</text:p>
          </table:table-cell>
          <table:table-cell table:formula="of:=([.F611]-[.$O611])*([.F611]-[.$O611])" office:value-type="float" office:value="0.000783999999999927">
            <text:p>0</text:p>
          </table:table-cell>
          <table:table-cell table:formula="of:=([.G611]-[.$O611])*([.G611]-[.$O611])" office:value-type="float" office:value="0.0096039999999998">
            <text:p>0.01</text:p>
          </table:table-cell>
          <table:table-cell table:formula="of:=([.H611]-[.$O611])*([.H611]-[.$O611])" office:value-type="float" office:value="0.0116640000000001">
            <text:p>0.01</text:p>
          </table:table-cell>
          <table:table-cell table:formula="of:=([.I611]-[.$O611])*([.I611]-[.$O611])" office:value-type="float" office:value="0.0139239999999997">
            <text:p>0.01</text:p>
          </table:table-cell>
          <table:table-cell table:formula="of:=([.J611]-[.$O611])*([.J611]-[.$O611])" office:value-type="float" office:value="0.000783999999999927">
            <text:p>0</text:p>
          </table:table-cell>
          <table:table-cell table:formula="of:=([.K611]-[.$O611])*([.K611]-[.$O611])" office:value-type="float" office:value="0.174723999999999">
            <text:p>0.17</text:p>
          </table:table-cell>
          <table:table-cell table:formula="of:=([.L611]-[.$O611])*([.L611]-[.$O611])" office:value-type="float" office:value="0.116964000000002">
            <text:p>0.12</text:p>
          </table:table-cell>
          <table:table-cell table:formula="of:=SUM([.P611:.Y611])" office:value-type="float" office:value="0.525160000000002">
            <text:p>0.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9.64">
            <text:p>29.64</text:p>
          </table:table-cell>
          <table:table-cell office:value-type="float" office:value="29.95">
            <text:p>29.95</text:p>
          </table:table-cell>
          <table:table-cell office:value-type="float" office:value="29.67">
            <text:p>29.67</text:p>
          </table:table-cell>
          <table:table-cell office:value-type="float" office:value="29.4">
            <text:p>29.4</text:p>
          </table:table-cell>
          <table:table-cell office:value-type="float" office:value="30.34">
            <text:p>30.34</text:p>
          </table:table-cell>
          <table:table-cell office:value-type="float" office:value="29.64">
            <text:p>29.64</text:p>
          </table:table-cell>
          <table:table-cell office:value-type="float" office:value="30">
            <text:p>30</text:p>
          </table:table-cell>
          <table:table-cell office:value-type="float" office:value="29.78">
            <text:p>29.78</text:p>
          </table:table-cell>
          <table:table-cell office:value-type="float" office:value="29.7">
            <text:p>29.7</text:p>
          </table:table-cell>
          <table:table-cell office:value-type="float" office:value="29.89">
            <text:p>29.89</text:p>
          </table:table-cell>
          <table:table-cell table:style-name="ce4" table:formula="of:=SUM([.C612:.L612])/1000" office:value-type="float" office:value="0.29801">
            <text:p>0.2980</text:p>
          </table:table-cell>
          <table:table-cell table:formula="of:=VARA([.C612:.L612])" office:value-type="float" office:value="0.0667433333333334">
            <text:p>0.07</text:p>
          </table:table-cell>
          <table:table-cell table:formula="of:=SUM([.C612:.L612])/10" office:value-type="float" office:value="29.801">
            <text:p>29.8</text:p>
          </table:table-cell>
          <table:table-cell table:formula="of:=([.C612]-[.$O612])*([.C612]-[.$O612])" office:value-type="float" office:value="0.0259209999999993">
            <text:p>0.03</text:p>
          </table:table-cell>
          <table:table-cell table:formula="of:=([.D612]-[.$O612])*([.D612]-[.$O612])" office:value-type="float" office:value="0.0222010000000003">
            <text:p>0.02</text:p>
          </table:table-cell>
          <table:table-cell table:formula="of:=([.E612]-[.$O612])*([.E612]-[.$O612])" office:value-type="float" office:value="0.0171609999999991">
            <text:p>0.02</text:p>
          </table:table-cell>
          <table:table-cell table:formula="of:=([.F612]-[.$O612])*([.F612]-[.$O612])" office:value-type="float" office:value="0.160801">
            <text:p>0.16</text:p>
          </table:table-cell>
          <table:table-cell table:formula="of:=([.G612]-[.$O612])*([.G612]-[.$O612])" office:value-type="float" office:value="0.290521000000002">
            <text:p>0.29</text:p>
          </table:table-cell>
          <table:table-cell table:formula="of:=([.H612]-[.$O612])*([.H612]-[.$O612])" office:value-type="float" office:value="0.0259209999999993">
            <text:p>0.03</text:p>
          </table:table-cell>
          <table:table-cell table:formula="of:=([.I612]-[.$O612])*([.I612]-[.$O612])" office:value-type="float" office:value="0.0396010000000006">
            <text:p>0.04</text:p>
          </table:table-cell>
          <table:table-cell table:formula="of:=([.J612]-[.$O612])*([.J612]-[.$O612])" office:value-type="float" office:value="0.000440999999999884">
            <text:p>0</text:p>
          </table:table-cell>
          <table:table-cell table:formula="of:=([.K612]-[.$O612])*([.K612]-[.$O612])" office:value-type="float" office:value="0.0102009999999998">
            <text:p>0.01</text:p>
          </table:table-cell>
          <table:table-cell table:formula="of:=([.L612]-[.$O612])*([.L612]-[.$O612])" office:value-type="float" office:value="0.00792100000000039">
            <text:p>0.01</text:p>
          </table:table-cell>
          <table:table-cell table:formula="of:=SUM([.P612:.Y612])" office:value-type="float" office:value="0.60069">
            <text:p>0.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.17">
            <text:p>30.17</text:p>
          </table:table-cell>
          <table:table-cell office:value-type="float" office:value="29.84">
            <text:p>29.84</text:p>
          </table:table-cell>
          <table:table-cell office:value-type="float" office:value="29.98">
            <text:p>29.98</text:p>
          </table:table-cell>
          <table:table-cell office:value-type="float" office:value="29.49">
            <text:p>29.49</text:p>
          </table:table-cell>
          <table:table-cell office:value-type="float" office:value="29.72">
            <text:p>29.72</text:p>
          </table:table-cell>
          <table:table-cell office:value-type="float" office:value="29.85">
            <text:p>29.85</text:p>
          </table:table-cell>
          <table:table-cell office:value-type="float" office:value="29.51">
            <text:p>29.51</text:p>
          </table:table-cell>
          <table:table-cell office:value-type="float" office:value="29.14">
            <text:p>29.14</text:p>
          </table:table-cell>
          <table:table-cell office:value-type="float" office:value="29.53">
            <text:p>29.53</text:p>
          </table:table-cell>
          <table:table-cell office:value-type="float" office:value="29.68">
            <text:p>29.68</text:p>
          </table:table-cell>
          <table:table-cell table:style-name="ce4" table:formula="of:=SUM([.C613:.L613])/1000" office:value-type="float" office:value="0.29691">
            <text:p>0.2969</text:p>
          </table:table-cell>
          <table:table-cell table:formula="of:=VARA([.C613:.L613])" office:value-type="float" office:value="0.084898888888889">
            <text:p>0.08</text:p>
          </table:table-cell>
          <table:table-cell table:formula="of:=SUM([.C613:.L613])/10" office:value-type="float" office:value="29.691">
            <text:p>29.69</text:p>
          </table:table-cell>
          <table:table-cell table:formula="of:=([.C613]-[.$O613])*([.C613]-[.$O613])" office:value-type="float" office:value="0.229441000000006">
            <text:p>0.23</text:p>
          </table:table-cell>
          <table:table-cell table:formula="of:=([.D613]-[.$O613])*([.D613]-[.$O613])" office:value-type="float" office:value="0.0222010000000013">
            <text:p>0.02</text:p>
          </table:table-cell>
          <table:table-cell table:formula="of:=([.E613]-[.$O613])*([.E613]-[.$O613])" office:value-type="float" office:value="0.0835210000000029">
            <text:p>0.08</text:p>
          </table:table-cell>
          <table:table-cell table:formula="of:=([.F613]-[.$O613])*([.F613]-[.$O613])" office:value-type="float" office:value="0.0404009999999988">
            <text:p>0.04</text:p>
          </table:table-cell>
          <table:table-cell table:formula="of:=([.G613]-[.$O613])*([.G613]-[.$O613])" office:value-type="float" office:value="0.000841000000000201">
            <text:p>0</text:p>
          </table:table-cell>
          <table:table-cell table:formula="of:=([.H613]-[.$O613])*([.H613]-[.$O613])" office:value-type="float" office:value="0.0252810000000019">
            <text:p>0.03</text:p>
          </table:table-cell>
          <table:table-cell table:formula="of:=([.I613]-[.$O613])*([.I613]-[.$O613])" office:value-type="float" office:value="0.0327609999999978">
            <text:p>0.03</text:p>
          </table:table-cell>
          <table:table-cell table:formula="of:=([.J613]-[.$O613])*([.J613]-[.$O613])" office:value-type="float" office:value="0.303600999999994">
            <text:p>0.3</text:p>
          </table:table-cell>
          <table:table-cell table:formula="of:=([.K613]-[.$O613])*([.K613]-[.$O613])" office:value-type="float" office:value="0.0259209999999981">
            <text:p>0.03</text:p>
          </table:table-cell>
          <table:table-cell table:formula="of:=([.L613]-[.$O613])*([.L613]-[.$O613])" office:value-type="float" office:value="0.000120999999999905">
            <text:p>0</text:p>
          </table:table-cell>
          <table:table-cell table:formula="of:=SUM([.P613:.Y613])" office:value-type="float" office:value="0.764090000000001">
            <text:p>0.76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4"/>
          <table:table-cell>
            <draw:frame table:end-cell-address="Sheet1.L634" table:end-x="0.1453in" table:end-y="0.0697in" draw:z-index="32" draw:style-name="gr1" svg:width="6in" svg:height="2.7598in" svg:x="0.3685in" svg:y="0.1547in">
              <draw:object draw:notify-on-update-of-ranges="Sheet1.B603:Sheet1.B603 Sheet1.B604:Sheet1.B613 Sheet1.Z603:Sheet1.Z603 Sheet1.Z604:Sheet1.Z613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419:Sheet1.C4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03/15/2009</text:date>, <text:time>21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15T21:36:34.76</dc:date>
    <dc:creator>Clemens Lode</dc:creator>
    <meta:editing-duration>PT103H22M02S</meta:editing-duration>
    <meta:editing-cycles>21</meta:editing-cycles>
    <meta:generator>OpenOffice.org/3.0$Win32 OpenOffice.org_project/300m9$Build-9358</meta:generator>
    <meta:document-statistic meta:table-count="3" meta:cell-count="2095" meta:object-count="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5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6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46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7cm" svg:y="6.344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9cm" svg:y="5.524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43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4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43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14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43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14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8cm" svg:y="6.343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14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43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14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19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13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32:Sheet1.C341" chart:data-source-has-labels="both" svg:x="0.407cm" svg:y="0.14cm" svg:width="11.593cm" svg:height="6.652cm">
          <chart:axis chart:dimension="x" chart:name="primary-x" chart:style-name="ch4">
            <chart:title svg:x="3.922cm" svg:y="6.342cm" chart:style-name="ch5">
              <text:p>Parameter p (tournament selection)</text:p>
            </chart:title>
            <chart:categories table:cell-range-address="Sheet1.B333:Sheet1.B341"/>
          </chart:axis>
          <chart:axis chart:dimension="y" chart:name="primary-y" chart:style-name="ch4">
            <chart:title svg:x="0.313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33:Sheet1.C341" chart:label-cell-address="Sheet1.C332:Sheet1.C33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32:Sheet1.C332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33:Sheet1.B341">0.5</text:p>
              </table:table-cell>
              <table:table-cell office:value-type="float" office:value="30">
                <text:p text:id="Sheet1.C333:Sheet1.C341">3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0.66">
                <text:p>30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1.87">
                <text:p>31.87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2.12">
                <text:p>32.1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29.59">
                <text:p>29.5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27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56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47:Sheet1.J357" chart:data-source-has-labels="both" svg:x="0.407cm" svg:y="0.14cm" svg:width="11.698cm" svg:height="6.652cm">
          <chart:axis chart:dimension="x" chart:name="primary-x" chart:style-name="ch4">
            <chart:title svg:x="4.948cm" svg:y="6.341cm" chart:style-name="ch5">
              <text:p>Schrittzahl (in hundert)</text:p>
            </chart:title>
            <chart:categories table:cell-range-address="Sheet1.B348:Sheet1.B357"/>
          </chart:axis>
          <chart:axis chart:dimension="y" chart:name="primary-y" chart:style-name="ch4">
            <chart:title svg:x="0.312cm" svg:y="6.109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48:Sheet1.C357" chart:label-cell-address="Sheet1.C347:Sheet1.C347" chart:class="chart:line">
            <chart:data-point chart:repeated="10"/>
          </chart:series>
          <chart:series chart:style-name="ch9" chart:values-cell-range-address="Sheet1.D348:Sheet1.D357" chart:label-cell-address="Sheet1.D347:Sheet1.D347" chart:class="chart:line">
            <chart:data-point chart:repeated="10"/>
          </chart:series>
          <chart:series chart:style-name="ch10" chart:values-cell-range-address="Sheet1.E348:Sheet1.E357" chart:label-cell-address="Sheet1.E347:Sheet1.E347" chart:class="chart:line">
            <chart:data-point chart:repeated="10"/>
          </chart:series>
          <chart:series chart:style-name="ch11" chart:values-cell-range-address="Sheet1.F348:Sheet1.F357" chart:label-cell-address="Sheet1.F347:Sheet1.F347" chart:class="chart:line">
            <chart:data-point chart:repeated="10"/>
          </chart:series>
          <chart:series chart:style-name="ch12" chart:values-cell-range-address="Sheet1.G348:Sheet1.G357" chart:label-cell-address="Sheet1.G347:Sheet1.G347" chart:class="chart:line">
            <chart:data-point chart:repeated="10"/>
          </chart:series>
          <chart:series chart:style-name="ch13" chart:values-cell-range-address="Sheet1.H348:Sheet1.H357" chart:label-cell-address="Sheet1.H347:Sheet1.H347" chart:class="chart:line">
            <chart:data-point chart:repeated="10"/>
          </chart:series>
          <chart:series chart:style-name="ch14" chart:values-cell-range-address="Sheet1.I348:Sheet1.I357" chart:label-cell-address="Sheet1.I347:Sheet1.I347" chart:class="chart:line">
            <chart:data-point chart:repeated="10"/>
          </chart:series>
          <chart:series chart:style-name="ch15" chart:values-cell-range-address="Sheet1.J348:Sheet1.J357" chart:label-cell-address="Sheet1.J347:Sheet1.J347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47:Sheet1.C347">Max pop. 8</text:p>
              </table:table-cell>
              <table:table-cell office:value-type="string">
                <text:p text:id="Sheet1.D347:Sheet1.D347">Max pop. 16</text:p>
              </table:table-cell>
              <table:table-cell office:value-type="string">
                <text:p text:id="Sheet1.E347:Sheet1.E347">Max pop. 32</text:p>
              </table:table-cell>
              <table:table-cell office:value-type="string">
                <text:p text:id="Sheet1.F347:Sheet1.F347">Max pop. 64</text:p>
              </table:table-cell>
              <table:table-cell office:value-type="string">
                <text:p text:id="Sheet1.G347:Sheet1.G347">Max pop. 128</text:p>
              </table:table-cell>
              <table:table-cell office:value-type="string">
                <text:p text:id="Sheet1.H347:Sheet1.H347">Max pop. 256</text:p>
              </table:table-cell>
              <table:table-cell office:value-type="string">
                <text:p text:id="Sheet1.I347:Sheet1.I347">Max pop. 512</text:p>
              </table:table-cell>
              <table:table-cell office:value-type="string">
                <text:p text:id="Sheet1.J347:Sheet1.J347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48:Sheet1.B357">5</text:p>
              </table:table-cell>
              <table:table-cell office:value-type="float" office:value="17937.1">
                <text:p text:id="Sheet1.C348:Sheet1.C357">17937.1</text:p>
              </table:table-cell>
              <table:table-cell office:value-type="float" office:value="17504.6">
                <text:p text:id="Sheet1.D348:Sheet1.D357">17504.6</text:p>
              </table:table-cell>
              <table:table-cell office:value-type="float" office:value="16665.3">
                <text:p text:id="Sheet1.E348:Sheet1.E357">16665.3</text:p>
              </table:table-cell>
              <table:table-cell office:value-type="float" office:value="14807.3">
                <text:p text:id="Sheet1.F348:Sheet1.F357">14807.3</text:p>
              </table:table-cell>
              <table:table-cell office:value-type="float" office:value="10708">
                <text:p text:id="Sheet1.G348:Sheet1.G357">10708</text:p>
              </table:table-cell>
              <table:table-cell office:value-type="float" office:value="5867.4">
                <text:p text:id="Sheet1.H348:Sheet1.H357">5867.4</text:p>
              </table:table-cell>
              <table:table-cell office:value-type="float" office:value="3166.2">
                <text:p text:id="Sheet1.I348:Sheet1.I357">3166.2</text:p>
              </table:table-cell>
              <table:table-cell office:value-type="float" office:value="1960.3">
                <text:p text:id="Sheet1.J348:Sheet1.J357">196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20.1">
                <text:p>18020.1</text:p>
              </table:table-cell>
              <table:table-cell office:value-type="float" office:value="17247.8">
                <text:p>17247.8</text:p>
              </table:table-cell>
              <table:table-cell office:value-type="float" office:value="16615.2">
                <text:p>16615.2</text:p>
              </table:table-cell>
              <table:table-cell office:value-type="float" office:value="13603.8">
                <text:p>13603.8</text:p>
              </table:table-cell>
              <table:table-cell office:value-type="float" office:value="6170.9">
                <text:p>6170.9</text:p>
              </table:table-cell>
              <table:table-cell office:value-type="float" office:value="1652.7">
                <text:p>1652.7</text:p>
              </table:table-cell>
              <table:table-cell office:value-type="float" office:value="395.3">
                <text:p>395.3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32.9">
                <text:p>18032.9</text:p>
              </table:table-cell>
              <table:table-cell office:value-type="float" office:value="17383.1">
                <text:p>17383.1</text:p>
              </table:table-cell>
              <table:table-cell office:value-type="float" office:value="16714.5">
                <text:p>16714.5</text:p>
              </table:table-cell>
              <table:table-cell office:value-type="float" office:value="13137.1">
                <text:p>13137.1</text:p>
              </table:table-cell>
              <table:table-cell office:value-type="float" office:value="4311.6">
                <text:p>4311.6</text:p>
              </table:table-cell>
              <table:table-cell office:value-type="float" office:value="502.3">
                <text:p>502.3</text:p>
              </table:table-cell>
              <table:table-cell office:value-type="float" office:value="73.8">
                <text:p>7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78.3">
                <text:p>17978.3</text:p>
              </table:table-cell>
              <table:table-cell office:value-type="float" office:value="17218">
                <text:p>17218</text:p>
              </table:table-cell>
              <table:table-cell office:value-type="float" office:value="16607.4">
                <text:p>16607.4</text:p>
              </table:table-cell>
              <table:table-cell office:value-type="float" office:value="13229.9">
                <text:p>13229.9</text:p>
              </table:table-cell>
              <table:table-cell office:value-type="float" office:value="3207.1">
                <text:p>3207.1</text:p>
              </table:table-cell>
              <table:table-cell office:value-type="float" office:value="191.8">
                <text:p>191.8</text:p>
              </table:table-cell>
              <table:table-cell office:value-type="float" office:value="16.6">
                <text:p>16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963.6">
                <text:p>17963.6</text:p>
              </table:table-cell>
              <table:table-cell office:value-type="float" office:value="17239.6">
                <text:p>17239.6</text:p>
              </table:table-cell>
              <table:table-cell office:value-type="float" office:value="16486.8">
                <text:p>16486.8</text:p>
              </table:table-cell>
              <table:table-cell office:value-type="float" office:value="13292.4">
                <text:p>13292.4</text:p>
              </table:table-cell>
              <table:table-cell office:value-type="float" office:value="2591.7">
                <text:p>2591.7</text:p>
              </table:table-cell>
              <table:table-cell office:value-type="float" office:value="87.5">
                <text:p>87.5</text:p>
              </table:table-cell>
              <table:table-cell office:value-type="float" office:value="7.2">
                <text:p>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92.5">
                <text:p>17892.5</text:p>
              </table:table-cell>
              <table:table-cell office:value-type="float" office:value="16996.8">
                <text:p>16996.8</text:p>
              </table:table-cell>
              <table:table-cell office:value-type="float" office:value="16590.5">
                <text:p>16590.5</text:p>
              </table:table-cell>
              <table:table-cell office:value-type="float" office:value="13874.4">
                <text:p>13874.4</text:p>
              </table:table-cell>
              <table:table-cell office:value-type="float" office:value="2006.4">
                <text:p>2006.4</text:p>
              </table:table-cell>
              <table:table-cell office:value-type="float" office:value="43.3">
                <text:p>43.3</text:p>
              </table:table-cell>
              <table:table-cell office:value-type="float" office:value="2.8">
                <text:p>2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56.8">
                <text:p>18056.8</text:p>
              </table:table-cell>
              <table:table-cell office:value-type="float" office:value="17352.3">
                <text:p>17352.3</text:p>
              </table:table-cell>
              <table:table-cell office:value-type="float" office:value="16237.6">
                <text:p>16237.6</text:p>
              </table:table-cell>
              <table:table-cell office:value-type="float" office:value="13739.2">
                <text:p>13739.2</text:p>
              </table:table-cell>
              <table:table-cell office:value-type="float" office:value="1943.4">
                <text:p>1943.4</text:p>
              </table:table-cell>
              <table:table-cell office:value-type="float" office:value="34.5">
                <text:p>34.5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82.7">
                <text:p>18182.7</text:p>
              </table:table-cell>
              <table:table-cell office:value-type="float" office:value="17217.8">
                <text:p>17217.8</text:p>
              </table:table-cell>
              <table:table-cell office:value-type="float" office:value="16491.8">
                <text:p>16491.8</text:p>
              </table:table-cell>
              <table:table-cell office:value-type="float" office:value="13587.7">
                <text:p>13587.7</text:p>
              </table:table-cell>
              <table:table-cell office:value-type="float" office:value="1839.7">
                <text:p>1839.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791.4">
                <text:p>17791.4</text:p>
              </table:table-cell>
              <table:table-cell office:value-type="float" office:value="17236.8">
                <text:p>17236.8</text:p>
              </table:table-cell>
              <table:table-cell office:value-type="float" office:value="16669.2">
                <text:p>16669.2</text:p>
              </table:table-cell>
              <table:table-cell office:value-type="float" office:value="14145.2">
                <text:p>14145.2</text:p>
              </table:table-cell>
              <table:table-cell office:value-type="float" office:value="2166.9">
                <text:p>2166.9</text:p>
              </table:table-cell>
              <table:table-cell office:value-type="float" office:value="9.6">
                <text:p>9.6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905.1">
                <text:p>17905.1</text:p>
              </table:table-cell>
              <table:table-cell office:value-type="float" office:value="17122.7">
                <text:p>17122.7</text:p>
              </table:table-cell>
              <table:table-cell office:value-type="float" office:value="16506.3">
                <text:p>16506.3</text:p>
              </table:table-cell>
              <table:table-cell office:value-type="float" office:value="14058.9">
                <text:p>14058.9</text:p>
              </table:table-cell>
              <table:table-cell office:value-type="float" office:value="1864.2">
                <text:p>1864.2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59:Sheet1.J369" chart:data-source-has-labels="both" svg:x="0.407cm" svg:y="0.14cm" svg:width="11.698cm" svg:height="6.652cm">
          <chart:axis chart:dimension="x" chart:name="primary-x" chart:style-name="ch4">
            <chart:title svg:x="4.948cm" svg:y="6.341cm" chart:style-name="ch5">
              <text:p>Schrittzahl (in hundert)</text:p>
            </chart:title>
            <chart:categories table:cell-range-address="Sheet1.B360:Sheet1.B369"/>
          </chart:axis>
          <chart:axis chart:dimension="y" chart:name="primary-y" chart:style-name="ch4">
            <chart:title svg:x="0.312cm" svg:y="6.056cm" chart:style-name="ch6">
              <text:p>Anzahl durch covering erstellte classifier</text:p>
            </chart:title>
            <chart:grid chart:style-name="ch7" chart:class="major"/>
          </chart:axis>
          <chart:series chart:style-name="ch8" chart:values-cell-range-address="Sheet1.C360:Sheet1.C369" chart:label-cell-address="Sheet1.C359:Sheet1.C359" chart:class="chart:line">
            <chart:data-point chart:repeated="10"/>
          </chart:series>
          <chart:series chart:style-name="ch9" chart:values-cell-range-address="Sheet1.D360:Sheet1.D369" chart:label-cell-address="Sheet1.D359:Sheet1.D359" chart:class="chart:line">
            <chart:data-point chart:repeated="10"/>
          </chart:series>
          <chart:series chart:style-name="ch10" chart:values-cell-range-address="Sheet1.E360:Sheet1.E369" chart:label-cell-address="Sheet1.E359:Sheet1.E359" chart:class="chart:line">
            <chart:data-point chart:repeated="10"/>
          </chart:series>
          <chart:series chart:style-name="ch11" chart:values-cell-range-address="Sheet1.F360:Sheet1.F369" chart:label-cell-address="Sheet1.F359:Sheet1.F359" chart:class="chart:line">
            <chart:data-point chart:repeated="10"/>
          </chart:series>
          <chart:series chart:style-name="ch12" chart:values-cell-range-address="Sheet1.G360:Sheet1.G369" chart:label-cell-address="Sheet1.G359:Sheet1.G359" chart:class="chart:line">
            <chart:data-point chart:repeated="10"/>
          </chart:series>
          <chart:series chart:style-name="ch13" chart:values-cell-range-address="Sheet1.H360:Sheet1.H369" chart:label-cell-address="Sheet1.H359:Sheet1.H359" chart:class="chart:line">
            <chart:data-point chart:repeated="10"/>
          </chart:series>
          <chart:series chart:style-name="ch14" chart:values-cell-range-address="Sheet1.I360:Sheet1.I369" chart:label-cell-address="Sheet1.I359:Sheet1.I359" chart:class="chart:line">
            <chart:data-point chart:repeated="10"/>
          </chart:series>
          <chart:series chart:style-name="ch15" chart:values-cell-range-address="Sheet1.J360:Sheet1.J369" chart:label-cell-address="Sheet1.J359:Sheet1.J359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59:Sheet1.C359">Max pop. 8</text:p>
              </table:table-cell>
              <table:table-cell office:value-type="string">
                <text:p text:id="Sheet1.D359:Sheet1.D359">Max pop. 16</text:p>
              </table:table-cell>
              <table:table-cell office:value-type="string">
                <text:p text:id="Sheet1.E359:Sheet1.E359">Max pop. 32</text:p>
              </table:table-cell>
              <table:table-cell office:value-type="string">
                <text:p text:id="Sheet1.F359:Sheet1.F359">Max pop. 64</text:p>
              </table:table-cell>
              <table:table-cell office:value-type="string">
                <text:p text:id="Sheet1.G359:Sheet1.G359">Max pop. 128</text:p>
              </table:table-cell>
              <table:table-cell office:value-type="string">
                <text:p text:id="Sheet1.H359:Sheet1.H359">Max pop. 256</text:p>
              </table:table-cell>
              <table:table-cell office:value-type="string">
                <text:p text:id="Sheet1.I359:Sheet1.I359">Max pop. 512</text:p>
              </table:table-cell>
              <table:table-cell office:value-type="string">
                <text:p text:id="Sheet1.J359:Sheet1.J359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60:Sheet1.B369">5</text:p>
              </table:table-cell>
              <table:table-cell office:value-type="float" office:value="13685.8">
                <text:p text:id="Sheet1.C360:Sheet1.C369">13685.8</text:p>
              </table:table-cell>
              <table:table-cell office:value-type="float" office:value="11809">
                <text:p text:id="Sheet1.D360:Sheet1.D369">11809</text:p>
              </table:table-cell>
              <table:table-cell office:value-type="float" office:value="10007.8">
                <text:p text:id="Sheet1.E360:Sheet1.E369">10007.8</text:p>
              </table:table-cell>
              <table:table-cell office:value-type="float" office:value="6484.3">
                <text:p text:id="Sheet1.F360:Sheet1.F369">6484.3</text:p>
              </table:table-cell>
              <table:table-cell office:value-type="float" office:value="3129.5">
                <text:p text:id="Sheet1.G360:Sheet1.G369">3129.5</text:p>
              </table:table-cell>
              <table:table-cell office:value-type="float" office:value="1462.3">
                <text:p text:id="Sheet1.H360:Sheet1.H369">1462.3</text:p>
              </table:table-cell>
              <table:table-cell office:value-type="float" office:value="846.4">
                <text:p text:id="Sheet1.I360:Sheet1.I369">846.4</text:p>
              </table:table-cell>
              <table:table-cell office:value-type="float" office:value="716.6">
                <text:p text:id="Sheet1.J360:Sheet1.J369">71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25.4">
                <text:p>13625.4</text:p>
              </table:table-cell>
              <table:table-cell office:value-type="float" office:value="11803.6">
                <text:p>11803.6</text:p>
              </table:table-cell>
              <table:table-cell office:value-type="float" office:value="9334.6">
                <text:p>9334.6</text:p>
              </table:table-cell>
              <table:table-cell office:value-type="float" office:value="4291.2">
                <text:p>4291.2</text:p>
              </table:table-cell>
              <table:table-cell office:value-type="float" office:value="1130.2">
                <text:p>1130.2</text:p>
              </table:table-cell>
              <table:table-cell office:value-type="float" office:value="159.3">
                <text:p>159.3</text:p>
              </table:table-cell>
              <table:table-cell office:value-type="float" office:value="25.3">
                <text:p>25.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86.6">
                <text:p>13586.6</text:p>
              </table:table-cell>
              <table:table-cell office:value-type="float" office:value="12035.6">
                <text:p>12035.6</text:p>
              </table:table-cell>
              <table:table-cell office:value-type="float" office:value="9311">
                <text:p>9311</text:p>
              </table:table-cell>
              <table:table-cell office:value-type="float" office:value="3763.4">
                <text:p>3763.4</text:p>
              </table:table-cell>
              <table:table-cell office:value-type="float" office:value="472.5">
                <text:p>472.5</text:p>
              </table:table-cell>
              <table:table-cell office:value-type="float" office:value="41">
                <text:p>41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13.5">
                <text:p>13713.5</text:p>
              </table:table-cell>
              <table:table-cell office:value-type="float" office:value="11989.6">
                <text:p>11989.6</text:p>
              </table:table-cell>
              <table:table-cell office:value-type="float" office:value="9236.1">
                <text:p>9236.1</text:p>
              </table:table-cell>
              <table:table-cell office:value-type="float" office:value="3852">
                <text:p>3852</text:p>
              </table:table-cell>
              <table:table-cell office:value-type="float" office:value="214">
                <text:p>214</text:p>
              </table:table-cell>
              <table:table-cell office:value-type="float" office:value="12.5">
                <text:p>12.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03.9">
                <text:p>13403.9</text:p>
              </table:table-cell>
              <table:table-cell office:value-type="float" office:value="11972">
                <text:p>11972</text:p>
              </table:table-cell>
              <table:table-cell office:value-type="float" office:value="9867.5">
                <text:p>9867.5</text:p>
              </table:table-cell>
              <table:table-cell office:value-type="float" office:value="4225.2">
                <text:p>4225.2</text:p>
              </table:table-cell>
              <table:table-cell office:value-type="float" office:value="101.9">
                <text:p>101.9</text:p>
              </table:table-cell>
              <table:table-cell office:value-type="float" office:value="3.9">
                <text:p>3.9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28">
                <text:p>13328</text:p>
              </table:table-cell>
              <table:table-cell office:value-type="float" office:value="12104.3">
                <text:p>12104.3</text:p>
              </table:table-cell>
              <table:table-cell office:value-type="float" office:value="9676.9">
                <text:p>9676.9</text:p>
              </table:table-cell>
              <table:table-cell office:value-type="float" office:value="3942.7">
                <text:p>3942.7</text:p>
              </table:table-cell>
              <table:table-cell office:value-type="float" office:value="60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59">
                <text:p>13659</text:p>
              </table:table-cell>
              <table:table-cell office:value-type="float" office:value="12258.5">
                <text:p>12258.5</text:p>
              </table:table-cell>
              <table:table-cell office:value-type="float" office:value="9798.8">
                <text:p>9798.8</text:p>
              </table:table-cell>
              <table:table-cell office:value-type="float" office:value="4268.6">
                <text:p>4268.6</text:p>
              </table:table-cell>
              <table:table-cell office:value-type="float" office:value="25.3">
                <text:p>25.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825.2">
                <text:p>13825.2</text:p>
              </table:table-cell>
              <table:table-cell office:value-type="float" office:value="12046.6">
                <text:p>12046.6</text:p>
              </table:table-cell>
              <table:table-cell office:value-type="float" office:value="9566">
                <text:p>9566</text:p>
              </table:table-cell>
              <table:table-cell office:value-type="float" office:value="4039.5">
                <text:p>4039.5</text:p>
              </table:table-cell>
              <table:table-cell office:value-type="float" office:value="24.6">
                <text:p>24.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87.7">
                <text:p>13587.7</text:p>
              </table:table-cell>
              <table:table-cell office:value-type="float" office:value="12070.4">
                <text:p>12070.4</text:p>
              </table:table-cell>
              <table:table-cell office:value-type="float" office:value="9653.8">
                <text:p>9653.8</text:p>
              </table:table-cell>
              <table:table-cell office:value-type="float" office:value="4489.1">
                <text:p>4489.1</text:p>
              </table:table-cell>
              <table:table-cell office:value-type="float" office:value="14.9">
                <text:p>14.9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13.3">
                <text:p>13713.3</text:p>
              </table:table-cell>
              <table:table-cell office:value-type="float" office:value="12206.7">
                <text:p>12206.7</text:p>
              </table:table-cell>
              <table:table-cell office:value-type="float" office:value="9623.2">
                <text:p>9623.2</text:p>
              </table:table-cell>
              <table:table-cell office:value-type="float" office:value="4426.7">
                <text:p>4426.7</text:p>
              </table:table-cell>
              <table:table-cell office:value-type="float" office:value="11.2">
                <text:p>11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chart-properties chart:symbol-type="named-symbol" chart:symbol-name="bow-tie" chart:symbol-width="0.25cm" chart:symbol-height="0.25cm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5" style:family="chart">
      <style:chart-properties chart:symbol-type="named-symbol" chart:symbol-name="hourglass" chart:symbol-width="0.25cm" chart:symbol-height="0.25cm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408cm" svg:y="1.703cm" chart:style-name="ch2"/>
        <chart:plot-area chart:style-name="ch3" table:cell-range-address="Sheet1.B372:Sheet1.J382" chart:data-source-has-labels="both" svg:x="0.407cm" svg:y="0.14cm" svg:width="11.698cm" svg:height="6.652cm">
          <chart:axis chart:dimension="x" chart:name="primary-x" chart:style-name="ch4">
            <chart:title svg:x="4.947cm" svg:y="6.34cm" chart:style-name="ch5">
              <text:p>Schrittzahl (in hundert)</text:p>
            </chart:title>
            <chart:categories table:cell-range-address="Sheet1.B373:Sheet1.B382"/>
          </chart:axis>
          <chart:axis chart:dimension="y" chart:name="primary-y" chart:style-name="ch4">
            <chart:title svg:x="0.311cm" svg:y="6.11cm" chart:style-name="ch6">
              <text:p>Anzahl durch covering erstellter classifier</text:p>
            </chart:title>
            <chart:grid chart:style-name="ch7" chart:class="major"/>
          </chart:axis>
          <chart:series chart:style-name="ch8" chart:values-cell-range-address="Sheet1.C373:Sheet1.C382" chart:label-cell-address="Sheet1.C372:Sheet1.C372" chart:class="chart:line">
            <chart:data-point chart:repeated="10"/>
          </chart:series>
          <chart:series chart:style-name="ch9" chart:values-cell-range-address="Sheet1.D373:Sheet1.D382" chart:label-cell-address="Sheet1.D372:Sheet1.D372" chart:class="chart:line">
            <chart:data-point chart:repeated="10"/>
          </chart:series>
          <chart:series chart:style-name="ch10" chart:values-cell-range-address="Sheet1.E373:Sheet1.E382" chart:label-cell-address="Sheet1.E372:Sheet1.E372" chart:class="chart:line">
            <chart:data-point chart:repeated="10"/>
          </chart:series>
          <chart:series chart:style-name="ch11" chart:values-cell-range-address="Sheet1.F373:Sheet1.F382" chart:label-cell-address="Sheet1.F372:Sheet1.F372" chart:class="chart:line">
            <chart:data-point chart:repeated="10"/>
          </chart:series>
          <chart:series chart:style-name="ch12" chart:values-cell-range-address="Sheet1.G373:Sheet1.G382" chart:label-cell-address="Sheet1.G372:Sheet1.G372" chart:class="chart:line">
            <chart:data-point chart:repeated="10"/>
          </chart:series>
          <chart:series chart:style-name="ch13" chart:values-cell-range-address="Sheet1.H373:Sheet1.H382" chart:label-cell-address="Sheet1.H372:Sheet1.H372" chart:class="chart:line">
            <chart:data-point chart:repeated="10"/>
          </chart:series>
          <chart:series chart:style-name="ch14" chart:values-cell-range-address="Sheet1.I373:Sheet1.I382" chart:label-cell-address="Sheet1.I372:Sheet1.I372" chart:class="chart:line">
            <chart:data-point chart:repeated="10"/>
          </chart:series>
          <chart:series chart:style-name="ch15" chart:values-cell-range-address="Sheet1.J373:Sheet1.J382" chart:label-cell-address="Sheet1.J372:Sheet1.J372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2:Sheet1.C372">Max pop. 8</text:p>
              </table:table-cell>
              <table:table-cell office:value-type="string">
                <text:p text:id="Sheet1.D372:Sheet1.D372">Max pop. 16</text:p>
              </table:table-cell>
              <table:table-cell office:value-type="string">
                <text:p text:id="Sheet1.E372:Sheet1.E372">Max pop. 32</text:p>
              </table:table-cell>
              <table:table-cell office:value-type="string">
                <text:p text:id="Sheet1.F372:Sheet1.F372">Max pop. 64</text:p>
              </table:table-cell>
              <table:table-cell office:value-type="string">
                <text:p text:id="Sheet1.G372:Sheet1.G372">Max pop. 128</text:p>
              </table:table-cell>
              <table:table-cell office:value-type="string">
                <text:p text:id="Sheet1.H372:Sheet1.H372">Max pop. 256</text:p>
              </table:table-cell>
              <table:table-cell office:value-type="string">
                <text:p text:id="Sheet1.I372:Sheet1.I372">Max pop. 512</text:p>
              </table:table-cell>
              <table:table-cell office:value-type="string">
                <text:p text:id="Sheet1.J372:Sheet1.J372">Max pop. 1024</text:p>
              </table:table-cell>
            </table:table-row>
          </table:table-header-rows>
          <table:table-rows>
            <table:table-row>
              <table:table-cell office:value-type="string">
                <text:p text:id="Sheet1.B373:Sheet1.B382">5</text:p>
              </table:table-cell>
              <table:table-cell office:value-type="float" office:value="18895">
                <text:p text:id="Sheet1.C373:Sheet1.C382">18895</text:p>
              </table:table-cell>
              <table:table-cell office:value-type="float" office:value="18495.9">
                <text:p text:id="Sheet1.D373:Sheet1.D382">18495.9</text:p>
              </table:table-cell>
              <table:table-cell office:value-type="float" office:value="18024.3">
                <text:p text:id="Sheet1.E373:Sheet1.E382">18024.3</text:p>
              </table:table-cell>
              <table:table-cell office:value-type="float" office:value="16373.4">
                <text:p text:id="Sheet1.F373:Sheet1.F382">16373.4</text:p>
              </table:table-cell>
              <table:table-cell office:value-type="float" office:value="12728.7">
                <text:p text:id="Sheet1.G373:Sheet1.G382">12728.7</text:p>
              </table:table-cell>
              <table:table-cell office:value-type="float" office:value="7864.9">
                <text:p text:id="Sheet1.H373:Sheet1.H382">7864.9</text:p>
              </table:table-cell>
              <table:table-cell office:value-type="float" office:value="4196.1">
                <text:p text:id="Sheet1.I373:Sheet1.I382">4196.1</text:p>
              </table:table-cell>
              <table:table-cell office:value-type="float" office:value="2347.6">
                <text:p text:id="Sheet1.J373:Sheet1.J382">2347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994.9">
                <text:p>18994.9</text:p>
              </table:table-cell>
              <table:table-cell office:value-type="float" office:value="18477.4">
                <text:p>18477.4</text:p>
              </table:table-cell>
              <table:table-cell office:value-type="float" office:value="17777.4">
                <text:p>17777.4</text:p>
              </table:table-cell>
              <table:table-cell office:value-type="float" office:value="14272.1">
                <text:p>14272.1</text:p>
              </table:table-cell>
              <table:table-cell office:value-type="float" office:value="5539.6">
                <text:p>5539.6</text:p>
              </table:table-cell>
              <table:table-cell office:value-type="float" office:value="1806.6">
                <text:p>1806.6</text:p>
              </table:table-cell>
              <table:table-cell office:value-type="float" office:value="578.3">
                <text:p>578.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41.5">
                <text:p>18841.5</text:p>
              </table:table-cell>
              <table:table-cell office:value-type="float" office:value="18375.5">
                <text:p>18375.5</text:p>
              </table:table-cell>
              <table:table-cell office:value-type="float" office:value="17779.7">
                <text:p>17779.7</text:p>
              </table:table-cell>
              <table:table-cell office:value-type="float" office:value="12868.2">
                <text:p>12868.2</text:p>
              </table:table-cell>
              <table:table-cell office:value-type="float" office:value="2382">
                <text:p>2382</text:p>
              </table:table-cell>
              <table:table-cell office:value-type="float" office:value="426.6">
                <text:p>426.6</text:p>
              </table:table-cell>
              <table:table-cell office:value-type="float" office:value="96.5">
                <text:p>96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884.9">
                <text:p>18884.9</text:p>
              </table:table-cell>
              <table:table-cell office:value-type="float" office:value="18409.1">
                <text:p>18409.1</text:p>
              </table:table-cell>
              <table:table-cell office:value-type="float" office:value="17702.9">
                <text:p>17702.9</text:p>
              </table:table-cell>
              <table:table-cell office:value-type="float" office:value="11622.6">
                <text:p>11622.6</text:p>
              </table:table-cell>
              <table:table-cell office:value-type="float" office:value="1026.9">
                <text:p>1026.9</text:p>
              </table:table-cell>
              <table:table-cell office:value-type="float" office:value="136.6">
                <text:p>136.6</text:p>
              </table:table-cell>
              <table:table-cell office:value-type="float" office:value="24.9">
                <text:p>24.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61.3">
                <text:p>19061.3</text:p>
              </table:table-cell>
              <table:table-cell office:value-type="float" office:value="18231.2">
                <text:p>18231.2</text:p>
              </table:table-cell>
              <table:table-cell office:value-type="float" office:value="17494.5">
                <text:p>17494.5</text:p>
              </table:table-cell>
              <table:table-cell office:value-type="float" office:value="11224.3">
                <text:p>11224.3</text:p>
              </table:table-cell>
              <table:table-cell office:value-type="float" office:value="546.5">
                <text:p>546.5</text:p>
              </table:table-cell>
              <table:table-cell office:value-type="float" office:value="49.7">
                <text:p>49.7</text:p>
              </table:table-cell>
              <table:table-cell office:value-type="float" office:value="9.8">
                <text:p>9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7.8">
                <text:p>18757.8</text:p>
              </table:table-cell>
              <table:table-cell office:value-type="float" office:value="18416.6">
                <text:p>18416.6</text:p>
              </table:table-cell>
              <table:table-cell office:value-type="float" office:value="17981.9">
                <text:p>17981.9</text:p>
              </table:table-cell>
              <table:table-cell office:value-type="float" office:value="10742.4">
                <text:p>10742.4</text:p>
              </table:table-cell>
              <table:table-cell office:value-type="float" office:value="337.9">
                <text:p>337.9</text:p>
              </table:table-cell>
              <table:table-cell office:value-type="float" office:value="26.4">
                <text:p>26.4</text:p>
              </table:table-cell>
              <table:table-cell office:value-type="float" office:value="2.7">
                <text:p>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62.1">
                <text:p>18862.1</text:p>
              </table:table-cell>
              <table:table-cell office:value-type="float" office:value="18405.6">
                <text:p>18405.6</text:p>
              </table:table-cell>
              <table:table-cell office:value-type="float" office:value="17789.6">
                <text:p>17789.6</text:p>
              </table:table-cell>
              <table:table-cell office:value-type="float" office:value="9367.7">
                <text:p>9367.7</text:p>
              </table:table-cell>
              <table:table-cell office:value-type="float" office:value="234.3">
                <text:p>234.3</text:p>
              </table:table-cell>
              <table:table-cell office:value-type="float" office:value="17.2">
                <text:p>17.2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122.8">
                <text:p>19122.8</text:p>
              </table:table-cell>
              <table:table-cell office:value-type="float" office:value="18484.7">
                <text:p>18484.7</text:p>
              </table:table-cell>
              <table:table-cell office:value-type="float" office:value="17906.3">
                <text:p>17906.3</text:p>
              </table:table-cell>
              <table:table-cell office:value-type="float" office:value="8963.4">
                <text:p>8963.4</text:p>
              </table:table-cell>
              <table:table-cell office:value-type="float" office:value="150.2">
                <text:p>150.2</text:p>
              </table:table-cell>
              <table:table-cell office:value-type="float" office:value="8.1">
                <text:p>8.1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991.9">
                <text:p>18991.9</text:p>
              </table:table-cell>
              <table:table-cell office:value-type="float" office:value="18358.7">
                <text:p>18358.7</text:p>
              </table:table-cell>
              <table:table-cell office:value-type="float" office:value="18016.5">
                <text:p>18016.5</text:p>
              </table:table-cell>
              <table:table-cell office:value-type="float" office:value="8686.9">
                <text:p>8686.9</text:p>
              </table:table-cell>
              <table:table-cell office:value-type="float" office:value="109.1">
                <text:p>109.1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936.7">
                <text:p>18936.7</text:p>
              </table:table-cell>
              <table:table-cell office:value-type="float" office:value="18372.5">
                <text:p>18372.5</text:p>
              </table:table-cell>
              <table:table-cell office:value-type="float" office:value="17735">
                <text:p>17735</text:p>
              </table:table-cell>
              <table:table-cell office:value-type="float" office:value="7856.4">
                <text:p>7856.4</text:p>
              </table:table-cell>
              <table:table-cell office:value-type="float" office:value="83.1">
                <text:p>83.1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397:Sheet1.C415" chart:data-source-has-labels="both" svg:x="0.407cm" svg:y="0.14cm" svg:width="11.593cm" svg:height="6.652cm">
          <chart:axis chart:dimension="x" chart:name="primary-x" chart:style-name="ch4">
            <chart:title svg:x="5.894cm" svg:y="6.339cm" chart:style-name="ch5">
              <text:p>Lernrate</text:p>
            </chart:title>
            <chart:categories table:cell-range-address="Sheet1.B398:Sheet1.B415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98:Sheet1.C415" chart:label-cell-address="Sheet1.C397:Sheet1.C397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97:Sheet1.C397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398:Sheet1.B415">0.01</text:p>
              </table:table-cell>
              <table:table-cell office:value-type="float" office:value="35.41">
                <text:p text:id="Sheet1.C398:Sheet1.C415">35.41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35.26">
                <text:p>35.26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35.83">
                <text:p>35.83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35.08">
                <text:p>35.08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35.86">
                <text:p>35.86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36.43">
                <text:p>36.43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35.73">
                <text:p>35.73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4.85">
                <text:p>34.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8.367cm" chart:class="chart:line" chart:style-name="ch1">
        <chart:legend chart:legend-position="end" svg:x="12.303cm" svg:y="3.875cm" chart:style-name="ch2"/>
        <chart:plot-area chart:style-name="ch3" table:cell-range-address="Sheet1.B423:Sheet1.C446 Sheet1.C419:Sheet1.C419" chart:data-source-has-labels="both" svg:x="0.407cm" svg:y="0.167cm" svg:width="11.593cm" svg:height="7.9cm">
          <chart:axis chart:dimension="x" chart:name="primary-x" chart:style-name="ch4">
            <chart:title svg:x="5.1cm" svg:y="7.641cm" chart:style-name="ch5">
              <text:p>tournament factor p</text:p>
            </chart:title>
            <chart:categories table:cell-range-address="Sheet1.B423:Sheet1.B446"/>
          </chart:axis>
          <chart:axis chart:dimension="y" chart:name="primary-y" chart:style-name="ch4">
            <chart:title svg:x="0.31cm" svg:y="4.836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3:Sheet1.C446" chart:label-cell-address="Sheet1.C419:Sheet1.C419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3:Sheet1.B446">0.99</text:p>
              </table:table-cell>
              <table:table-cell office:value-type="float" office:value="33.27">
                <text:p text:id="Sheet1.C423:Sheet1.C446"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2.303cm" svg:y="3.197cm" chart:style-name="ch2"/>
        <chart:plot-area chart:style-name="ch3" table:cell-range-address="Sheet1.B419:Sheet1.C446" chart:data-source-has-labels="both" svg:x="0.407cm" svg:y="0.14cm" svg:width="11.593cm" svg:height="6.652cm">
          <chart:axis chart:dimension="x" chart:name="primary-x" chart:style-name="ch4">
            <chart:title svg:x="5.1cm" svg:y="6.339cm" chart:style-name="ch5">
              <text:p>tournament factor p</text:p>
            </chart:title>
            <chart:categories table:cell-range-address="Sheet1.B420:Sheet1.B446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20:Sheet1.C446" chart:label-cell-address="Sheet1.C419:Sheet1.C419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19:Sheet1.C419">Qualität (SXCS)</text:p>
              </table:table-cell>
            </table:table-row>
          </table:table-header-rows>
          <table:table-rows>
            <table:table-row>
              <table:table-cell office:value-type="string">
                <text:p text:id="Sheet1.B420:Sheet1.B446">1.000</text:p>
              </table:table-cell>
              <table:table-cell office:value-type="float" office:value="33.23">
                <text:p text:id="Sheet1.C420:Sheet1.C446">33.23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33.04">
                <text:p>33.04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32.67">
                <text:p>32.6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32.93">
                <text:p>32.93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34.22">
                <text:p>34.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35.04">
                <text:p>35.04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35.12">
                <text:p>35.12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34.15">
                <text:p>34.15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34.87">
                <text:p>34.87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34.12">
                <text:p>34.1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33.89">
                <text:p>33.89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4.39">
                <text:p>34.3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1.71">
                <text:p>31.7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615cm" svg:y="3.012cm" chart:style-name="ch2"/>
        <chart:plot-area chart:style-name="ch3" table:cell-range-address="Sheet1.B451:Sheet1.C473" chart:data-source-has-labels="both" svg:x="0.407cm" svg:y="0.14cm" svg:width="10.905cm" svg:height="6.652cm">
          <chart:axis chart:dimension="x" chart:name="primary-x" chart:style-name="ch4">
            <chart:title svg:x="4.756cm" svg:y="6.339cm" chart:style-name="ch5">
              <text:p>tournament factor p</text:p>
            </chart:title>
            <chart:categories table:cell-range-address="Sheet1.B452:Sheet1.B473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52:Sheet1.C473" chart:label-cell-address="Sheet1.C451:Sheet1.C45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51:Sheet1.C451">Qualität (SXCS, 2000 Schritte)</text:p>
              </table:table-cell>
            </table:table-row>
          </table:table-header-rows>
          <table:table-rows>
            <table:table-row>
              <table:table-cell office:value-type="string">
                <text:p text:id="Sheet1.B452:Sheet1.B473">0.6</text:p>
              </table:table-cell>
              <table:table-cell office:value-type="float" office:value="18.08">
                <text:p text:id="Sheet1.C452:Sheet1.C473">18.08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20.22">
                <text:p>20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71">
                <text:p>13.7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456cm" svg:y="3.197cm" chart:style-name="ch2"/>
        <chart:plot-area chart:style-name="ch3" table:cell-range-address="Sheet1.B475:Sheet1.C511" chart:data-source-has-labels="both" svg:x="0.407cm" svg:y="0.14cm" svg:width="10.746cm" svg:height="6.652cm">
          <chart:axis chart:dimension="x" chart:name="primary-x" chart:style-name="ch4">
            <chart:title svg:x="5.113cm" svg:y="6.339cm" chart:style-name="ch5">
              <text:p>Lernrate beta</text:p>
            </chart:title>
            <chart:categories table:cell-range-address="Sheet1.B476:Sheet1.B511"/>
          </chart:axis>
          <chart:axis chart:dimension="y" chart:name="primary-y" chart:style-name="ch4">
            <chart:title svg:x="0.31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476:Sheet1.C511" chart:label-cell-address="Sheet1.C475:Sheet1.C475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75:Sheet1.C475">Qualität (SXCS Agent)</text:p>
              </table:table-cell>
            </table:table-row>
          </table:table-header-rows>
          <table:table-rows>
            <table:table-row>
              <table:table-cell office:value-type="string">
                <text:p text:id="Sheet1.B476:Sheet1.B511">0.00001</text:p>
              </table:table-cell>
              <table:table-cell office:value-type="float" office:value="18.08">
                <text:p text:id="Sheet1.C476:Sheet1.C511">18.08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string">
                <text:p>0.006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0.007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0.008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0.009</text:p>
              </table:table-cell>
              <table:table-cell office:value-type="float" office:value="19.81">
                <text:p>19.81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0.011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12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13</text:p>
              </table:table-cell>
              <table:table-cell office:value-type="float" office:value="19.99">
                <text:p>19.99</text:p>
              </table:table-cell>
            </table:table-row>
            <table:table-row>
              <table:table-cell office:value-type="string">
                <text:p>0.014</text:p>
              </table:table-cell>
              <table:table-cell office:value-type="float" office:value="20.29">
                <text:p>20.29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20.56">
                <text:p>20.56</text:p>
              </table:table-cell>
            </table:table-row>
            <table:table-row>
              <table:table-cell office:value-type="string">
                <text:p>0.016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0.017</text:p>
              </table:table-cell>
              <table:table-cell office:value-type="float" office:value="20.27">
                <text:p>20.27</text:p>
              </table:table-cell>
            </table:table-row>
            <table:table-row>
              <table:table-cell office:value-type="string">
                <text:p>0.018</text:p>
              </table:table-cell>
              <table:table-cell office:value-type="float" office:value="20.14">
                <text:p>20.14</text:p>
              </table:table-cell>
            </table:table-row>
            <table:table-row>
              <table:table-cell office:value-type="string">
                <text:p>0.019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9.83">
                <text:p>19.83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9.33">
                <text:p>19.3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35cm" svg:y="0.678cm" chart:style-name="ch2"/>
        <chart:plot-area chart:style-name="ch3" table:cell-range-address="Sheet1.B515:Sheet1.G523" chart:data-source-has-labels="both" svg:x="0.407cm" svg:y="0.14cm" svg:width="10.64cm" svg:height="6.652cm">
          <chart:axis chart:dimension="x" chart:name="primary-x" chart:style-name="ch4">
            <chart:title svg:x="5.02cm" svg:y="6.334cm" chart:style-name="ch5">
              <text:p>maxStackSize</text:p>
            </chart:title>
            <chart:categories table:cell-range-address="Sheet1.B516:Sheet1.B523"/>
          </chart:axis>
          <chart:axis chart:dimension="y" chart:name="primary-y" chart:style-name="ch4">
            <chart:title svg:x="0.305cm" svg:y="4.886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16:Sheet1.C523" chart:label-cell-address="Sheet1.C515:Sheet1.C515" chart:class="chart:line">
            <chart:data-point chart:repeated="8"/>
          </chart:series>
          <chart:series chart:style-name="ch9" chart:values-cell-range-address="Sheet1.D516:Sheet1.D523" chart:label-cell-address="Sheet1.D515:Sheet1.D515" chart:class="chart:line">
            <chart:data-point chart:repeated="8"/>
          </chart:series>
          <chart:series chart:style-name="ch10" chart:values-cell-range-address="Sheet1.E516:Sheet1.E523" chart:label-cell-address="Sheet1.E515:Sheet1.E515" chart:class="chart:line">
            <chart:data-point chart:repeated="8"/>
          </chart:series>
          <chart:series chart:style-name="ch11" chart:values-cell-range-address="Sheet1.F516:Sheet1.F523" chart:label-cell-address="Sheet1.F515:Sheet1.F515" chart:class="chart:line">
            <chart:data-point chart:repeated="8"/>
          </chart:series>
          <chart:series chart:style-name="ch12" chart:values-cell-range-address="Sheet1.G516:Sheet1.G523" chart:label-cell-address="Sheet1.G515:Sheet1.G515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15:Sheet1.C515">Säulenszenario 16x16, einfache Richtungsänderung</text:p>
              </table:table-cell>
              <table:table-cell office:value-type="string">
                <text:p text:id="Sheet1.D515:Sheet1.D515">Säulenszenario 32x32, einfache Richtungsänderung</text:p>
              </table:table-cell>
              <table:table-cell office:value-type="string">
                <text:p text:id="Sheet1.E515:Sheet1.E515">Schwieriges Szenario, ohne Richtungsänderung</text:p>
              </table:table-cell>
              <table:table-cell office:value-type="string">
                <text:p text:id="Sheet1.F515:Sheet1.F515">Säulenszenario, intelligentes Zielobjekt (Geschwindigkeit 1)</text:p>
              </table:table-cell>
              <table:table-cell office:value-type="string">
                <text:p text:id="Sheet1.G515:Sheet1.G515">Säulenszenario, intelligentes Zielobjekt</text:p>
              </table:table-cell>
            </table:table-row>
          </table:table-header-rows>
          <table:table-rows>
            <table:table-row>
              <table:table-cell office:value-type="string">
                <text:p text:id="Sheet1.B516:Sheet1.B523">8</text:p>
              </table:table-cell>
              <table:table-cell office:value-type="float" office:value="3.44">
                <text:p text:id="Sheet1.C516:Sheet1.C523">3.44</text:p>
              </table:table-cell>
              <table:table-cell office:value-type="float" office:value="1.66">
                <text:p text:id="Sheet1.D516:Sheet1.D523">1.66</text:p>
              </table:table-cell>
              <table:table-cell office:value-type="float" office:value="3.44">
                <text:p text:id="Sheet1.E516:Sheet1.E523">3.44</text:p>
              </table:table-cell>
              <table:table-cell office:value-type="float" office:value="10.24">
                <text:p text:id="Sheet1.F516:Sheet1.F523">10.24</text:p>
              </table:table-cell>
              <table:table-cell office:value-type="float" office:value="5.09">
                <text:p text:id="Sheet1.G516:Sheet1.G523">5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4">
                <text:p>3.94</text:p>
              </table:table-cell>
              <table:table-cell office:value-type="float" office:value="2.2">
                <text:p>2.2</text:p>
              </table:table-cell>
              <table:table-cell office:value-type="float" office:value="2.61">
                <text:p>2.61</text:p>
              </table:table-cell>
              <table:table-cell office:value-type="float" office:value="10.11">
                <text:p>10.1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">
                <text:p>4.03</text:p>
              </table:table-cell>
              <table:table-cell office:value-type="float" office:value="2.43">
                <text:p>2.43</text:p>
              </table:table-cell>
              <table:table-cell office:value-type="float" office:value="2.85">
                <text:p>2.85</text:p>
              </table:table-cell>
              <table:table-cell office:value-type="float" office:value="10.03">
                <text:p>10.0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4">
                <text:p>3.84</text:p>
              </table:table-cell>
              <table:table-cell office:value-type="float" office:value="3.01">
                <text:p>3.01</text:p>
              </table:table-cell>
              <table:table-cell office:value-type="float" office:value="3.1">
                <text:p>3.1</text:p>
              </table:table-cell>
              <table:table-cell office:value-type="float" office:value="9.27">
                <text:p>9.2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06">
                <text:p>4.06</text:p>
              </table:table-cell>
              <table:table-cell office:value-type="float" office:value="3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9.66">
                <text:p>9.66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69">
                <text:p>3.69</text:p>
              </table:table-cell>
              <table:table-cell office:value-type="float" office:value="2.79">
                <text:p>2.79</text:p>
              </table:table-cell>
              <table:table-cell office:value-type="float" office:value="1.41">
                <text:p>1.41</text:p>
              </table:table-cell>
              <table:table-cell office:value-type="float" office:value="9.59">
                <text:p>9.5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1">
                <text:p>3.71</text:p>
              </table:table-cell>
              <table:table-cell office:value-type="float" office:value="2.96">
                <text:p>2.96</text:p>
              </table:table-cell>
              <table:table-cell office:value-type="float" office:value="1.64">
                <text:p>1.64</text:p>
              </table:table-cell>
              <table:table-cell office:value-type="float" office:value="9">
                <text:p>9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3">
                <text:p>3.83</text:p>
              </table:table-cell>
              <table:table-cell office:value-type="float" office:value="2.78">
                <text:p>2.78</text:p>
              </table:table-cell>
              <table:table-cell office:value-type="float" office:value="-0.0100000000000016">
                <text:p>-0.0100000000000016</text:p>
              </table:table-cell>
              <table:table-cell office:value-type="float" office:value="9.69">
                <text:p>9.69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D552 Sheet1.C541:Sheet1.D552 Sheet1.G541:Sheet1.G552 Sheet1.B541:Sheet1.B541" chart:data-source-has-labels="both" svg:x="0.407cm" svg:y="0.14cm" svg:width="10.587cm" svg:height="6.652cm">
          <chart:axis chart:dimension="x" chart:name="primary-x" chart:style-name="ch4">
            <chart:title svg:x="4.597cm" svg:y="6.335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C542:Sheet1.C552" chart:label-cell-address="Sheet1.C541:Sheet1.C541" chart:class="chart:line">
            <chart:data-point chart:repeated="11"/>
          </chart:series>
          <chart:series chart:style-name="ch9" chart:values-cell-range-address="Sheet1.D542:Sheet1.D552" chart:label-cell-address="Sheet1.D541:Sheet1.D541" chart:class="chart:line">
            <chart:data-point chart:repeated="11"/>
          </chart:series>
          <chart:series chart:style-name="ch10" chart:values-cell-range-address="Sheet1.G542:Sheet1.G552" chart:label-cell-address="Sheet1.G541:Sheet1.G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41:Sheet1.C541">SXCS, andauernd exploit</text:p>
              </table:table-cell>
              <table:table-cell office:value-type="string">
                <text:p text:id="Sheet1.D541:Sheet1.D541">SXCS, abwechselnd explore/exploit</text:p>
              </table:table-cell>
              <table:table-cell office:value-type="string">
                <text:p text:id="Sheet1.G541:Sheet1.G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3.22">
                <text:p text:id="Sheet1.C542:Sheet1.C552">3.22</text:p>
              </table:table-cell>
              <table:table-cell office:value-type="float" office:value="5.84">
                <text:p text:id="Sheet1.D542:Sheet1.D552">5.84</text:p>
              </table:table-cell>
              <table:table-cell office:value-type="float" office:value="1.33">
                <text:p text:id="Sheet1.G542:Sheet1.G552">1.3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3">
                <text:p>3.3</text:p>
              </table:table-cell>
              <table:table-cell office:value-type="float" office:value="6.24">
                <text:p>6.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3.3">
                <text:p>3.3</text:p>
              </table:table-cell>
              <table:table-cell office:value-type="float" office:value="6.41">
                <text:p>6.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3.45">
                <text:p>3.45</text:p>
              </table:table-cell>
              <table:table-cell office:value-type="float" office:value="7.1">
                <text:p>7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3.84">
                <text:p>3.84</text:p>
              </table:table-cell>
              <table:table-cell office:value-type="float" office:value="7.29">
                <text:p>7.2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18">
                <text:p>4.18</text:p>
              </table:table-cell>
              <table:table-cell office:value-type="float" office:value="7.17">
                <text:p>7.17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28">
                <text:p>4.28</text:p>
              </table:table-cell>
              <table:table-cell office:value-type="float" office:value="7.06">
                <text:p>7.06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1">
                <text:p>4.1</text:p>
              </table:table-cell>
              <table:table-cell office:value-type="float" office:value="7.14">
                <text:p>7.1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3">
                <text:p>4.3</text:p>
              </table:table-cell>
              <table:table-cell office:value-type="float" office:value="6.24">
                <text:p>6.24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31">
                <text:p>3.31</text:p>
              </table:table-cell>
              <table:table-cell office:value-type="float" office:value="5.9">
                <text:p>5.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22">
                <text:p>2.22</text:p>
              </table:table-cell>
              <table:table-cell office:value-type="float" office:value="5.07">
                <text:p>5.0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27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B542:Sheet1.B552 Sheet1.E541:Sheet1.F552 Sheet1.H541:Sheet1.H552" chart:data-source-has-labels="both" svg:x="0.407cm" svg:y="0.14cm" svg:width="10.587cm" svg:height="6.652cm">
          <chart:axis chart:dimension="x" chart:name="primary-x" chart:style-name="ch4">
            <chart:title svg:x="4.597cm" svg:y="6.335cm" chart:style-name="ch5">
              <text:p>tournament factor p</text:p>
            </chart:title>
            <chart:categories table:cell-range-address="Sheet1.B542:Sheet1.B552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E542:Sheet1.E552" chart:label-cell-address="Sheet1.E541:Sheet1.E541" chart:class="chart:line">
            <chart:data-point chart:repeated="11"/>
          </chart:series>
          <chart:series chart:style-name="ch9" chart:values-cell-range-address="Sheet1.F542:Sheet1.F552" chart:label-cell-address="Sheet1.F541:Sheet1.F541" chart:class="chart:line">
            <chart:data-point chart:repeated="11"/>
          </chart:series>
          <chart:series chart:style-name="ch10" chart:values-cell-range-address="Sheet1.H542:Sheet1.H552" chart:label-cell-address="Sheet1.H541:Sheet1.H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541:Sheet1.E541">SXCS, andauernd exploit</text:p>
              </table:table-cell>
              <table:table-cell office:value-type="string">
                <text:p text:id="Sheet1.F541:Sheet1.F541">SXCS, abwechselnd explore/exploit</text:p>
              </table:table-cell>
              <table:table-cell office:value-type="string">
                <text:p text:id="Sheet1.H541:Sheet1.H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B542:Sheet1.B552">0.6</text:p>
              </table:table-cell>
              <table:table-cell office:value-type="float" office:value="2.03">
                <text:p text:id="Sheet1.E542:Sheet1.E552">2.03</text:p>
              </table:table-cell>
              <table:table-cell office:value-type="float" office:value="3.11">
                <text:p text:id="Sheet1.F542:Sheet1.F552">3.11</text:p>
              </table:table-cell>
              <table:table-cell office:value-type="float" office:value="0.579999999999998">
                <text:p text:id="Sheet1.H542:Sheet1.H552">0.579999999999998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0.969999999999999">
                <text:p>0.969999999999999</text:p>
              </table:table-cell>
              <table:table-cell office:value-type="float" office:value="3.47">
                <text:p>3.47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.21">
                <text:p>1.21</text:p>
              </table:table-cell>
              <table:table-cell office:value-type="float" office:value="3.64">
                <text:p>3.64</text:p>
              </table:table-cell>
              <table:table-cell office:value-type="float" office:value="0.629999999999999">
                <text:p>0.629999999999999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1.62">
                <text:p>1.62</text:p>
              </table:table-cell>
              <table:table-cell office:value-type="float" office:value="3.94">
                <text:p>3.94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.3">
                <text:p>1.3</text:p>
              </table:table-cell>
              <table:table-cell office:value-type="float" office:value="4.08">
                <text:p>4.08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.11">
                <text:p>1.11</text:p>
              </table:table-cell>
              <table:table-cell office:value-type="float" office:value="4.43">
                <text:p>4.4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1.34">
                <text:p>1.34</text:p>
              </table:table-cell>
              <table:table-cell office:value-type="float" office:value="4.45">
                <text:p>4.45</text:p>
              </table:table-cell>
              <table:table-cell office:value-type="float" office:value="0.899999999999999">
                <text:p>0.899999999999999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4.58">
                <text:p>4.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0.509999999999998">
                <text:p>0.509999999999998</text:p>
              </table:table-cell>
              <table:table-cell office:value-type="float" office:value="4.81">
                <text:p>4.81</text:p>
              </table:table-cell>
              <table:table-cell office:value-type="float" office:value="0.529999999999998">
                <text:p>0.52999999999999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4.57">
                <text:p>4.57</text:p>
              </table:table-cell>
              <table:table-cell office:value-type="float" office:value="0.319999999999997">
                <text:p>0.3199999999999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1.04">
                <text:p>-1.04</text:p>
              </table:table-cell>
              <table:table-cell office:value-type="float" office:value="3.94">
                <text:p>3.94</text:p>
              </table:table-cell>
              <table:table-cell office:value-type="float" office:value="-0.150000000000002">
                <text:p>-0.15000000000000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09cm" svg:y="2.215cm" chart:style-name="ch2"/>
        <chart:plot-area chart:style-name="ch3" table:cell-range-address="Sheet1.J542:Sheet1.L552 Sheet1.K541:Sheet1.L552 Sheet1.O541:Sheet1.O552 Sheet1.J541:Sheet1.J541" chart:data-source-has-labels="both" svg:x="0.407cm" svg:y="0.14cm" svg:width="10.799cm" svg:height="6.652cm">
          <chart:axis chart:dimension="x" chart:name="primary-x" chart:style-name="ch4">
            <chart:title svg:x="4.703cm" svg:y="6.335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K542:Sheet1.K552" chart:label-cell-address="Sheet1.K541:Sheet1.K541" chart:class="chart:line">
            <chart:data-point chart:repeated="11"/>
          </chart:series>
          <chart:series chart:style-name="ch9" chart:values-cell-range-address="Sheet1.L542:Sheet1.L552" chart:label-cell-address="Sheet1.L541:Sheet1.L541" chart:class="chart:line">
            <chart:data-point chart:repeated="11"/>
          </chart:series>
          <chart:series chart:style-name="ch10" chart:values-cell-range-address="Sheet1.O542:Sheet1.O552" chart:label-cell-address="Sheet1.O541:Sheet1.O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K541:Sheet1.K541">SXCS, andauernd exploit</text:p>
              </table:table-cell>
              <table:table-cell office:value-type="string">
                <text:p text:id="Sheet1.L541:Sheet1.L541">SXCS, abwechselnd explore/exploit</text:p>
              </table:table-cell>
              <table:table-cell office:value-type="string">
                <text:p text:id="Sheet1.O541:Sheet1.O541">XCS, 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7.13">
                <text:p text:id="Sheet1.K542:Sheet1.K552">7.13</text:p>
              </table:table-cell>
              <table:table-cell office:value-type="float" office:value="5.53">
                <text:p text:id="Sheet1.L542:Sheet1.L552">5.53</text:p>
              </table:table-cell>
              <table:table-cell office:value-type="float" office:value="4.94">
                <text:p text:id="Sheet1.O542:Sheet1.O552">4.9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8.43">
                <text:p>8.43</text:p>
              </table:table-cell>
              <table:table-cell office:value-type="float" office:value="6.21">
                <text:p>6.21</text:p>
              </table:table-cell>
              <table:table-cell office:value-type="float" office:value="5.74">
                <text:p>5.74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9.28">
                <text:p>9.28</text:p>
              </table:table-cell>
              <table:table-cell office:value-type="float" office:value="6.54">
                <text:p>6.5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9.27">
                <text:p>9.27</text:p>
              </table:table-cell>
              <table:table-cell office:value-type="float" office:value="7.47">
                <text:p>7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9.26">
                <text:p>9.26</text:p>
              </table:table-cell>
              <table:table-cell office:value-type="float" office:value="6.82">
                <text:p>6.8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.87">
                <text:p>9.87</text:p>
              </table:table-cell>
              <table:table-cell office:value-type="float" office:value="6.9">
                <text:p>6.9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9.53">
                <text:p>9.53</text:p>
              </table:table-cell>
              <table:table-cell office:value-type="float" office:value="7.75">
                <text:p>7.7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8.77">
                <text:p>8.77</text:p>
              </table:table-cell>
              <table:table-cell office:value-type="float" office:value="6.79">
                <text:p>6.79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7.69">
                <text:p>7.69</text:p>
              </table:table-cell>
              <table:table-cell office:value-type="float" office:value="6.05">
                <text:p>6.05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6.56">
                <text:p>6.56</text:p>
              </table:table-cell>
              <table:table-cell office:value-type="float" office:value="4.55">
                <text:p>4.55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94">
                <text:p>1.94</text:p>
              </table:table-cell>
              <table:table-cell office:value-type="float" office:value="1.12">
                <text:p>1.12</text:p>
              </table:table-cell>
              <table:table-cell office:value-type="float" office:value="3.18">
                <text:p>3.1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97cm" svg:y="2.4cm" chart:style-name="ch2"/>
        <chart:plot-area chart:style-name="ch3" table:cell-range-address="Sheet1.J542:Sheet1.J552 Sheet1.M541:Sheet1.N552 Sheet1.P541:Sheet1.P552" chart:data-source-has-labels="both" svg:x="0.407cm" svg:y="0.14cm" svg:width="10.587cm" svg:height="6.652cm">
          <chart:axis chart:dimension="x" chart:name="primary-x" chart:style-name="ch4">
            <chart:title svg:x="4.597cm" svg:y="6.335cm" chart:style-name="ch5">
              <text:p>tournament factor p</text:p>
            </chart:title>
            <chart:categories table:cell-range-address="Sheet1.J542:Sheet1.J552"/>
          </chart:axis>
          <chart:axis chart:dimension="y" chart:name="primary-y" chart:style-name="ch4">
            <chart:title svg:x="0.306cm" svg:y="4.885cm" chart:style-name="ch6">
              <text:p>Qualitätsdifferenz (in %)</text:p>
            </chart:title>
            <chart:grid chart:style-name="ch7" chart:class="major"/>
          </chart:axis>
          <chart:series chart:style-name="ch8" chart:values-cell-range-address="Sheet1.M542:Sheet1.M552" chart:label-cell-address="Sheet1.M541:Sheet1.M541" chart:class="chart:line">
            <chart:data-point chart:repeated="11"/>
          </chart:series>
          <chart:series chart:style-name="ch9" chart:values-cell-range-address="Sheet1.N542:Sheet1.N552" chart:label-cell-address="Sheet1.N541:Sheet1.N541" chart:class="chart:line">
            <chart:data-point chart:repeated="11"/>
          </chart:series>
          <chart:series chart:style-name="ch10" chart:values-cell-range-address="Sheet1.P542:Sheet1.P552" chart:label-cell-address="Sheet1.P541:Sheet1.P54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541:Sheet1.M541">SXCS, andauernd exploit</text:p>
              </table:table-cell>
              <table:table-cell office:value-type="string">
                <text:p text:id="Sheet1.N541:Sheet1.N541">SXCS, abwechselnd explore/exploit</text:p>
              </table:table-cell>
              <table:table-cell office:value-type="string">
                <text:p text:id="Sheet1.P541:Sheet1.P541">XCS, andauernd exploit</text:p>
              </table:table-cell>
            </table:table-row>
          </table:table-header-rows>
          <table:table-rows>
            <table:table-row>
              <table:table-cell office:value-type="string">
                <text:p text:id="Sheet1.J542:Sheet1.J552">0.6</text:p>
              </table:table-cell>
              <table:table-cell office:value-type="float" office:value="3.42">
                <text:p text:id="Sheet1.M542:Sheet1.M552">3.42</text:p>
              </table:table-cell>
              <table:table-cell office:value-type="float" office:value="2.53">
                <text:p text:id="Sheet1.N542:Sheet1.N552">2.53</text:p>
              </table:table-cell>
              <table:table-cell office:value-type="float" office:value="2.53">
                <text:p text:id="Sheet1.P542:Sheet1.P552">2.53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3.89">
                <text:p>3.89</text:p>
              </table:table-cell>
              <table:table-cell office:value-type="float" office:value="2.97">
                <text:p>2.9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4.04">
                <text:p>4.04</text:p>
              </table:table-cell>
              <table:table-cell office:value-type="float" office:value="3.16">
                <text:p>3.1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4.61">
                <text:p>4.61</text:p>
              </table:table-cell>
              <table:table-cell office:value-type="float" office:value="3.12">
                <text:p>3.12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5.01">
                <text:p>5.01</text:p>
              </table:table-cell>
              <table:table-cell office:value-type="float" office:value="3.41">
                <text:p>3.41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4.67">
                <text:p>4.67</text:p>
              </table:table-cell>
              <table:table-cell office:value-type="float" office:value="3.56">
                <text:p>3.5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4.68">
                <text:p>4.68</text:p>
              </table:table-cell>
              <table:table-cell office:value-type="float" office:value="3.08">
                <text:p>3.0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4.32">
                <text:p>4.32</text:p>
              </table:table-cell>
              <table:table-cell office:value-type="float" office:value="3.11">
                <text:p>3.11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4.6">
                <text:p>4.6</text:p>
              </table:table-cell>
              <table:table-cell office:value-type="float" office:value="3.12">
                <text:p>3.12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3.47">
                <text:p>3.47</text:p>
              </table:table-cell>
              <table:table-cell office:value-type="float" office:value="2.2">
                <text:p>2.2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07">
                <text:p>2.07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826cm" svg:y="3.012cm" chart:style-name="ch2"/>
        <chart:plot-area chart:style-name="ch3" table:cell-range-address="Sheet1.B603:Sheet1.B613 Sheet1.Z603:Sheet1.Z613" chart:data-source-has-labels="both" svg:x="0.407cm" svg:y="0.14cm" svg:width="11.116cm" svg:height="6.652cm">
          <chart:axis chart:dimension="x" chart:name="primary-x" chart:style-name="ch4">
            <chart:title svg:x="4.835cm" svg:y="6.334cm" chart:style-name="ch5">
              <text:p>Anzahl Experimente</text:p>
            </chart:title>
            <chart:categories table:cell-range-address="Sheet1.B604:Sheet1.B613"/>
          </chart:axis>
          <chart:axis chart:dimension="y" chart:name="primary-y" chart:style-name="ch4">
            <chart:title svg:x="0.305cm" svg:y="4.158cm" chart:style-name="ch6">
              <text:p>Varianz (in %)</text:p>
            </chart:title>
            <chart:grid chart:style-name="ch7" chart:class="major"/>
          </chart:axis>
          <chart:series chart:style-name="ch8" chart:values-cell-range-address="Sheet1.Z604:Sheet1.Z613" chart:label-cell-address="Sheet1.Z603:Sheet1.Z60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Z603:Sheet1.Z603">Sich zufällig bewegende Agenten</text:p>
              </table:table-cell>
            </table:table-row>
          </table:table-header-rows>
          <table:table-rows>
            <table:table-row>
              <table:table-cell office:value-type="string">
                <text:p text:id="Sheet1.B604:Sheet1.B613">1</text:p>
              </table:table-cell>
              <table:table-cell office:value-type="float" office:value="12.33184">
                <text:p text:id="Sheet1.Z604:Sheet1.Z613">12.331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0580999999999">
                <text:p>7.6058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8905">
                <text:p>1.4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6521">
                <text:p>3.26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6544">
                <text:p>5.46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381">
                <text:p>1.39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498">
                <text:p>2.1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5160000000002">
                <text:p>0.5251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69">
                <text:p>0.6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4090000000001">
                <text:p>0.76409000000000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53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49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49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5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25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91cm" svg:y="6.324cm" chart:style-name="ch5">
              <text:p>Anzahl Felder</text:p>
            </chart:title>
          </chart:axis>
          <chart:axis chart:dimension="y" chart:name="primary-y" chart:style-name="ch4">
            <chart:title svg:x="0.268cm" svg:y="4.359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